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automatic-styles>
    <style:style style:name="Table1" style:family="table">
      <style:table-properties style:width="6in" fo:margin-left="-0.075in" fo:margin-top="0in" fo:margin-bottom="0in" table:align="left" style:writing-mode="page"/>
    </style:style>
    <style:style style:name="Table1.A" style:family="table-column">
      <style:table-column-properties style:column-width="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margin-top="0in" fo:margin-bottom="0.139in" style:contextual-spacing="false" fo:line-height="115%" fo:text-align="start" style:justify-single-word="false" fo:orphans="2" fo:widows="2" style:writing-mode="lr-tb"/>
    </style:style>
    <style:style style:name="P2"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style:style>
    <style:style style:name="P3" style:family="paragraph" style:parent-style-name="Standard">
      <style:text-properties officeooo:paragraph-rsid="00160e0b"/>
    </style:style>
    <style:style style:name="P4" style:family="paragraph" style:parent-style-name="Standard">
      <style:paragraph-properties fo:margin-top="0in" fo:margin-bottom="0.139in" style:contextual-spacing="false" fo:line-height="115%" fo:text-align="start" style:justify-single-word="false" fo:orphans="2" fo:widows="2" style:writing-mode="lr-tb"/>
      <style:text-properties officeooo:rsid="00160e0b" officeooo:paragraph-rsid="00160e0b"/>
    </style:style>
    <style:style style:name="P5" style:family="paragraph" style:parent-style-name="Text_20_body">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officeooo:paragraph-rsid="00160e0b" fo:background-color="transparent"/>
    </style:style>
    <style:style style:name="P6" style:family="paragraph" style:parent-style-name="Text_20_body">
      <loext:graphic-properties draw:fill="none" draw:fill-color="#ffffff"/>
      <style:paragraph-properties fo:margin-left="0in" fo:margin-right="0in" fo:text-indent="0in" style:auto-text-indent="false" fo:background-color="transparent" style:writing-mode="lr-tb"/>
      <style:text-properties officeooo:paragraph-rsid="00160e0b" fo:background-color="transparent"/>
    </style:style>
    <style:style style:name="P7"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fo:background-color="transparent"/>
    </style:style>
    <style:style style:name="P8" style:family="paragraph" style:parent-style-name="Heading_20_2">
      <style:paragraph-properties fo:margin-left="0in" fo:margin-right="0in" fo:margin-top="0.139in" fo:margin-bottom="0.1965in" style:contextual-spacing="false"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Heading_20_3">
      <style:paragraph-properties fo:margin-top="0.139in" fo:margin-bottom="0.1965in" style:contextual-spacing="false"/>
    </style:style>
    <style:style style:name="P11" style:family="paragraph" style:parent-style-name="Heading_20_2">
      <style:paragraph-properties fo:margin-top="0.139in" fo:margin-bottom="0.1965in" style:contextual-spacing="false"/>
    </style:style>
    <style:style style:name="P12" style:family="paragraph" style:parent-style-name="Heading_20_4">
      <style:paragraph-properties fo:margin-top="0.139in" fo:margin-bottom="0.1965in" style:contextual-spacing="false"/>
    </style:style>
    <style:style style:name="P13" style:family="paragraph" style:parent-style-name="Contents_20_1">
      <style:paragraph-properties>
        <style:tab-stops>
          <style:tab-stop style:position="6in" style:type="right" style:leader-style="dotted" style:leader-text="."/>
        </style:tab-stops>
      </style:paragraph-properties>
    </style:style>
    <style:style style:name="P14" style:family="paragraph" style:parent-style-name="Contents_20_2">
      <style:paragraph-properties>
        <style:tab-stops>
          <style:tab-stop style:position="6in" style:type="right" style:leader-style="dotted" style:leader-text="."/>
        </style:tab-stops>
      </style:paragraph-properties>
    </style:style>
    <style:style style:name="P15" style:family="paragraph" style:parent-style-name="Contents_20_3">
      <style:paragraph-properties>
        <style:tab-stops>
          <style:tab-stop style:position="6in" style:type="right" style:leader-style="dotted" style:leader-text="."/>
        </style:tab-stops>
      </style:paragraph-properties>
    </style:style>
    <style:style style:name="P16" style:family="paragraph" style:parent-style-name="Contents_20_4">
      <style:paragraph-properties>
        <style:tab-stops>
          <style:tab-stop style:position="6in" style:type="right" style:leader-style="dotted" style:leader-text="."/>
        </style:tab-stops>
      </style:paragraph-properties>
    </style:style>
    <style:style style:name="P17" style:family="paragraph" style:parent-style-name="Heading_20_1">
      <style:text-properties officeooo:paragraph-rsid="001b459d"/>
    </style:style>
    <style:style style:name="P18" style:family="paragraph" style:parent-style-name="Heading_20_2">
      <style:text-properties officeooo:paragraph-rsid="001b459d"/>
    </style:style>
    <style:style style:name="P19" style:family="paragraph" style:parent-style-name="Heading_20_3">
      <style:text-properties officeooo:paragraph-rsid="001b459d"/>
    </style:style>
    <style:style style:name="P20" style:family="paragraph" style:parent-style-name="Horizontal_20_Line">
      <style:text-properties officeooo:paragraph-rsid="001b459d"/>
    </style:style>
    <style:style style:name="P21" style:family="paragraph" style:parent-style-name="Standard">
      <style:text-properties officeooo:paragraph-rsid="001b459d"/>
    </style:style>
    <style:style style:name="P22" style:family="paragraph" style:parent-style-name="Text_20_body">
      <style:text-properties officeooo:paragraph-rsid="001b459d"/>
    </style:style>
    <style:style style:name="P23" style:family="paragraph" style:parent-style-name="Text_20_body">
      <style:paragraph-properties fo:margin-left="0in" fo:margin-right="0in" fo:text-indent="0in" style:auto-text-indent="false"/>
      <style:text-properties officeooo:paragraph-rsid="001b459d"/>
    </style:style>
    <style:style style:name="P24" style:family="paragraph" style:parent-style-name="Heading_20_1">
      <style:paragraph-properties fo:margin-top="0.3335in" fo:margin-bottom="0.1965in" style:contextual-spacing="false"/>
    </style:style>
    <style:style style:name="P25" style:family="paragraph" style:parent-style-name="Heading_20_1">
      <style:paragraph-properties fo:margin-top="0.3335in" fo:margin-bottom="0in" style:contextual-spacing="false"/>
    </style:style>
    <style:style style:name="P26" style:family="paragraph" style:parent-style-name="Standard">
      <style:paragraph-properties fo:margin-top="0.3335in" fo:margin-bottom="0in" style:contextual-spacing="false"/>
    </style:style>
    <style:style style:name="P27" style:family="paragraph" style:parent-style-name="Heading_20_2">
      <style:paragraph-properties fo:margin-top="0.1945in" fo:margin-bottom="0.111in" style:contextual-spacing="false"/>
      <style:text-properties officeooo:paragraph-rsid="001f10c3"/>
    </style:style>
    <style:style style:name="P28" style:family="paragraph" style:parent-style-name="Standard">
      <style:paragraph-properties fo:margin-top="0.0417in" fo:margin-bottom="0.0417in" style:contextual-spacing="false"/>
      <style:text-properties officeooo:paragraph-rsid="001f10c3"/>
    </style:style>
    <style:style style:name="P29" style:family="paragraph" style:parent-style-name="Text_20_body">
      <style:text-properties officeooo:paragraph-rsid="001f10c3"/>
    </style:style>
    <style:style style:name="P30" style:family="paragraph" style:parent-style-name="Text_20_body">
      <style:paragraph-properties fo:margin-top="0.3335in" fo:margin-bottom="0in" style:contextual-spacing="false"/>
      <style:text-properties officeooo:paragraph-rsid="001f10c3"/>
    </style:style>
    <style:style style:name="P31" style:family="paragraph" style:parent-style-name="Title">
      <style:text-properties officeooo:paragraph-rsid="001f10c3"/>
    </style:style>
    <style:style style:name="P32" style:family="paragraph" style:parent-style-name="Standard">
      <style:paragraph-properties fo:margin-top="0.0555in" fo:margin-bottom="0.0835in" style:contextual-spacing="false" fo:line-height="0.1917in" fo:text-align="justify" style:justify-single-word="false" fo:text-indent="0.25in" style:auto-text-indent="false"/>
      <style:text-properties officeooo:paragraph-rsid="001f10c3"/>
    </style:style>
    <style:style style:name="P33" style:family="paragraph" style:parent-style-name="Standard">
      <style:paragraph-properties fo:margin-top="0.028in" fo:margin-bottom="0.028in" style:contextual-spacing="false" fo:line-height="0.1665in" fo:text-align="start" style:justify-single-word="false"/>
      <style:text-properties officeooo:paragraph-rsid="001f10c3"/>
    </style:style>
    <style:style style:name="P34" style:family="paragraph" style:parent-style-name="Text_20_body">
      <style:paragraph-properties fo:margin-top="0.028in" fo:margin-bottom="0.028in" style:contextual-spacing="false" fo:line-height="0.1665in" fo:text-align="start" style:justify-single-word="false"/>
      <style:text-properties officeooo:paragraph-rsid="001f10c3"/>
    </style:style>
    <style:style style:name="P35" style:family="paragraph" style:parent-style-name="Heading_20_2">
      <style:paragraph-properties fo:margin-top="0.1945in" fo:margin-bottom="0.111in" style:contextual-spacing="false"/>
      <style:text-properties style:font-name="Arial" fo:font-size="13pt" fo:font-weight="bold" officeooo:paragraph-rsid="001f10c3" style:font-name-asian="Arial1" style:font-size-asian="13pt" style:font-weight-asian="bold" style:font-name-complex="Arial1" style:font-size-complex="13pt" style:font-weight-complex="bold"/>
    </style:style>
    <style:style style:name="P36" style:family="paragraph" style:parent-style-name="Standard">
      <style:paragraph-properties fo:margin-top="0.0555in" fo:margin-bottom="0.0835in" style:contextual-spacing="false" fo:line-height="0.1917in" fo:text-align="justify" style:justify-single-word="false" fo:text-indent="0in" style:auto-text-indent="false"/>
      <style:text-properties style:font-name="Arial" fo:font-size="11pt" officeooo:paragraph-rsid="001f10c3" style:font-name-asian="Arial1" style:font-size-asian="11pt" style:font-name-complex="Arial1" style:font-size-complex="11pt"/>
    </style:style>
    <style:style style:name="P37" style:family="paragraph" style:parent-style-name="Standard">
      <style:paragraph-properties fo:margin-top="0.0555in" fo:margin-bottom="0.0835in" style:contextual-spacing="false" fo:line-height="0.1917in" fo:text-align="justify" style:justify-single-word="false" fo:text-indent="0.25in" style:auto-text-indent="false"/>
      <style:text-properties style:font-name="Arial" fo:font-size="11pt" officeooo:paragraph-rsid="001f10c3" style:font-name-asian="Arial1" style:font-size-asian="11pt" style:font-name-complex="Arial1" style:font-size-complex="11pt"/>
    </style:style>
    <style:style style:name="P38" style:family="paragraph" style:parent-style-name="Standard">
      <style:paragraph-properties fo:margin-top="0.3335in" fo:margin-bottom="0in" style:contextual-spacing="false"/>
      <style:text-properties officeooo:rsid="001f10c3" officeooo:paragraph-rsid="001f10c3"/>
    </style:style>
    <style:style style:name="P39" style:family="paragraph" style:parent-style-name="Text_20_body" style:list-style-name="L1">
      <style:paragraph-properties fo:margin-left="0in" fo:margin-right="0in" fo:text-indent="0in" style:auto-text-indent="false"/>
    </style:style>
    <style:style style:name="P40" style:family="paragraph" style:parent-style-name="Text_20_body" style:list-style-name="L2">
      <style:paragraph-properties fo:margin-left="0in" fo:margin-right="0in" fo:text-indent="0in" style:auto-text-indent="false"/>
    </style:style>
    <style:style style:name="P41" style:family="paragraph" style:parent-style-name="Text_20_body">
      <style:paragraph-properties fo:margin-top="0.3335in" fo:margin-bottom="0in" style:contextual-spacing="false"/>
      <style:text-properties officeooo:paragraph-rsid="001f10c3"/>
    </style:style>
    <style:style style:name="T1" style:family="text">
      <style:text-properties fo:background-color="transparent" loext:char-shading-value="0"/>
    </style:style>
    <style:style style:name="T2" style:family="text">
      <style:text-properties officeooo:rsid="00160e0b" fo:background-color="transparent" loext:char-shading-value="0"/>
    </style:style>
    <style:style style:name="T3" style:family="text">
      <style:text-properties officeooo:rsid="0008f6b4" fo:background-color="transparent" loext:char-shading-value="0"/>
    </style:style>
    <style:style style:name="T4" style:family="text">
      <style:text-properties officeooo:rsid="0026b348" fo:background-color="transparent" loext:char-shading-value="0"/>
    </style:style>
    <style:style style:name="T5" style:family="text">
      <style:text-properties fo:font-size="20pt" fo:font-weight="bold" style:font-size-asian="20pt" style:font-weight-asian="bold" style:font-size-complex="20pt" style:font-weight-complex="bold"/>
    </style:style>
    <style:style style:name="T6" style:family="text">
      <style:text-properties style:text-position="33% 80%"/>
    </style:style>
    <style:style style:name="T7" style:family="text">
      <style:text-properties officeooo:rsid="001b459d"/>
    </style:style>
    <style:style style:name="T8" style:family="text">
      <style:text-properties style:font-name="Arial" fo:font-size="16pt" fo:font-weight="bold" style:font-name-asian="Arial1" style:font-size-asian="16pt" style:font-weight-asian="bold" style:font-name-complex="Arial1" style:font-size-complex="16pt" style:font-weight-complex="bold"/>
    </style:style>
    <style:style style:name="T9" style:family="text">
      <style:text-properties style:font-name="Arial" fo:font-size="9pt" style:font-name-asian="Arial1" style:font-size-asian="9pt" style:font-name-complex="Arial1" style:font-size-complex="9pt"/>
    </style:style>
    <style:style style:name="T10" style:family="text">
      <style:text-properties style:font-name="Arial" fo:font-size="11pt" style:font-name-asian="Arial1" style:font-size-asian="11pt" style:font-name-complex="Arial1" style:font-size-complex="11pt"/>
    </style:style>
    <style:style style:name="T11" style:family="text">
      <style:text-properties style:font-name="Arial" fo:font-size="13pt" fo:font-weight="bold" style:font-name-asian="Arial1" style:font-size-asian="13pt" style:font-weight-asian="bold" style:font-name-complex="Arial1" style:font-size-complex="13pt" style:font-weight-complex="bold"/>
    </style:style>
    <style:style style:name="T12" style:family="text">
      <style:text-properties style:text-position="super 58%" style:font-name="Arial" fo:font-size="9pt" style:font-name-asian="Arial1" style:font-size-asian="9pt" style:font-name-complex="Arial1" style:font-size-complex="9pt"/>
    </style:style>
    <style:style style:name="T13" style:family="text">
      <style:text-properties fo:font-style="italic" fo:font-weight="normal" officeooo:rsid="0008f6b4" fo:background-color="transparent" loext:char-shading-value="0" style:font-style-asian="italic" style:font-weight-asian="normal" style:font-style-complex="italic" style:font-weight-complex="normal"/>
    </style:style>
    <style:style style:name="T14" style:family="text">
      <style:text-properties officeooo:rsid="001f10c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start text:name="__RefHeading___Toc2047_4095288541"/><text:span text:style-name="Strong_20_Emphasis">The </text:span><text:span text:style-name="Strong_20_Emphasis"><text:span text:style-name="T14">FREEDOM Framework – </text:span></text:span><text:bookmark-end text:name="__RefHeading___Toc2047_4095288541"/></text:p>
      <text:p text:style-name="P31"><text:span text:style-name="Strong_20_Emphasis"><text:span text:style-name="T14">The </text:span></text:span><text:span text:style-name="Strong_20_Emphasis">Seven Pillars</text:span></text:p>
      <text:p text:style-name="P30"><text:span text:style-name="Strong_20_Emphasis"><text:span text:style-name="T4"/></text:span></text:p>
      <text:p text:style-name="P30"><text:span text:style-name="Strong_20_Emphasis"><text:span text:style-name="T3">Author </text:span></text:span></text:p>
      <text:p text:style-name="P30"><text:span text:style-name="Strong_20_Emphasis"><text:span text:style-name="T13">“Who wrote it matters not, you see,<text:line-break/>The text itself holds authority.<text:line-break/>And if you doubt, inspect, refine,<text:line-break/>Together we can make it shine. “</text:span></text:span></text:p>
      <text:h text:style-name="P25" text:outline-level="1"/>
      <text:p text:style-name="P26"/>
      <text:p text:style-name="P26"/>
      <text:p text:style-name="P26"/>
      <text:p text:style-name="P26"/>
      <text:p text:style-name="P26"/>
      <text:p text:style-name="P26"/>
      <text:p text:style-name="P26"/>
      <text:p text:style-name="P26"/>
      <text:p text:style-name="P38"/>
      <text:p text:style-name="P38"/>
      <text:h text:style-name="P25" text:outline-level="1"><text:bookmark-start text:name="__RefHeading___Toc1914_3246451801"/><text:soft-page-break/>The Seven Pillars: <text:span text:style-name="T1">A Global Framework for Universal Basic Needs</text:span><text:bookmark-end text:name="__RefHeading___Toc1914_3246451801"/></text:h>
      <text:h text:style-name="P18" text:outline-level="2"><text:bookmark-start text:name="__RefHeading___Toc1916_3246451801"/>Abstract<text:bookmark-end text:name="__RefHeading___Toc1916_3246451801"/></text:h>
      <text:p text:style-name="P22"><text:line-break/>This paper proposes a comprehensive systems-oriented framework for embedding fundamental human rights into societal infrastructure, rendering them structurally enforceable and independent of discretionary policies or economic conditions. Drawing on political economy, demographic modeling, infrastructure theory, systems engineering, and historical sociology, the Seven Pillars of Mankind—Foundation, Resilience, Exchange, Equilibrium, Defence, Ownership, and Mobility—address universal needs through interconnected, universal guarantees. The framework eliminates mechanisms of denial common in market-mediated or contingent systems, ensuring automatic entitlement from birth. It examines socio-economic transformations, predictable resistance from established interests (finance, pharmaceuticals, real estate, energy), and long-term sustainability through land allocation and generational models. A gradual 18-year implementation pathway is presented to minimize disruption while building progressive stability. Environmental, ethical, and social implications are explored alongside safeguards against potential risks. By shifting from declarative rights to infrastructural guarantees, the framework outlines a practical pathway toward a society where dignity is the default condition, individual agency is enhanced, and coercion for basic needs is rendered unnecessary.</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p text:style-name="Standard"/>
      <text:p text:style-name="Standard"/>
      <text:p text:style-name="Standard"><text:soft-page-break/></text:p>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1914_3246451801" text:style-name="Index_20_Link" text:visited-style-name="Index_20_Link">The Seven Pillars of Mankind: A Global Framework for Universal Basic Needs<text:tab/>1</text:a></text:p>
          <text:p text:style-name="P14"><text:a xlink:type="simple" xlink:href="#__RefHeading___Toc1916_3246451801" text:style-name="Index_20_Link" text:visited-style-name="Index_20_Link">Abstract<text:tab/>1</text:a></text:p>
          <text:p text:style-name="P13"><text:a xlink:type="simple" xlink:href="#__RefHeading___Toc2113_3246451801" text:style-name="Index_20_Link" text:visited-style-name="Index_20_Link">Introduction: The Persistent Gap in Human Rights Implementation<text:tab/>9</text:a></text:p>
          <text:p text:style-name="P13"><text:a xlink:type="simple" xlink:href="#__RefHeading___Toc1920_3246451801" text:style-name="Index_20_Link" text:visited-style-name="Index_20_Link">2. The Seven Pillars Framework<text:tab/>10</text:a></text:p>
          <text:p text:style-name="P14"><text:a xlink:type="simple" xlink:href="#__RefHeading___Toc2115_3246451801" text:style-name="Index_20_Link" text:visited-style-name="Index_20_Link">Foundation<text:tab/>10</text:a></text:p>
          <text:p text:style-name="P14"><text:a xlink:type="simple" xlink:href="#__RefHeading___Toc2117_3246451801" text:style-name="Index_20_Link" text:visited-style-name="Index_20_Link">Resilience<text:tab/>10</text:a></text:p>
          <text:p text:style-name="P14"><text:a xlink:type="simple" xlink:href="#__RefHeading___Toc2119_3246451801" text:style-name="Index_20_Link" text:visited-style-name="Index_20_Link">Exchange<text:tab/>10</text:a></text:p>
          <text:p text:style-name="P14"><text:a xlink:type="simple" xlink:href="#__RefHeading___Toc2121_3246451801" text:style-name="Index_20_Link" text:visited-style-name="Index_20_Link">Equilibrium<text:tab/>10</text:a></text:p>
          <text:p text:style-name="P14"><text:a xlink:type="simple" xlink:href="#__RefHeading___Toc2123_3246451801" text:style-name="Index_20_Link" text:visited-style-name="Index_20_Link">Defense<text:tab/>10</text:a></text:p>
          <text:p text:style-name="P14"><text:a xlink:type="simple" xlink:href="#__RefHeading___Toc2125_3246451801" text:style-name="Index_20_Link" text:visited-style-name="Index_20_Link">Ownership<text:tab/>10</text:a></text:p>
          <text:p text:style-name="P14"><text:a xlink:type="simple" xlink:href="#__RefHeading___Toc2127_3246451801" text:style-name="Index_20_Link" text:visited-style-name="Index_20_Link">Mobility<text:tab/>10</text:a></text:p>
          <text:p text:style-name="P13"><text:a xlink:type="simple" xlink:href="#__RefHeading___Toc2129_3246451801" text:style-name="Index_20_Link" text:visited-style-name="Index_20_Link">2. The Seven Pillars: Interdependent Guarantees for Human Flourishing<text:tab/>11</text:a></text:p>
          <text:p text:style-name="P14"><text:a xlink:type="simple" xlink:href="#__RefHeading___Toc2131_3246451801" text:style-name="Index_20_Link" text:visited-style-name="Index_20_Link">2.1 Foundation: Secure Access to Life’s Essentials<text:tab/>11</text:a></text:p>
          <text:p text:style-name="P15"><text:a xlink:type="simple" xlink:href="#__RefHeading___Toc1922_3246451801" text:style-name="Index_20_Link" text:visited-style-name="Index_20_Link">2.1.1 Conceptual Design of Foundation Land<text:tab/>11</text:a></text:p>
          <text:p text:style-name="P15"><text:a xlink:type="simple" xlink:href="#__RefHeading___Toc1924_3246451801" text:style-name="Index_20_Link" text:visited-style-name="Index_20_Link">2.1.2 The Equivalent Land Area (ELA) System<text:tab/>12</text:a></text:p>
          <text:p text:style-name="P15"><text:a xlink:type="simple" xlink:href="#__RefHeading___Toc1926_3246451801" text:style-name="Index_20_Link" text:visited-style-name="Index_20_Link">2.1.3 Social Dynamics: Teaming, Transitions, and Global Variations<text:tab/>12</text:a></text:p>
          <text:p text:style-name="P15"><text:a xlink:type="simple" xlink:href="#__RefHeading___Toc1928_3246451801" text:style-name="Index_20_Link" text:visited-style-name="Index_20_Link">2.1.4 Structural Governmental Failures in Housing Provision<text:tab/>13</text:a></text:p>
          <text:p text:style-name="P15"><text:a xlink:type="simple" xlink:href="#__RefHeading___Toc1930_3246451801" text:style-name="Index_20_Link" text:visited-style-name="Index_20_Link">2.1.5 Preliminary Economic Assessment and Funding Pathways<text:tab/>13</text:a></text:p>
          <text:p text:style-name="P15"><text:a xlink:type="simple" xlink:href="#__RefHeading___Toc1932_3246451801" text:style-name="Index_20_Link" text:visited-style-name="Index_20_Link">2.1.6 Explicit Counterarguments and Risk Mitigation<text:tab/>14</text:a></text:p>
          <text:p text:style-name="P15"><text:a xlink:type="simple" xlink:href="#__RefHeading___Toc1934_3246451801" text:style-name="Index_20_Link" text:visited-style-name="Index_20_Link">2.1.7 Empirical Evidence and Analogous Case Studies<text:tab/>14</text:a></text:p>
          <text:p text:style-name="P15"><text:a xlink:type="simple" xlink:href="#__RefHeading___Toc1936_3246451801" text:style-name="Index_20_Link" text:visited-style-name="Index_20_Link">2.1.8 Global and Legal Implementation Details<text:tab/>14</text:a></text:p>
          <text:p text:style-name="P15"><text:a xlink:type="simple" xlink:href="#__RefHeading___Toc1938_3246451801" text:style-name="Index_20_Link" text:visited-style-name="Index_20_Link"><text:soft-page-break/>2.1.9 Sustainability and Long-Term Viability Assessments<text:tab/>15</text:a></text:p>
          <text:p text:style-name="P15"><text:a xlink:type="simple" xlink:href="#__RefHeading___Toc1940_3246451801" text:style-name="Index_20_Link" text:visited-style-name="Index_20_Link">2.1.10 Impacts on Real Estate Markets and Phasing Out Legacy Systems<text:tab/>15</text:a></text:p>
          <text:p text:style-name="P14"><text:a xlink:type="simple" xlink:href="#__RefHeading___Toc1942_3246451801" text:style-name="Index_20_Link" text:visited-style-name="Index_20_Link">Footnotes<text:tab/>15</text:a></text:p>
          <text:p text:style-name="P14"><text:a xlink:type="simple" xlink:href="#__RefHeading___Toc2133_3246451801" text:style-name="Index_20_Link" text:visited-style-name="Index_20_Link">2.2 Resilience: Continuity in the Face of Disruption<text:tab/>16</text:a></text:p>
          <text:p text:style-name="P14"><text:a xlink:type="simple" xlink:href="#__RefHeading___Toc1944_3246451801" text:style-name="Index_20_Link" text:visited-style-name="Index_20_Link">2.3 Exchange: Universal Platform for Connection and Collaboration<text:tab/>16</text:a></text:p>
          <text:p text:style-name="P15"><text:a xlink:type="simple" xlink:href="#__RefHeading___Toc2135_3246451801" text:style-name="Index_20_Link" text:visited-style-name="Index_20_Link">2.3.1 Conceptual Design and Core Features<text:tab/>17</text:a></text:p>
          <text:p text:style-name="P15"><text:a xlink:type="simple" xlink:href="#__RefHeading___Toc1946_3246451801" text:style-name="Index_20_Link" text:visited-style-name="Index_20_Link">2.3.2 Motivations: Addressing Platform Power and Censorship Risks<text:tab/>17</text:a></text:p>
          <text:p text:style-name="P15"><text:a xlink:type="simple" xlink:href="#__RefHeading___Toc1948_3246451801" text:style-name="Index_20_Link" text:visited-style-name="Index_20_Link">2.3.3 Financial Impacts on Telecom and Social Media Platforms<text:tab/>18</text:a></text:p>
          <text:p text:style-name="P15"><text:a xlink:type="simple" xlink:href="#__RefHeading___Toc2137_3246451801" text:style-name="Index_20_Link" text:visited-style-name="Index_20_Link">2.3.4 Bandwidth, Storage, Costs, and Timeline<text:tab/>19</text:a></text:p>
          <text:p text:style-name="P15"><text:a xlink:type="simple" xlink:href="#__RefHeading___Toc1950_3246451801" text:style-name="Index_20_Link" text:visited-style-name="Index_20_Link">2.3.5 Preliminary Economic Assessment and Funding Pathways<text:tab/>19</text:a></text:p>
          <text:p text:style-name="P15"><text:a xlink:type="simple" xlink:href="#__RefHeading___Toc1952_3246451801" text:style-name="Index_20_Link" text:visited-style-name="Index_20_Link">2.3.6 Explicit Counterarguments and Risk Mitigation<text:tab/>20</text:a></text:p>
          <text:p text:style-name="P15"><text:a xlink:type="simple" xlink:href="#__RefHeading___Toc1954_3246451801" text:style-name="Index_20_Link" text:visited-style-name="Index_20_Link">2.3.7 Empirical Evidence and Analogous Case Studies<text:tab/>21</text:a></text:p>
          <text:p text:style-name="P15"><text:a xlink:type="simple" xlink:href="#__RefHeading___Toc1956_3246451801" text:style-name="Index_20_Link" text:visited-style-name="Index_20_Link">2.3.8 Global and Legal Implementation Details<text:tab/>21</text:a></text:p>
          <text:p text:style-name="P15"><text:a xlink:type="simple" xlink:href="#__RefHeading___Toc1958_3246451801" text:style-name="Index_20_Link" text:visited-style-name="Index_20_Link">2.3.9 Sustainability and Long-Term Viability Assessments<text:tab/>22</text:a></text:p>
          <text:p text:style-name="P15"><text:a xlink:type="simple" xlink:href="#__RefHeading___Toc1960_3246451801" text:style-name="Index_20_Link" text:visited-style-name="Index_20_Link">2.3.10 Impacts on Legacy Systems and Phasing<text:tab/>22</text:a></text:p>
          <text:p text:style-name="P14"><text:a xlink:type="simple" xlink:href="#__RefHeading___Toc1962_3246451801" text:style-name="Index_20_Link" text:visited-style-name="Index_20_Link">Footnotes<text:tab/>23</text:a></text:p>
          <text:p text:style-name="P14"><text:a xlink:type="simple" xlink:href="#__RefHeading___Toc2139_3246451801" text:style-name="Index_20_Link" text:visited-style-name="Index_20_Link">2.4 Equilibrium: Comprehensive Health and Well-Being<text:tab/>25</text:a></text:p>
          <text:p text:style-name="P15"><text:a xlink:type="simple" xlink:href="#__RefHeading___Toc1964_3246451801" text:style-name="Index_20_Link" text:visited-style-name="Index_20_Link">2.4.1 Conceptual Design and Patent Compatibility<text:tab/>25</text:a></text:p>
          <text:p text:style-name="P15"><text:a xlink:type="simple" xlink:href="#__RefHeading___Toc1966_3246451801" text:style-name="Index_20_Link" text:visited-style-name="Index_20_Link">2.4.2 Motivations for Industry Non-Hostility<text:tab/>26</text:a></text:p>
          <text:p text:style-name="P15"><text:a xlink:type="simple" xlink:href="#__RefHeading___Toc1968_3246451801" text:style-name="Index_20_Link" text:visited-style-name="Index_20_Link">2.4.3 Public Spending, Bureaucracy Reduction, and AI Integration<text:tab/>26</text:a></text:p>
          <text:p text:style-name="P15"><text:a xlink:type="simple" xlink:href="#__RefHeading___Toc1970_3246451801" text:style-name="Index_20_Link" text:visited-style-name="Index_20_Link">2.4.4 Preliminary Economic Assessment and Funding Pathways<text:tab/>26</text:a></text:p>
          <text:p text:style-name="P15"><text:a xlink:type="simple" xlink:href="#__RefHeading___Toc1972_3246451801" text:style-name="Index_20_Link" text:visited-style-name="Index_20_Link">2.4.5 Explicit Counterarguments and Risk Mitigation<text:tab/>26</text:a></text:p>
          <text:p text:style-name="P15"><text:a xlink:type="simple" xlink:href="#__RefHeading___Toc1974_3246451801" text:style-name="Index_20_Link" text:visited-style-name="Index_20_Link">2.4.6 Empirical Evidence and Analogous Case Studies<text:tab/>26</text:a></text:p>
          <text:p text:style-name="P15"><text:a xlink:type="simple" xlink:href="#__RefHeading___Toc1976_3246451801" text:style-name="Index_20_Link" text:visited-style-name="Index_20_Link">2.4.7 Global and Legal Implementation Details<text:tab/>26</text:a></text:p>
          <text:p text:style-name="P15"><text:a xlink:type="simple" xlink:href="#__RefHeading___Toc1978_3246451801" text:style-name="Index_20_Link" text:visited-style-name="Index_20_Link">2.4.8 Sustainability and Long-Term Viability Assessments<text:tab/>26</text:a></text:p>
          <text:p text:style-name="P15"><text:a xlink:type="simple" xlink:href="#__RefHeading___Toc1980_3246451801" text:style-name="Index_20_Link" text:visited-style-name="Index_20_Link">2.4.9 Impacts on Pharma and Healthcare Systems<text:tab/>26</text:a></text:p>
          <text:p text:style-name="P14"><text:a xlink:type="simple" xlink:href="#__RefHeading___Toc1982_3246451801" text:style-name="Index_20_Link" text:visited-style-name="Index_20_Link">Footnotes<text:tab/>26</text:a></text:p>
          <text:p text:style-name="P13"><text:a xlink:type="simple" xlink:href="#__RefHeading___Toc4236_3662947916" text:style-name="Index_20_Link" text:visited-style-name="Index_20_Link">Chapter 2.5: Defence: Protection from Harm and Injustice<text:tab/>26</text:a></text:p>
          <text:p text:style-name="P14"><text:a xlink:type="simple" xlink:href="#__RefHeading___Toc4238_3662947916" text:style-name="Index_20_Link" text:visited-style-name="Index_20_Link">Introduction<text:tab/>26</text:a></text:p>
          <text:p text:style-name="P14"><text:a xlink:type="simple" xlink:href="#__RefHeading___Toc4240_3662947916" text:style-name="Index_20_Link" text:visited-style-name="Index_20_Link"><text:soft-page-break/>2.5.1 The Individual Right to Self-Protection and Autonomy<text:tab/>27</text:a></text:p>
          <text:p text:style-name="P15"><text:a xlink:type="simple" xlink:href="#__RefHeading___Toc4242_3662947916" text:style-name="Index_20_Link" text:visited-style-name="Index_20_Link">2.5.1.1 Reconceptualizing Self-Defence in Democratic Societies<text:tab/>27</text:a></text:p>
          <text:p text:style-name="P15"><text:a xlink:type="simple" xlink:href="#__RefHeading___Toc4244_3662947916" text:style-name="Index_20_Link" text:visited-style-name="Index_20_Link">2.5.1.2 Case Studies: Vulnerability and Targeted Violence<text:tab/>27</text:a></text:p>
          <text:p text:style-name="P15"><text:a xlink:type="simple" xlink:href="#__RefHeading___Toc4246_3662947916" text:style-name="Index_20_Link" text:visited-style-name="Index_20_Link">2.5.1.3 Balancing Individual Rights with Collective Safety<text:tab/>28</text:a></text:p>
          <text:p text:style-name="P14"><text:a xlink:type="simple" xlink:href="#__RefHeading___Toc4248_3662947916" text:style-name="Index_20_Link" text:visited-style-name="Index_20_Link">2.5.2 Governmental Violence as the Primary Contemporary Threat<text:tab/>28</text:a></text:p>
          <text:p text:style-name="P15"><text:a xlink:type="simple" xlink:href="#__RefHeading___Toc4250_3662947916" text:style-name="Index_20_Link" text:visited-style-name="Index_20_Link">2.5.2.1 Reframing Threat Hierarchies<text:tab/>28</text:a></text:p>
          <text:p text:style-name="P15"><text:a xlink:type="simple" xlink:href="#__RefHeading___Toc4252_3662947916" text:style-name="Index_20_Link" text:visited-style-name="Index_20_Link">2.5.2.2 Conscription Inequality and Class-Based Warfare<text:tab/>28</text:a></text:p>
          <text:p text:style-name="P15"><text:a xlink:type="simple" xlink:href="#__RefHeading___Toc4254_3662947916" text:style-name="Index_20_Link" text:visited-style-name="Index_20_Link">2.5.2.3 The Collapse of Conflict Narratives<text:tab/>29</text:a></text:p>
          <text:p text:style-name="P14"><text:a xlink:type="simple" xlink:href="#__RefHeading___Toc4256_3662947916" text:style-name="Index_20_Link" text:visited-style-name="Index_20_Link">2.5.3 Prohibition of Mass Casualty Weapons Production<text:tab/>29</text:a></text:p>
          <text:p text:style-name="P15"><text:a xlink:type="simple" xlink:href="#__RefHeading___Toc4258_3662947916" text:style-name="Index_20_Link" text:visited-style-name="Index_20_Link">2.5.3.1 The Moral Imperative for Production Abolition<text:tab/>29</text:a></text:p>
          <text:p text:style-name="P15"><text:a xlink:type="simple" xlink:href="#__RefHeading___Toc4260_3662947916" text:style-name="Index_20_Link" text:visited-style-name="Index_20_Link">2.5.3.2 Personal Accountability and Criminal Liability<text:tab/>30</text:a></text:p>
          <text:p text:style-name="P15"><text:a xlink:type="simple" xlink:href="#__RefHeading___Toc4262_3662947916" text:style-name="Index_20_Link" text:visited-style-name="Index_20_Link">2.5.3.3 Feasibility of Global Production Disruption<text:tab/>30</text:a></text:p>
          <text:p text:style-name="P15"><text:a xlink:type="simple" xlink:href="#__RefHeading___Toc4264_3662947916" text:style-name="Index_20_Link" text:visited-style-name="Index_20_Link">2.5.3.4 Enforcement Mechanisms and International Cooperation<text:tab/>31</text:a></text:p>
          <text:p text:style-name="P14"><text:a xlink:type="simple" xlink:href="#__RefHeading___Toc4266_3662947916" text:style-name="Index_20_Link" text:visited-style-name="Index_20_Link">2.5.4 The Comprehensive Costs of Warfare<text:tab/>31</text:a></text:p>
          <text:p text:style-name="P15"><text:a xlink:type="simple" xlink:href="#__RefHeading___Toc4268_3662947916" text:style-name="Index_20_Link" text:visited-style-name="Index_20_Link">2.5.4.1 Environmental Devastation<text:tab/>31</text:a></text:p>
          <text:p text:style-name="P15"><text:a xlink:type="simple" xlink:href="#__RefHeading___Toc4270_3662947916" text:style-name="Index_20_Link" text:visited-style-name="Index_20_Link">2.5.4.2 Wildlife and Biodiversity Impacts<text:tab/>32</text:a></text:p>
          <text:p text:style-name="P15"><text:a xlink:type="simple" xlink:href="#__RefHeading___Toc4272_3662947916" text:style-name="Index_20_Link" text:visited-style-name="Index_20_Link">2.5.4.3 Economic Opportunity Costs<text:tab/>32</text:a></text:p>
          <text:p text:style-name="P15"><text:a xlink:type="simple" xlink:href="#__RefHeading___Toc4274_3662947916" text:style-name="Index_20_Link" text:visited-style-name="Index_20_Link">2.5.4.4 Human Development Impacts<text:tab/>32</text:a></text:p>
          <text:p text:style-name="P14"><text:a xlink:type="simple" xlink:href="#__RefHeading___Toc4276_3662947916" text:style-name="Index_20_Link" text:visited-style-name="Index_20_Link">2.5.5 War as Instrument of Economic and Political Manipulation<text:tab/>33</text:a></text:p>
          <text:p text:style-name="P15"><text:a xlink:type="simple" xlink:href="#__RefHeading___Toc4278_3662947916" text:style-name="Index_20_Link" text:visited-style-name="Index_20_Link">2.5.5.1 Resource Extraction and Economic Warfare<text:tab/>33</text:a></text:p>
          <text:p text:style-name="P15"><text:a xlink:type="simple" xlink:href="#__RefHeading___Toc4280_3662947916" text:style-name="Index_20_Link" text:visited-style-name="Index_20_Link">2.5.5.2 Political Distraction and Domestic Agenda Management<text:tab/>33</text:a></text:p>
          <text:p text:style-name="P15"><text:a xlink:type="simple" xlink:href="#__RefHeading___Toc4282_3662947916" text:style-name="Index_20_Link" text:visited-style-name="Index_20_Link">2.5.5.3 The Manufacturing of Conflict Pretexts<text:tab/>33</text:a></text:p>
          <text:p text:style-name="P14"><text:a xlink:type="simple" xlink:href="#__RefHeading___Toc4284_3662947916" text:style-name="Index_20_Link" text:visited-style-name="Index_20_Link">2.5.6 Alternative Security Paradigms<text:tab/>34</text:a></text:p>
          <text:p text:style-name="P15"><text:a xlink:type="simple" xlink:href="#__RefHeading___Toc4286_3662947916" text:style-name="Index_20_Link" text:visited-style-name="Index_20_Link">2.5.6.1 The Crisis of Contemporary Policing<text:tab/>34</text:a></text:p>
          <text:p text:style-name="P16"><text:a xlink:type="simple" xlink:href="#__RefHeading___Toc4288_3662947916" text:style-name="Index_20_Link" text:visited-style-name="Index_20_Link">Resource Misallocation and Response Failures<text:tab/>34</text:a></text:p>
          <text:p text:style-name="P16"><text:a xlink:type="simple" xlink:href="#__RefHeading___Toc4290_3662947916" text:style-name="Index_20_Link" text:visited-style-name="Index_20_Link">Systemic Bias and Discriminatory Enforcement<text:tab/>34</text:a></text:p>
          <text:p text:style-name="P16"><text:a xlink:type="simple" xlink:href="#__RefHeading___Toc4292_3662947916" text:style-name="Index_20_Link" text:visited-style-name="Index_20_Link">Procedural Rigidity and Bureaucratic Dysfunction<text:tab/>35</text:a></text:p>
          <text:p text:style-name="P16"><text:a xlink:type="simple" xlink:href="#__RefHeading___Toc4294_3662947916" text:style-name="Index_20_Link" text:visited-style-name="Index_20_Link">The Training-Reality Gap<text:tab/>35</text:a></text:p>
          <text:p text:style-name="P16"><text:a xlink:type="simple" xlink:href="#__RefHeading___Toc4296_3662947916" text:style-name="Index_20_Link" text:visited-style-name="Index_20_Link">Technology as Solution Substitute<text:tab/>36</text:a></text:p>
          <text:p text:style-name="P15"><text:a xlink:type="simple" xlink:href="#__RefHeading___Toc4298_3662947916" text:style-name="Index_20_Link" text:visited-style-name="Index_20_Link"><text:soft-page-break/>2.5.6.2 Community-Oriented Security Models<text:tab/>36</text:a></text:p>
          <text:p text:style-name="P16"><text:a xlink:type="simple" xlink:href="#__RefHeading___Toc4300_3662947916" text:style-name="Index_20_Link" text:visited-style-name="Index_20_Link">Foundational Principles of Community Security<text:tab/>37</text:a></text:p>
          <text:p text:style-name="P16"><text:a xlink:type="simple" xlink:href="#__RefHeading___Toc4302_3662947916" text:style-name="Index_20_Link" text:visited-style-name="Index_20_Link">Problem-Solving Orientation<text:tab/>37</text:a></text:p>
          <text:p text:style-name="P16"><text:a xlink:type="simple" xlink:href="#__RefHeading___Toc4304_3662947916" text:style-name="Index_20_Link" text:visited-style-name="Index_20_Link">Integration with Social Services<text:tab/>38</text:a></text:p>
          <text:p text:style-name="P16"><text:a xlink:type="simple" xlink:href="#__RefHeading___Toc4306_3662947916" text:style-name="Index_20_Link" text:visited-style-name="Index_20_Link">Evidence Base and Outcomes<text:tab/>38</text:a></text:p>
          <text:p text:style-name="P15"><text:a xlink:type="simple" xlink:href="#__RefHeading___Toc4308_3662947916" text:style-name="Index_20_Link" text:visited-style-name="Index_20_Link">2.5.6.3 Restorative Justice Frameworks<text:tab/>39</text:a></text:p>
          <text:p text:style-name="P16"><text:a xlink:type="simple" xlink:href="#__RefHeading___Toc4310_3662947916" text:style-name="Index_20_Link" text:visited-style-name="Index_20_Link">Principles and Processes<text:tab/>39</text:a></text:p>
          <text:p text:style-name="P16"><text:a xlink:type="simple" xlink:href="#__RefHeading___Toc4312_3662947916" text:style-name="Index_20_Link" text:visited-style-name="Index_20_Link">Application Across Offense Types<text:tab/>39</text:a></text:p>
          <text:p text:style-name="P16"><text:a xlink:type="simple" xlink:href="#__RefHeading___Toc4314_3662947916" text:style-name="Index_20_Link" text:visited-style-name="Index_20_Link">Outcomes and Effectiveness<text:tab/>40</text:a></text:p>
          <text:p text:style-name="P16"><text:a xlink:type="simple" xlink:href="#__RefHeading___Toc4316_3662947916" text:style-name="Index_20_Link" text:visited-style-name="Index_20_Link">Implementation Challenges and Requirements<text:tab/>40</text:a></text:p>
          <text:p text:style-name="P15"><text:a xlink:type="simple" xlink:href="#__RefHeading___Toc4318_3662947916" text:style-name="Index_20_Link" text:visited-style-name="Index_20_Link">2.5.6.4 Conflict Prevention and Early Intervention<text:tab/>41</text:a></text:p>
          <text:p text:style-name="P16"><text:a xlink:type="simple" xlink:href="#__RefHeading___Toc4320_3662947916" text:style-name="Index_20_Link" text:visited-style-name="Index_20_Link">Economic Development and Resource Security<text:tab/>41</text:a></text:p>
          <text:p text:style-name="P16"><text:a xlink:type="simple" xlink:href="#__RefHeading___Toc4322_3662947916" text:style-name="Index_20_Link" text:visited-style-name="Index_20_Link">Political Inclusion and Conflict Resolution<text:tab/>41</text:a></text:p>
          <text:p text:style-name="P16"><text:a xlink:type="simple" xlink:href="#__RefHeading___Toc4324_3662947916" text:style-name="Index_20_Link" text:visited-style-name="Index_20_Link">Mental Health and Substance Treatment Access<text:tab/>42</text:a></text:p>
          <text:p text:style-name="P16"><text:a xlink:type="simple" xlink:href="#__RefHeading___Toc4326_3662947916" text:style-name="Index_20_Link" text:visited-style-name="Index_20_Link">Community Cohesion and Social Capital<text:tab/>42</text:a></text:p>
          <text:p text:style-name="P16"><text:a xlink:type="simple" xlink:href="#__RefHeading___Toc4328_3662947916" text:style-name="Index_20_Link" text:visited-style-name="Index_20_Link">Cost-Effectiveness and Resource Allocation<text:tab/>43</text:a></text:p>
          <text:p text:style-name="P15"><text:a xlink:type="simple" xlink:href="#__RefHeading___Toc4330_3662947916" text:style-name="Index_20_Link" text:visited-style-name="Index_20_Link">2.5.6.5 Transparency and Democratic Accountability<text:tab/>43</text:a></text:p>
          <text:p text:style-name="P14"><text:a xlink:type="simple" xlink:href="#__RefHeading___Toc4332_3662947916" text:style-name="Index_20_Link" text:visited-style-name="Index_20_Link">2.5.7 Systemic Inequality and Security<text:tab/>44</text:a></text:p>
          <text:p text:style-name="P15"><text:a xlink:type="simple" xlink:href="#__RefHeading___Toc4334_3662947916" text:style-name="Index_20_Link" text:visited-style-name="Index_20_Link">2.5.7.1 Resource Concentration as Security Threat<text:tab/>44</text:a></text:p>
          <text:p text:style-name="P15"><text:a xlink:type="simple" xlink:href="#__RefHeading___Toc4336_3662947916" text:style-name="Index_20_Link" text:visited-style-name="Index_20_Link">2.5.7.2 Security Privatization and Inequality Reproduction<text:tab/>44</text:a></text:p>
          <text:p text:style-name="P14"><text:a xlink:type="simple" xlink:href="#__RefHeading___Toc4338_3662947916" text:style-name="Index_20_Link" text:visited-style-name="Index_20_Link">2.5.8 Implementation Challenges and Transitions<text:tab/>44</text:a></text:p>
          <text:p text:style-name="P15"><text:a xlink:type="simple" xlink:href="#__RefHeading___Toc4340_3662947916" text:style-name="Index_20_Link" text:visited-style-name="Index_20_Link">2.5.8.1 Existing Institutional Resistance<text:tab/>44</text:a></text:p>
          <text:p text:style-name="P15"><text:a xlink:type="simple" xlink:href="#__RefHeading___Toc4342_3662947916" text:style-name="Index_20_Link" text:visited-style-name="Index_20_Link">2.5.8.2 Phased Implementation Strategies<text:tab/>45</text:a></text:p>
          <text:p text:style-name="P15"><text:a xlink:type="simple" xlink:href="#__RefHeading___Toc4344_3662947916" text:style-name="Index_20_Link" text:visited-style-name="Index_20_Link">2.5.8.3 International Coordination Requirements<text:tab/>45</text:a></text:p>
          <text:p text:style-name="P14"><text:a xlink:type="simple" xlink:href="#__RefHeading___Toc4346_3662947916" text:style-name="Index_20_Link" text:visited-style-name="Index_20_Link">Conclusion<text:tab/>45</text:a></text:p>
          <text:p text:style-name="P14"><text:a xlink:type="simple" xlink:href="#__RefHeading___Toc4348_3662947916" text:style-name="Index_20_Link" text:visited-style-name="Index_20_Link">Footnotes<text:tab/>46</text:a></text:p>
          <text:p text:style-name="P14"><text:a xlink:type="simple" xlink:href="#__RefHeading___Toc2070_3246451801" text:style-name="Index_20_Link" text:visited-style-name="Index_20_Link">2.6 Ownership: Personal Autonomy and Lifelong Learning<text:tab/>51</text:a></text:p>
          <text:p text:style-name="P13"><text:a xlink:type="simple" xlink:href="#__RefHeading___Toc2072_3246451801" text:style-name="Index_20_Link" text:visited-style-name="Index_20_Link">2.6.1 Conceptual Design and Core Features<text:tab/>51</text:a></text:p>
          <text:p text:style-name="P13"><text:a xlink:type="simple" xlink:href="#__RefHeading___Toc2074_3246451801" text:style-name="Index_20_Link" text:visited-style-name="Index_20_Link">2.6.2 Motivations: Addressing Educational Inequality and Systemic Dysfunction<text:tab/>53</text:a></text:p>
          <text:p text:style-name="P13"><text:a xlink:type="simple" xlink:href="#__RefHeading___Toc2076_3246451801" text:style-name="Index_20_Link" text:visited-style-name="Index_20_Link"><text:soft-page-break/>2.6.3 AI Scholars: Technical Feasibility and Pedagogical Design<text:tab/>54</text:a></text:p>
          <text:p text:style-name="P13"><text:a xlink:type="simple" xlink:href="#__RefHeading___Toc2078_3246451801" text:style-name="Index_20_Link" text:visited-style-name="Index_20_Link">2.6.4 Curriculum Design: Workforce Alignment and Practical Application<text:tab/>55</text:a></text:p>
          <text:p text:style-name="P13"><text:a xlink:type="simple" xlink:href="#__RefHeading___Toc2080_3246451801" text:style-name="Index_20_Link" text:visited-style-name="Index_20_Link">2.6.5 Transition from Parallel Systems: Economic and Political Dynamics<text:tab/>57</text:a></text:p>
          <text:p text:style-name="P13"><text:a xlink:type="simple" xlink:href="#__RefHeading___Toc2082_3246451801" text:style-name="Index_20_Link" text:visited-style-name="Index_20_Link">2.6.6 Governance and Protection from Political Capture<text:tab/>59</text:a></text:p>
          <text:p text:style-name="P13"><text:a xlink:type="simple" xlink:href="#__RefHeading___Toc2084_3246451801" text:style-name="Index_20_Link" text:visited-style-name="Index_20_Link">2.6.7 Funding Mechanisms and Economic Sustainability<text:tab/>60</text:a></text:p>
          <text:p text:style-name="P13"><text:a xlink:type="simple" xlink:href="#__RefHeading___Toc2086_3246451801" text:style-name="Index_20_Link" text:visited-style-name="Index_20_Link">2.6.8 Empirical Evidence and International Precedents<text:tab/>62</text:a></text:p>
          <text:p text:style-name="P13"><text:a xlink:type="simple" xlink:href="#__RefHeading___Toc2088_3246451801" text:style-name="Index_20_Link" text:visited-style-name="Index_20_Link">2.6.9 Open-Source Knowledge and Cultural Preservation<text:tab/>64</text:a></text:p>
          <text:p text:style-name="P15"><text:a xlink:type="simple" xlink:href="#__RefHeading___Toc2090_3246451801" text:style-name="Index_20_Link" text:visited-style-name="Index_20_Link">Footnotes<text:tab/>64</text:a></text:p>
          <text:p text:style-name="P14"><text:a xlink:type="simple" xlink:href="#__RefHeading___Toc4350_3662947916" text:style-name="Index_20_Link" text:visited-style-name="Index_20_Link">2.7.1 Conceptual Design and Core Infrastructure<text:tab/>67</text:a></text:p>
          <text:p text:style-name="P14"><text:a xlink:type="simple" xlink:href="#__RefHeading___Toc4352_3662947916" text:style-name="Index_20_Link" text:visited-style-name="Index_20_Link">2.7.2 Motivations: The Structural Failures of Current Mobility Systems<text:tab/>68</text:a></text:p>
          <text:p text:style-name="P14"><text:a xlink:type="simple" xlink:href="#__RefHeading___Toc4354_3662947916" text:style-name="Index_20_Link" text:visited-style-name="Index_20_Link">2.7.3 Historical Patterns of Resistance to Structural Reform<text:tab/>69</text:a></text:p>
          <text:p text:style-name="P14"><text:a xlink:type="simple" xlink:href="#__RefHeading___Toc4356_3662947916" text:style-name="Index_20_Link" text:visited-style-name="Index_20_Link">2.7.4 The Universal Social Page: Privacy Architecture in Detail<text:tab/>71</text:a></text:p>
          <text:p text:style-name="P14"><text:a xlink:type="simple" xlink:href="#__RefHeading___Toc4358_3662947916" text:style-name="Index_20_Link" text:visited-style-name="Index_20_Link">2.7.5 Preliminary Economic Assessment and Funding Pathways<text:tab/>72</text:a></text:p>
          <text:p text:style-name="P14"><text:a xlink:type="simple" xlink:href="#__RefHeading___Toc4360_3662947916" text:style-name="Index_20_Link" text:visited-style-name="Index_20_Link">2.7.6 Explicit Counterarguments and Risk Mitigation<text:tab/>73</text:a></text:p>
          <text:p text:style-name="P14"><text:a xlink:type="simple" xlink:href="#__RefHeading___Toc4362_3662947916" text:style-name="Index_20_Link" text:visited-style-name="Index_20_Link">2.7.7 Empirical Evidence and Analogous Case Studies<text:tab/>74</text:a></text:p>
          <text:p text:style-name="P14"><text:a xlink:type="simple" xlink:href="#__RefHeading___Toc4364_3662947916" text:style-name="Index_20_Link" text:visited-style-name="Index_20_Link">2.7.8 Global and Legal Implementation Details<text:tab/>75</text:a></text:p>
          <text:p text:style-name="P14"><text:a xlink:type="simple" xlink:href="#__RefHeading___Toc4366_3662947916" text:style-name="Index_20_Link" text:visited-style-name="Index_20_Link">2.7.9 Sustainability and Long-Term Viability Assessments<text:tab/>76</text:a></text:p>
          <text:p text:style-name="P14"><text:a xlink:type="simple" xlink:href="#__RefHeading___Toc4368_3662947916" text:style-name="Index_20_Link" text:visited-style-name="Index_20_Link">2.7.10 Mobility's Interdependence with Other Pillars<text:tab/>77</text:a></text:p>
          <text:p text:style-name="P14"><text:a xlink:type="simple" xlink:href="#__RefHeading___Toc4370_3662947916" text:style-name="Index_20_Link" text:visited-style-name="Index_20_Link">2.7.11 Phasing Out Legacy Systems and Transition Dynamics<text:tab/>79</text:a></text:p>
          <text:p text:style-name="P14"><text:a xlink:type="simple" xlink:href="#__RefHeading___Toc4372_3662947916" text:style-name="Index_20_Link" text:visited-style-name="Index_20_Link">Footnotes<text:tab/>80</text:a></text:p>
        </text:index-body>
      </text:table-of-content>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2113_3246451801"/><text:soft-page-break/>Introduction: The Persistent Gap in Human Rights Implementation<text:bookmark-end text:name="__RefHeading___Toc2113_3246451801"/></text:h>
      <text:p text:style-name="P21"/>
      <text:p text:style-name="P21">Most rights frameworks fail due to optional enforcement mechanisms. This paper argues that rights become effective only when implemented through universal, free, and auditable systems that structurally prevent denial.</text:p>
      <text:p text:style-name="P22">Across diverse societies and historical periods, declarations of human rights have achieved broad moral consensus yet consistently fallen short in practical enforcement. Access to essentials—food, water, shelter, healthcare, security, mobility, and personal autonomy—remains conditional on economic participation, institutional approval, or geographic circumstance. This creates an implicit coercion: survival depends on compliance with systems that can withhold provision.</text:p>
      <text:p text:style-name="P22">The core insight of this framework is straightforward: a right that can be denied is not a right, but a service subject to gatekeepers. To resolve this contradiction, rights must be embedded directly into infrastructure—universal, automatic, and auditable systems that make denial structurally impossible rather than merely discouraged. Such infrastructure replaces periodic policy debates with enduring, self-sustaining mechanisms.</text:p>
      <text:p text:style-name="P22">This approach draws on systems thinking, viewing society as an interdependent network where feedback between needs and provisions can either reinforce instability or promote lasting equilibrium. Demographic projections provide scalability evidence, while historical transitions offer lessons on managing change. The analysis anticipates objections, examines trade-offs, and proposes safeguards to ensure feasibility and public acceptance.</text:p>
      <text:h text:style-name="Heading_20_2" text:outline-level="2"/>
      <text:h text:style-name="Heading_20_2" text:outline-level="2"/>
      <text:h text:style-name="Heading_20_2" text:outline-level="2"/>
      <text:h text:style-name="Heading_20_2" text:outline-level="2"/>
      <text:h text:style-name="Heading_20_2" text:outline-level="2"/>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920_3246451801"/><text:soft-page-break/>2. The Seven Pillars Framework<text:bookmark-end text:name="__RefHeading___Toc1920_3246451801"/></text:h>
      <text:p text:style-name="P3"><text:span text:style-name="Emphasis"><text:span text:style-name="T1"/></text:span></text:p>
      <text:p text:style-name="P3"><text:span text:style-name="Emphasis"><text:span text:style-name="T1">FREEDOM – The seven foundational human necessities</text:span></text:span></text:p>
      <table:table table:name="Table1" table:style-name="Table1">
        <table:table-column table:style-name="Table1.A" table:number-columns-repeated="2"/>
        <table:table-row table:style-name="Table1.1">
          <table:table-cell table:style-name="Table1.A1" office:value-type="string">
            <text:p text:style-name="P1">Pillar</text:p>
          </table:table-cell>
          <table:table-cell table:style-name="Table1.A1" office:value-type="string">
            <text:p text:style-name="P1">System Guarantee</text:p>
          </table:table-cell>
        </table:table-row>
        <table:table-row table:style-name="Table1.1">
          <table:table-cell table:style-name="Table1.A1" office:value-type="string">
            <text:h text:style-name="Heading_20_2" text:outline-level="2"><text:bookmark-start text:name="__RefHeading___Toc2115_3246451801"/><text:span text:style-name="T5">F</text:span>oundation<text:bookmark-end text:name="__RefHeading___Toc2115_3246451801"/></text:h>
          </table:table-cell>
          <table:table-cell table:style-name="Table1.A1" office:value-type="string">
            <text:p text:style-name="P7">Food, water, shelter, energy – the essential base for life. Inviolable lifetime land allocation</text:p>
          </table:table-cell>
        </table:table-row>
        <table:table-row table:style-name="Table1.1">
          <table:table-cell table:style-name="Table1.A1" office:value-type="string">
            <text:h text:style-name="Heading_20_2" text:outline-level="2"><text:bookmark-start text:name="__RefHeading___Toc2117_3246451801"/><text:span text:style-name="T5">R</text:span>esilience<text:bookmark-end text:name="__RefHeading___Toc2117_3246451801"/></text:h>
          </table:table-cell>
          <table:table-cell table:style-name="Table1.A1" office:value-type="string">
            <text:p text:style-name="P5">Human continuity and disaster recovery – protection against earthquakes, global warming, and existential threats.</text:p>
          </table:table-cell>
        </table:table-row>
        <table:table-row table:style-name="Table1.1">
          <table:table-cell table:style-name="Table1.A1" office:value-type="string">
            <text:h text:style-name="Heading_20_2" text:outline-level="2"><text:bookmark-start text:name="__RefHeading___Toc2119_3246451801"/><text:span text:style-name="T5">E</text:span>xchange<text:bookmark-end text:name="__RefHeading___Toc2119_3246451801"/></text:h>
          </table:table-cell>
          <table:table-cell table:style-name="Table1.A1" office:value-type="string">
            <text:p text:style-name="P2"><text:span text:style-name="T1">The human-exchange layer: universal platform for connection, expression, advertising, trade, collaboration, communication, and </text:span><text:span text:style-name="T2">exchange of valuables</text:span><text:span text:style-name="T1">. Free internet, personal data ownership freedom of movement</text:span></text:p>
          </table:table-cell>
        </table:table-row>
        <table:table-row table:style-name="Table1.1">
          <table:table-cell table:style-name="Table1.A1" office:value-type="string">
            <text:h text:style-name="Heading_20_2" text:outline-level="2"><text:bookmark-start text:name="__RefHeading___Toc2121_3246451801"/><text:span text:style-name="T5">E</text:span>quilibrium<text:bookmark-end text:name="__RefHeading___Toc2121_3246451801"/></text:h>
          </table:table-cell>
          <table:table-cell table:style-name="Table1.A1" office:value-type="string">
            <text:p text:style-name="P2">Free universal healthcare and pharmaceuticals, <text:span text:style-name="T1">Physical and mental care, sanitation – balanced well-being of body and mind.</text:span></text:p>
          </table:table-cell>
        </table:table-row>
        <table:table-row table:style-name="Table1.1">
          <table:table-cell table:style-name="Table1.A1" office:value-type="string">
            <text:h text:style-name="Heading_20_2" text:outline-level="2"><text:bookmark-start text:name="__RefHeading___Toc2123_3246451801"/><text:span text:style-name="T5">D</text:span>efen<text:span text:style-name="T7">s</text:span>e<text:bookmark-end text:name="__RefHeading___Toc2123_3246451801"/></text:h>
          </table:table-cell>
          <table:table-cell table:style-name="Table1.A1" office:value-type="string">
            <text:p text:style-name="P4">Right to defend or be defended. Right to fair trial, <text:span text:style-name="T1">Safety, rule of law, stability –inequality, unfair treatment protection from harm and chaos.</text:span></text:p>
          </table:table-cell>
        </table:table-row>
        <table:table-row table:style-name="Table1.1">
          <table:table-cell table:style-name="Table1.A1" office:value-type="string">
            <text:h text:style-name="Heading_20_2" text:outline-level="2"><text:bookmark-start text:name="__RefHeading___Toc2125_3246451801"/><text:span text:style-name="T5">O</text:span>wnership<text:bookmark-end text:name="__RefHeading___Toc2125_3246451801"/></text:h>
          </table:table-cell>
          <table:table-cell table:style-name="Table1.A1" office:value-type="string">
            <text:p text:style-name="P5">Autonomy, knowledge, meaningful choice – personal control over one’s life and decisions.</text:p>
          </table:table-cell>
        </table:table-row>
        <table:table-row table:style-name="Table1.1">
          <table:table-cell table:style-name="Table1.A1" office:value-type="string">
            <text:h text:style-name="Heading_20_2" text:outline-level="2"><text:bookmark-start text:name="__RefHeading___Toc2127_3246451801"/><text:span text:style-name="T5">M</text:span>obility<text:bookmark-end text:name="__RefHeading___Toc2127_3246451801"/></text:h>
          </table:table-cell>
          <table:table-cell table:style-name="Table1.A1" office:value-type="string">
            <text:p text:style-name="P6">Freedom of movement and privacy – the right to travel and exist without forced identification when no crime or threat is present.</text:p>
          </table:table-cell>
        </table:table-row>
      </table:table>
      <text:p text:style-name="P3"/>
      <text:p text:style-name="Text_20_body"/>
      <text:p text:style-name="Text_20_body"/>
      <text:p text:style-name="Text_20_body"/>
      <text:h text:style-name="Heading_20_1" text:outline-level="1"><text:soft-page-break/></text:h>
      <text:h text:style-name="Heading_20_1" text:outline-level="1"><text:bookmark-start text:name="__RefHeading___Toc2129_3246451801"/><text:span text:style-name="T7">2. </text:span>The Seven Pillars: Interdependent Guarantees for Human Flourishing<text:bookmark-end text:name="__RefHeading___Toc2129_3246451801"/></text:h>
      <text:p text:style-name="P22"><text:line-break/>The seven pillars form a cohesive system (FREEDOM), each delivered through dedicated, universal infrastructure designed for redundancy and public oversight.</text:p>
      <text:h text:style-name="Heading_20_2" text:outline-level="2"><text:bookmark-start text:name="__RefHeading___Toc2131_3246451801"/>2.1 Foundation: Secure Access to Life’s Essentials<text:bookmark-end text:name="__RefHeading___Toc2131_3246451801"/></text:h>
      <text:p text:style-name="Text_20_body">The Foundation pillar guarantees lifelong access to adequate food, clean water, shelter, and energy as inviolable entitlements. Central to this is a lifetime land allocation system, where every individual receives a non-transferable, non-inheritable plot—termed "Foundation Land"—sufficient for self-sustenance and reclaimed upon death. This allocation, drawn from global land reserves excluding protected ecosystems, is reclaimed dynamically to ensure equitable redistribution without accumulation or speculation.</text:p>
      <text:h text:style-name="Heading_20_3" text:outline-level="3"><text:bookmark-start text:name="__RefHeading___Toc1922_3246451801"/>2.1.1 Conceptual Design of Foundation Land<text:bookmark-end text:name="__RefHeading___Toc1922_3246451801"/></text:h>
      <text:p text:style-name="P9">The baseline allocation of approximately 2,000 m² is calibrated to produce enough resources for one person's basic needs, incorporating sustainable agriculture, water harvesting, and energy generation.<text:bookmark text:name="user-content-fnref-1"/><text:a xlink:type="simple" xlink:href="#user-content-fn-1" text:style-name="Internet_20_link" text:visited-style-name="Visited_20_Internet_20_Link"><text:span text:style-name="T6">1</text:span></text:a> Water sources are managed pragmatically: in areas of abundance, individuals may have dedicated wells or catchment systems, while in scarcity-prone regions, centralized infrastructure serves groups of inhabitants (e.g., shared aquifers or desalination hubs for 100 to 1,000 people, depending on local hydrology and population density).<text:bookmark text:name="user-content-fnref-2"/><text:a xlink:type="simple" xlink:href="#user-content-fn-2" text:style-name="Internet_20_link" text:visited-style-name="Visited_20_Internet_20_Link"><text:span text:style-name="T6">2</text:span></text:a> This ensures reliability without overburdening fragile ecosystems, with public oversight preventing monopolization or inefficiency.</text:p>
      <text:p text:style-name="P9">In real-world implementation, each 2,000 m² (or ELA-adjusted) Foundation Land parcel includes essential infrastructure: solar energy systems for power, a basic dwelling equipped with heating, shower, and toilet facilities, and water sourced from on-site wells or shared networks. Waste management emphasizes circularity, with systems designed to reuse outputs in the garden—composting toilets and graywater recycling to nourish crops, minimizing environmental footprint.<text:bookmark text:name="user-content-fnref-3"/><text:a xlink:type="simple" xlink:href="#user-content-fn-3" text:style-name="Internet_20_link" text:visited-style-name="Visited_20_Internet_20_Link"><text:span text:style-name="T6">3</text:span></text:a> Initially modest, these dwellings are projected to evolve into more luxurious setups within two generations, as communal resources and technological advancements accumulate. Yet, this does not consign individuals to a life of obligatory homesteading; the expectation is that over 80% of maintenance and production can be automated, leveraging emerging technologies to handle tasks from planting to harvesting.<text:bookmark text:name="user-content-fnref-4"/><text:a xlink:type="simple" xlink:href="#user-content-fn-4" text:style-name="Internet_20_link" text:visited-style-name="Visited_20_Internet_20_Link"><text:span text:style-name="T6">4</text:span></text:a></text:p>
      <text:p text:style-name="Text_20_body">Considering the 18-year phase-in timeline, the first cohort of adults born under the system would reach independence around 2044, aligning with anticipated technological maturation. By then, sophisticated autonomous systems—far beyond current capabilities—could monitor for pests, drought, or nutrient imbalances in real time, employing precision interventions like targeted irrigation or selective trimming of individual leaves. Harvesting might involve fleets of drones that collect produce, with surpluses directed to peer-to-peer sharing networks if not consumed within optimal freshness windows. These developments will unfold in tandem with technological progress, ensuring that even absent owners experience minimal disruption; basic upkeep, such as weed control or soil aeration, would continue automatically.</text:p>
      <text:p text:style-name="Text_20_body"><text:soft-page-break/>Communal drones, shared across neighboring allocations, could patrol and service multiple plots—trimming grass, applying natural fertilizers, or scouting for issues—reducing individual burdens and enhancing efficiency. This automation liberates people to travel extensively, engaging with diverse cultures and collaborating on global projects, secure in the knowledge that their Foundation Land remains productive. Food overproduction, inherent in well-managed ELA systems, would be redistributed through decentralized networks, allowing travelers to partake in hosts' bounty while knowing their own yields sustain others elsewhere. Managed properly—with safeguards against mass migrations to single locales, such as capacity limits on reserves—this prevents scarcity or hoarding, fostering a global ethos of abundance and reciprocity.</text:p>
      <text:h text:style-name="Heading_20_3" text:outline-level="3"><text:bookmark-start text:name="__RefHeading___Toc1924_3246451801"/>2.1.2 The Equivalent Land Area (ELA) System<text:bookmark-end text:name="__RefHeading___Toc1924_3246451801"/></text:h>
      <text:p text:style-name="P9">To account for global variances in productivity, the system employs an Equivalent Land Area (ELA) model, which adjusts allocations based on environmental factors such as soil fertility, climate, water availability, and sunlight hours. For instance, in arid or less fertile regions like parts of Ethiopia, an individual might receive up to 20,000 m² to achieve the same productive equivalence as a 2,000 m² plot in a temperate, water-rich zone. ELA calculations draw on geospatial data, agronomic modeling, and climate projections to normalize outputs—ensuring that every allocation yields comparable sustenance potential, regardless of location.<text:bookmark text:name="user-content-fnref-5"/><text:a xlink:type="simple" xlink:href="#user-content-fn-5" text:style-name="Internet_20_link" text:visited-style-name="Visited_20_Internet_20_Link"><text:span text:style-name="T6">5</text:span></text:a> This approach promotes fairness by recognizing that land is not uniform; it integrates tools like satellite imagery and soil surveys to dynamically assess and assign parcels, with periodic reviews to adapt to changing conditions such as desertification or reforestation. Globally, ELA fosters a balanced distribution, preventing over-concentration in high-productivity areas and encouraging stewardship in marginal ones, all while maintaining the non-accumulable principle to avoid intergenerational inequities.</text:p>
      <text:h text:style-name="Heading_20_3" text:outline-level="3"><text:bookmark-start text:name="__RefHeading___Toc1926_3246451801"/>2.1.3 Social Dynamics: Teaming, Transitions, and Global Variations<text:bookmark-end text:name="__RefHeading___Toc1926_3246451801"/></text:h>
      <text:p text:style-name="P9">The framework also accommodates human social dynamics through flexible teaming mechanisms. Individuals can voluntarily combine their Foundation Land allocations—for marriage, friendships, or collaborative ventures—creating larger, shared units that enhance efficiency and community bonds.<text:bookmark text:name="user-content-fnref-6"/><text:a xlink:type="simple" xlink:href="#user-content-fn-6" text:style-name="Internet_20_link" text:visited-style-name="Visited_20_Internet_20_Link"><text:span text:style-name="T6">6</text:span></text:a> Upon the death of a participant, their portion reverts to the system for reallocation, but provisions allow for gradual transitions, such as when children assume responsibility for a parent's land in exchange for their own initial allocation. This trade can occur progressively, enabling adult children to care for aging parents by integrating parcels over time, perhaps starting with partial management while the parent retains primary residency. The process is dynamic and voluntary, facilitated by public registries to ensure transparency and prevent coercion. Since all land operates under ELA equivalence, such mergers or transfers do not confer undue advantages; a combined plot in a challenging environment might equate to a smaller one in a fertile area, preserving overall equity. This flexibility mirrors natural human relationships, allowing families or groups to evolve their living arrangements without rigid inheritance structures that historically perpetuate inequality.</text:p>
      <text:p text:style-name="P9">Inevitably, global differences in land quality will persist: some allocations may boast panoramic mountain views, others proximity to serene lakes or oceans, while yet others might include natural features like caves or forests. These variations reflect the planet's diverse geography and are not eliminable without impractical homogenization. However, the framework mitigates potential envy or disparity through integration with the Resilience pillar's reserve housing infrastructure. These pre-designated zones—maintained for disaster continuity but available in peacetime—serve as temporary <text:soft-page-break/>accommodations for travelers, allowing individuals to experience different environments without permanent relocation.<text:bookmark text:name="user-content-fnref-7"/><text:a xlink:type="simple" xlink:href="#user-content-fn-7" text:style-name="Internet_20_link" text:visited-style-name="Visited_20_Internet_20_Link"><text:span text:style-name="T6">7</text:span></text:a> Stays in these reserves come with an expectation of reciprocal maintenance labor, such as basic upkeep or community contributions, fostering a culture of shared responsibility. This not only enables exploration and cultural exchange but also builds global interconnectedness, as people rotate through varied landscapes, contributing to local resilience while benefiting from hospitality.</text:p>
      <text:p text:style-name="Text_20_body">Furthermore, with universal security in basic needs, societal patterns are expected to shift toward greater mobility and collaboration. Freed from survival pressures, individuals will likely visit one another more frequently, both locally and globally, using guesthouses, campsites, or shared facilities tied to Foundation Land networks. This could manifest in temporary work projects—such as communal reforestation efforts or cultural festivals—where participants stay on host allocations or reserves, performing light duties to offset their presence. Such interactions promote cross-cultural understanding and innovation, turning the planet into a web of voluntary exchanges rather than isolated enclaves. Over time, this dynamic could reduce regional parochialism, as exposure to diverse surroundings becomes commonplace, all while the ELA system ensures no one is disadvantaged by their origin point.</text:p>
      <text:h text:style-name="Heading_20_3" text:outline-level="3"><text:bookmark-start text:name="__RefHeading___Toc1928_3246451801"/>2.1.4 Structural Governmental Failures in Housing Provision<text:bookmark-end text:name="__RefHeading___Toc1928_3246451801"/></text:h>
      <text:p text:style-name="P9">Governments worldwide have structurally failed to provide adequate housing, leading to chronic scarcity that undermines social stability and human dignity. In advanced economies like the Netherlands, social housing waiting lists average over 7 years nationally, extending to 11 years in Utrecht and up to 15–20 years in high-demand areas such as Amsterdam and the Randstad region.<text:bookmark text:name="user-content-fnref-8"/><text:a xlink:type="simple" xlink:href="#user-content-fn-8" text:style-name="Internet_20_link" text:visited-style-name="Visited_20_Internet_20_Link"><text:span text:style-name="T6">8</text:span></text:a> This systemic incapacity—rooted in inadequate investment, regulatory bottlenecks, and market-driven priorities—has left millions in precarious living conditions, exacerbating inequality and eroding trust in institutions. Globally, similar failures manifest in soaring rents and homelessness, with vulnerable populations bearing the brunt.</text:p>
      <text:p text:style-name="P9">These shortcomings have fueled social unrest, as housing crises increasingly spark protests and potential revolts. Recent examples include massive demonstrations in Spain in 2025, where hundreds of thousands rallied against unaffordable rents and overtourism-driven evictions, demanding systemic reforms.<text:bookmark text:name="user-content-fnref-9"/><text:a xlink:type="simple" xlink:href="#user-content-fn-9" text:style-name="Internet_20_link" text:visited-style-name="Visited_20_Internet_20_Link"><text:span text:style-name="T6">9</text:span></text:a> In Mexico City, gentrification protests highlight backlash against rising costs displacing locals. Broader trends link economic hardships, including housing, to Gen Z-led movements challenging corruption and inequality, as seen in global waves of discontent. Amnesty International notes that rising living costs, including housing, have driven protests worldwide, risking escalation into larger revolts if unaddressed.<text:bookmark text:name="user-content-fnref-10"/><text:a xlink:type="simple" xlink:href="#user-content-fn-10" text:style-name="Internet_20_link" text:visited-style-name="Visited_20_Internet_20_Link"><text:span text:style-name="T6">10</text:span></text:a></text:p>
      <text:p text:style-name="Text_20_body">In this context, the Foundation pillar emerges as a necessity—a birthright for future generations to avert deepening crises. By guaranteeing self-sufficient land, it circumvents governmental inadequacies, shifting from reactive welfare to proactive infrastructure. This not only fulfills basic needs but serves as a bulwark against revolt, channeling public energies toward cooperation rather than conflict, as equitable provisioning historically stabilizes societies.</text:p>
      <text:h text:style-name="Heading_20_3" text:outline-level="3"><text:bookmark-start text:name="__RefHeading___Toc1930_3246451801"/>2.1.5 Preliminary Economic Assessment and Funding Pathways<text:bookmark-end text:name="__RefHeading___Toc1930_3246451801"/></text:h>
      <text:p text:style-name="Text_20_body">Available aggregate data on current public expenditures strongly suggest that the Foundation pillar is financially viable through redirection of existing resources, though detailed implementation would require country-specific modeling by subject-matter experts (SMEs) and independent fiscal analyses.</text:p>
      <text:p text:style-name="P9"><text:soft-page-break/>Social protection and housing-related spending already constitutes a substantial portion of national budgets: in the European Union, social protection expenditure reached approximately 19.2% of GDP in recent years, with housing components forming a meaningful share.<text:bookmark text:name="user-content-fnref-11"/><text:a xlink:type="simple" xlink:href="#user-content-fn-11" text:style-name="Internet_20_link" text:visited-style-name="Visited_20_Internet_20_Link"><text:span text:style-name="T6">11</text:span></text:a> In the United States, federal housing assistance and broader means-tested programs (including significant housing elements) exceed hundreds of billions annually, while OECD nations average around 20% of GDP on social spending overall.<text:bookmark text:name="user-content-fnref-12"/><text:a xlink:type="simple" xlink:href="#user-content-fn-12" text:style-name="Internet_20_link" text:visited-style-name="Visited_20_Internet_20_Link"><text:span text:style-name="T6">12</text:span></text:a> Administrative overhead in these programs—eligibility verification, waiting-list management, and enforcement—often consumes 10–20% of allocated funds.<text:bookmark text:name="user-content-fnref-13"/><text:a xlink:type="simple" xlink:href="#user-content-fn-13" text:style-name="Internet_20_link" text:visited-style-name="Visited_20_Internet_20_Link"><text:span text:style-name="T6">13</text:span></text:a></text:p>
      <text:p text:style-name="Text_20_body">Redirecting even a fraction of these streams toward compensated land acquisitions, infrastructure deployment, and automation rollout appears sufficient to cover costs multiple times over in many contexts, particularly as legacy bureaucracies are phased out. Global farmland values and the scale of existing subsidies indicate substantial fiscal headroom; however, precise cost-benefit projections, regional variations, and optimal revenue mechanisms (e.g., progressive taxes on non-Foundation holdings or efficiency gains) must be vetted and shaped through rigorous, context-specific studies by economists, urban planners, and public finance experts. This iterative, evidence-based refinement ensures real-world adaptability while preserving the pillar's core principle of structural entitlement.</text:p>
      <text:h text:style-name="Heading_20_3" text:outline-level="3"><text:bookmark-start text:name="__RefHeading___Toc1932_3246451801"/>2.1.6 Explicit Counterarguments and Risk Mitigation<text:bookmark-end text:name="__RefHeading___Toc1932_3246451801"/></text:h>
      <text:p text:style-name="P9">Critics may argue Foundation Land promotes laziness by removing survival incentives, but evidence from UBS pilots refutes this: Finland's UBI trial showed no work reduction, only improved well-being; US guaranteed income programs distributed $335M to 30,000 participants by 2025, yielding better mental health and entrepreneurship without disincentives.<text:bookmark text:name="user-content-fnref-14"/><text:a xlink:type="simple" xlink:href="#user-content-fn-14" text:style-name="Internet_20_link" text:visited-style-name="Visited_20_Internet_20_Link"><text:span text:style-name="T6">14</text:span></text:a> Automation shifts labor to voluntary pursuits, boosting innovation.</text:p>
      <text:p text:style-name="P9">Paternalism concerns—imposing infrastructure over cash—are addressed by voluntarism: allocations are defaults, but individuals can opt for alternatives via markets. Risks like black markets or elite capture are mitigated through blockchain registries, independent audits, and constitutional locks, learning from Mexico's ejido corruption.<text:bookmark text:name="user-content-fnref-15"/><text:a xlink:type="simple" xlink:href="#user-content-fn-15" text:style-name="Internet_20_link" text:visited-style-name="Visited_20_Internet_20_Link"><text:span text:style-name="T6">15</text:span></text:a> Overpopulation fears are countered by demographic trends toward stabilization.</text:p>
      <text:h text:style-name="P10" text:outline-level="3"><text:bookmark-start text:name="__RefHeading___Toc1934_3246451801"/>2.1.7 Empirical Evidence and Analogous Case Studies<text:bookmark-end text:name="__RefHeading___Toc1934_3246451801"/></text:h>
      <text:p text:style-name="P9">Empirical foundations include successful land reforms: Taiwan's 1949–1953 redistribution reduced inequality (Gini from 0.56 to 0.33) and spurred 8% annual growth; Japan's post-WWII reforms boosted productivity 30–50% via tenant-to-owner shifts.<text:bookmark text:name="user-content-fnref-16"/><text:a xlink:type="simple" xlink:href="#user-content-fn-16" text:style-name="Internet_20_link" text:visited-style-name="Visited_20_Internet_20_Link"><text:span text:style-name="T6">16</text:span></text:a> Failures like Zimbabwe's chaotic seizures (90% output drop) highlight gradualism's necessity.<text:bookmark text:name="user-content-fnref-17"/><text:a xlink:type="simple" xlink:href="#user-content-fn-17" text:style-name="Internet_20_link" text:visited-style-name="Visited_20_Internet_20_Link"><text:span text:style-name="T6">17</text:span></text:a> UBS pilots affirm: Minneapolis' $500/month GBI improved stability; global UBI trials show poverty reductions without laziness.<text:bookmark text:name="user-content-fnref-18"/><text:a xlink:type="simple" xlink:href="#user-content-fn-18" text:style-name="Internet_20_link" text:visited-style-name="Visited_20_Internet_20_Link"><text:span text:style-name="T6">18</text:span></text:a> Simulations project Gini drops of 20–30% over generations.</text:p>
      <text:h text:style-name="Heading_20_3" text:outline-level="3"><text:bookmark-start text:name="__RefHeading___Toc1936_3246451801"/>2.1.8 Global and Legal Implementation Details<text:bookmark-end text:name="__RefHeading___Toc1936_3246451801"/></text:h>
      <text:p text:style-name="P9">Implementation respects sovereignty via UN-aligned treaties (e.g., UDHR Article 25 on adequate living standards, Indigenous Rights Declaration).<text:bookmark text:name="user-content-fnref-19"/><text:a xlink:type="simple" xlink:href="#user-content-fn-19" text:style-name="Internet_20_link" text:visited-style-name="Visited_20_Internet_20_Link"><text:span text:style-name="T6">19</text:span></text:a> Phased compacts facilitate adoption, with legal embedding through constitutional amendments and international arbitration for disputes. Land-rich nations lead pilots, aiding dense ones via tech transfers.</text:p>
      <text:h text:style-name="Heading_20_3" text:outline-level="3"><text:bookmark-start text:name="__RefHeading___Toc1938_3246451801"/><text:soft-page-break/>2.1.9 Sustainability and Long-Term Viability Assessments<text:bookmark-end text:name="__RefHeading___Toc1938_3246451801"/></text:h>
      <text:p text:style-name="P9">Permaculture on small plots sequesters 1–2 tons CO₂/ha annually, enhances biodiversity, and reduces chemical runoff.<text:bookmark text:name="user-content-fnref-20"/><text:a xlink:type="simple" xlink:href="#user-content-fn-20" text:style-name="Internet_20_link" text:visited-style-name="Visited_20_Internet_20_Link"><text:span text:style-name="T6">20</text:span></text:a> Lifecycle assessments show lower impacts than industrial farming; redundancies (manual protocols) address tech failures. Long-term: declining populations ease pressures, with ELA adapting to climate shifts.</text:p>
      <text:h text:style-name="Heading_20_3" text:outline-level="3"><text:bookmark-start text:name="__RefHeading___Toc1940_3246451801"/>2.1.10 Impacts on Real Estate Markets and Phasing Out Legacy Systems<text:bookmark-end text:name="__RefHeading___Toc1940_3246451801"/></text:h>
      <text:p text:style-name="Text_20_body">While Foundation Land establishes a baseline of security, it does not eliminate private property markets; individuals may still purchase, sell, or develop additional housing for luxury, investment, or expansion. Those desiring larger homes or multiple residences can engage in traditional real estate, potentially accelerating construction as basic needs are met, reducing speculative bubbles. With universal allocations, demand for entry-level housing may decline, freeing markets to focus on premium segments and lowering overall prices through reduced scarcity pressures.</text:p>
      <text:p text:style-name="Text_20_body">Government-subsidized housing programs, burdened by administrative costs and inefficiencies, can be phased out over the 18-year transition, reallocating funds to infrastructure. This eliminates redundant bureaucracies—e.g., waiting list management and eligibility checks—yielding fiscal savings while ensuring no one falls through gaps. The result: a hybrid system where public guarantees underpin private choice, fostering innovation in sustainable building without coercive dependencies.</text:p>
      <text:p text:style-name="Horizontal_20_Line"/>
      <text:h text:style-name="P8" text:outline-level="2"><text:bookmark-start text:name="__RefHeading___Toc1942_3246451801"/><text:bookmark text:name="footnote-label"/>Footnotes<text:bookmark-end text:name="__RefHeading___Toc1942_3246451801"/></text:h>
      <text:list text:style-name="L1">
        <text:list-item>
          <text:p text:style-name="P39"><text:bookmark text:name="user-content-fn-1"/>Agronomic estimates for small-scale polyculture self-sufficiency; practical permaculture models demonstrate full nutrition on 0.2–0.5 hectares in suitable climates. <text:a xlink:type="simple" xlink:href="#user-content-fnref-1" text:style-name="Internet_20_link" text:visited-style-name="Visited_20_Internet_20_Link">↩</text:a></text:p>
        </text:list-item>
        <text:list-item>
          <text:p text:style-name="P39"><text:bookmark text:name="user-content-fn-2"/>Adaptive communal water systems observed in arid-region cooperatives. <text:a xlink:type="simple" xlink:href="#user-content-fnref-2" text:style-name="Internet_20_link" text:visited-style-name="Visited_20_Internet_20_Link">↩</text:a></text:p>
        </text:list-item>
        <text:list-item>
          <text:p text:style-name="P39"><text:bookmark text:name="user-content-fn-3"/>Circular waste designs from eco-village and off-grid community case studies. <text:a xlink:type="simple" xlink:href="#user-content-fnref-3" text:style-name="Internet_20_link" text:visited-style-name="Visited_20_Internet_20_Link">↩</text:a></text:p>
        </text:list-item>
        <text:list-item>
          <text:p text:style-name="P39"><text:bookmark text:name="user-content-fn-4"/>Projections based on agritech trajectories, including drone and AI monitoring advancements. <text:a xlink:type="simple" xlink:href="#user-content-fnref-4" text:style-name="Internet_20_link" text:visited-style-name="Visited_20_Internet_20_Link">↩</text:a></text:p>
        </text:list-item>
        <text:list-item>
          <text:p text:style-name="P39"><text:bookmark text:name="user-content-fn-5"/>Geospatial ELA concepts analogous to land equivalency ratios in intercropping research. <text:a xlink:type="simple" xlink:href="#user-content-fnref-5" text:style-name="Internet_20_link" text:visited-style-name="Visited_20_Internet_20_Link">↩</text:a></text:p>
        </text:list-item>
        <text:list-item>
          <text:p text:style-name="P39"><text:bookmark text:name="user-content-fn-6"/>Benefits of communal land-sharing in cooperative farming models. <text:a xlink:type="simple" xlink:href="#user-content-fnref-6" text:style-name="Internet_20_link" text:visited-style-name="Visited_20_Internet_20_Link">↩</text:a></text:p>
        </text:list-item>
        <text:list-item>
          <text:p text:style-name="P39"><text:bookmark text:name="user-content-fn-7"/>Dual-use resilience reserves for experiential equity. <text:a xlink:type="simple" xlink:href="#user-content-fnref-7" text:style-name="Internet_20_link" text:visited-style-name="Visited_20_Internet_20_Link">↩</text:a></text:p>
        </text:list-item>
        <text:list-item>
          <text:p text:style-name="P39"><text:bookmark text:name="user-content-fn-8"/>Dutch social housing data (2024–2025 averages and urban extremes). <text:a xlink:type="simple" xlink:href="#user-content-fnref-8" text:style-name="Internet_20_link" text:visited-style-name="Visited_20_Internet_20_Link">↩</text:a></text:p>
        </text:list-item>
        <text:list-item>
          <text:p text:style-name="P39"><text:bookmark text:name="user-content-fn-9"/>2025 Spanish housing protests and related unrest reports. <text:a xlink:type="simple" xlink:href="#user-content-fnref-9" text:style-name="Internet_20_link" text:visited-style-name="Visited_20_Internet_20_Link">↩</text:a></text:p>
        </text:list-item>
        <text:list-item>
          <text:p text:style-name="P39"><text:bookmark text:name="user-content-fn-10"/>Amnesty International and global protest analyses linking living costs to social movements. <text:a xlink:type="simple" xlink:href="#user-content-fnref-10" text:style-name="Internet_20_link" text:visited-style-name="Visited_20_Internet_20_Link">↩</text:a></text:p>
        </text:list-item>
        <text:list-item>
          <text:p text:style-name="P39"><text:bookmark text:name="user-content-fn-11"/>Eurostat and EU social protection expenditure data. <text:a xlink:type="simple" xlink:href="#user-content-fnref-11" text:style-name="Internet_20_link" text:visited-style-name="Visited_20_Internet_20_Link">↩</text:a></text:p>
        </text:list-item>
        <text:list-item>
          <text:p text:style-name="P39"><text:bookmark text:name="user-content-fn-12"/>OECD social spending averages and US means-tested program figures. <text:a xlink:type="simple" xlink:href="#user-content-fnref-12" text:style-name="Internet_20_link" text:visited-style-name="Visited_20_Internet_20_Link">↩</text:a></text:p>
        </text:list-item>
        <text:list-item>
          <text:p text:style-name="P39"><text:bookmark text:name="user-content-fn-13"/>Administrative overhead estimates in welfare systems. <text:a xlink:type="simple" xlink:href="#user-content-fnref-13" text:style-name="Internet_20_link" text:visited-style-name="Visited_20_Internet_20_Link">↩</text:a></text:p>
        </text:list-item>
        <text:list-item>
          <text:p text:style-name="P39"><text:bookmark text:name="user-content-fn-14"/>Finland UBI trial and US guaranteed income pilot outcomes. <text:a xlink:type="simple" xlink:href="#user-content-fnref-14" text:style-name="Internet_20_link" text:visited-style-name="Visited_20_Internet_20_Link">↩</text:a></text:p>
        </text:list-item>
        <text:list-item>
          <text:p text:style-name="P39"><text:bookmark text:name="user-content-fn-15"/><text:soft-page-break/>Lessons from Mexico's ejido system governance challenges. <text:a xlink:type="simple" xlink:href="#user-content-fnref-15" text:style-name="Internet_20_link" text:visited-style-name="Visited_20_Internet_20_Link">↩</text:a></text:p>
        </text:list-item>
        <text:list-item>
          <text:p text:style-name="P39"><text:bookmark text:name="user-content-fn-16"/>Taiwan and Japan post-war land reform economic impacts. <text:a xlink:type="simple" xlink:href="#user-content-fnref-16" text:style-name="Internet_20_link" text:visited-style-name="Visited_20_Internet_20_Link">↩</text:a></text:p>
        </text:list-item>
        <text:list-item>
          <text:p text:style-name="P39"><text:bookmark text:name="user-content-fn-17"/>Zimbabwe fast-track land reform agricultural consequences. <text:a xlink:type="simple" xlink:href="#user-content-fnref-17" text:style-name="Internet_20_link" text:visited-style-name="Visited_20_Internet_20_Link">↩</text:a></text:p>
        </text:list-item>
        <text:list-item>
          <text:p text:style-name="P39"><text:bookmark text:name="user-content-fn-18"/>Minneapolis GBI and broader UBI trial results. <text:a xlink:type="simple" xlink:href="#user-content-fnref-18" text:style-name="Internet_20_link" text:visited-style-name="Visited_20_Internet_20_Link">↩</text:a></text:p>
        </text:list-item>
        <text:list-item>
          <text:p text:style-name="P39"><text:bookmark text:name="user-content-fn-19"/>Relevant UN human rights instruments. <text:a xlink:type="simple" xlink:href="#user-content-fnref-19" text:style-name="Internet_20_link" text:visited-style-name="Visited_20_Internet_20_Link">↩</text:a></text:p>
        </text:list-item>
        <text:list-item>
          <text:p text:style-name="P39"><text:bookmark text:name="user-content-fn-20"/>Carbon sequestration and biodiversity benefits of permaculture systems. <text:a xlink:type="simple" xlink:href="#user-content-fnref-20" text:style-name="Internet_20_link" text:visited-style-name="Visited_20_Internet_20_Link">↩</text:a></text:p>
        </text:list-item>
      </text:list>
      <text:p text:style-name="Text_20_body"/>
      <text:h text:style-name="Heading_20_2" text:outline-level="2"><text:bookmark-start text:name="__RefHeading___Toc2133_3246451801"/>2.2 Resilience: Continuity in the Face of Disruption<text:bookmark-end text:name="__RefHeading___Toc2133_3246451801"/></text:h>
      <text:p text:style-name="P22"><text:line-break/>Resilience protects populations from natural disasters, climate impacts, pandemics, and other large-scale threats through early-warning networks, fortified community shelters, and distributed essential stockpiles. Design emphasizes modularity and local adaptation, allowing rapid response without centralized bottlenecks.</text:p>
      <text:p text:style-name="Text_20_body">To enhance real-world applicability, this pillar adopts principles akin to established corporate business continuity and disaster recovery (BCDR) strategies, adapted for human-centric, public-scale implementation. This involves pre-designated relocation zones equipped with ready housing, utilities, and essential services—maintained in a state of preparedness but potentially utilized in non-emergency periods as community resources, such as seasonal vacation homes or educational facilities. These zones would be "reserved" for priority activation during crises, with protocols for temporary evacuation of non-essential occupants to accommodate displaced populations for specified durations (e.g., weeks to months).</text:p>
      <text:p text:style-name="Text_20_body">Maintenance costs for these reserves are acknowledged as necessary investments in public good, offset through shared societal funding models similar to infrastructure bonds or insurance pools. Scrutinizing operational feasibility, the system incorporates high-level continuity planning: on-the-fly relocation of personnel, assets, and communities via coordinated fleets of transport vehicles—potentially numbering in the hundreds or thousands for mass evacuations. For instance, in a scenario like a major earthquake or hurricane, response teams could deploy within minutes, leveraging pre-positioned logistics hubs. Within 12 hours, affected individuals could be relocated to temporary homes in these zones, complete with modular housing units, sanitation facilities, and basic amenities, drawing on lessons from historical responses (e.g., rapid aid deployments in disaster-prone regions like the Caribbean or Southeast Asia).</text:p>
      <text:p text:style-name="Text_20_body">Long-term climate adaptation—coastal defenses, reforestation corridors, drought-resistant agriculture—is integrated as standard infrastructure, yielding substantial returns in avoided losses over decades. This human-focused resilience ensures not just survival but dignified continuity, with built-in redundancies to handle cascading failures, such as secondary infrastructure disruptions.</text:p>
      <text:p text:style-name="Text_20_body"/>
      <text:h text:style-name="Heading_20_2" text:outline-level="2"><text:a xlink:type="simple" xlink:href="#user-content-fnref-38" text:style-name="Internet_20_link" text:visited-style-name="Visited_20_Internet_20_Link"><text:bookmark-start text:name="__RefHeading___Toc1944_3246451801"/></text:a>2.3 Exchange: Universal Platform for Connection and Collaboration<text:bookmark-end text:name="__RefHeading___Toc1944_3246451801"/></text:h>
      <text:p text:style-name="P22">The Exchange pillar provides a free, open infrastructure for communication, expression, trade, and movement of ideas or goods, ensuring universal access without censorship, algorithmic manipulation, or monetization-driven biases. A global, publicly governed network—termed the "Exchange"—integrates email, telephony, internet browsing, <text:soft-page-break/>banking, and knowledge sharing, replacing fragmented, profit-oriented platforms with a single, auditable system that prioritizes user sovereignty and data privacy. This pillar addresses the failures of existing social media ecosystems, where content suppression and influence have eroded free discourse, while fostering seamless integration with legacy services during transition.</text:p>
      <text:h text:style-name="Heading_20_3" text:outline-level="3"><text:bookmark-start text:name="__RefHeading___Toc2135_3246451801"/>2.3.1 Conceptual Design and Core Features<text:bookmark-end text:name="__RefHeading___Toc2135_3246451801"/></text:h>
      <text:p text:style-name="P22">The conceptual design of the Exchange begins with a fundamental question: can a decentralized protocol truly supplant the entrenched, centralized models of current platforms without sacrificing usability or security? The answer lies in its open-source architecture, which supports voice calls, messaging, file sharing, and content posting similar to platforms like X (formerly Twitter), but with built-in safeguards against bias. A "foundational page" acts as a user-controlled digital passport, encrypting personal data and enabling optional verification for sensitive interactions, while allowing anonymity for everyday use. This raises a critical point: who would support this? Privacy advocates and users frustrated with data breaches would champion it for empowering individuals, whereas tech giants like Alphabet and Meta might oppose, viewing it as a threat to their data monopolies that fuel substantial ad revenue. Governments could be divided: authoritarian regimes would attack it for enabling unfiltered expression, while democratic ones might support to curb foreign influence.</text:p>
      <text:p text:style-name="Text_20_body">Storage is user-centric and sustainable: limited personal space accommodates thousands of private photos, videos, audio, and text files, with indefinite retention for open-source items to preserve cultural heritage. Private content can be shared and access retracted, though copies made by recipients remain illegal without ongoing approval—enforced through humane courts assessing intent. Why this limit? To prevent mass piracy, expected to fade as copyrights expire (e.g., Berne Convention's 50–70 years), turning proprietary works into public goods.[^1] Supporters like open-source communities would endorse this for democratizing knowledge, while content industries might attack, fearing revenue loss. Questioning enforcement: rigorous policing could stifle adoption, so the system opts for balanced, non-punitive approaches, aligning with user rights.</text:p>
      <text:p text:style-name="Text_20_body">Multimedia linkages to legacy platforms reduce their storage costs—a boon for cooperation—but who benefits? Platforms like YouTube could offload via APIs, saving significant expenses while maintaining interfaces.[^2] Tech giants might support if it lowers expenses, but attack if it erodes control. Rollout via leased networks questions feasibility: can 2–3 years suffice? Yes, with established MVNO models, but telecoms might oppose if it commoditizes infrastructure, while smaller players support for new revenue.[^3] Encryption ensures viability, but governments could challenge, supporting privacy NGOs.[^4]</text:p>
      <text:p text:style-name="Text_20_body">The design's robustness lies in its adaptability: as technology evolves, storage expands, but initial constraints prevent overload. Stakeholders questioning scalability can be addressed through phased pilots, where early adopters provide feedback, building momentum against opposition from vested interests. Ultimately, the Exchange's user-empowering features position it as a corrective to the psychological harms of current systems, but only if implementation anticipates and neutralizes attacks from both corporate and state actors through transparent governance.</text:p>
      <text:h text:style-name="Heading_20_3" text:outline-level="3"><text:bookmark-start text:name="__RefHeading___Toc1946_3246451801"/>2.3.2 Motivations: Addressing Platform Power and Censorship Risks<text:bookmark-end text:name="__RefHeading___Toc1946_3246451801"/></text:h>
      <text:p text:style-name="P22">The case for the Exchange is rooted in the observable failures of the current digital public square. Commercial platforms have become the primary arena for public <text:soft-page-break/>discourse, yet their business models systematically undermine the conditions necessary for genuine exchange. Algorithms optimized for engagement reward inflammatory content, while advertising dependencies create pressure to suppress controversial but legitimate speech. Documented cases of shadow-banning, demonetization, and outright removal of content—often without transparent justification—have become routine.[^5]</text:p>
      <text:p text:style-name="Text_20_body">More alarmingly, concentrated platform power has made digital infrastructure vulnerable to state capture. Governments increasingly treat social media as a utility they can switch off at will. In 2024 alone, there were 296 internet shutdowns across 54 countries, costing an estimated $7.69 billion in economic damage.[^6] Authoritarian regimes use shutdowns to suppress dissent during elections or protests; even democratic governments have resorted to restrictions during periods of unrest. The result is a global communications system that is neither reliable nor resilient.[^7]</text:p>
      <text:p text:style-name="Text_20_body">The Exchange addresses these risks at the architectural level. By removing advertising as the revenue model, it eliminates the primary incentive for algorithmic manipulation. By decentralizing control and making the protocol publicly governed, it becomes far more difficult for any single actor—corporate or state—to impose censorship or shutdowns. The system is designed to function even when parts of the network are restricted, with local caching and mesh capabilities providing fallback communication during crises.[^8]</text:p>
      <text:p text:style-name="Text_20_body">Critically, the Exchange does not rely on moral suasion or regulatory oversight to achieve these outcomes. It achieves them structurally, through design choices that make harmful behaviors either impossible or economically irrational. This is the same logic that makes public roads resistant to private tolls or public libraries resistant to paywalls: when infrastructure is treated as a commons, the incentives align with public benefit rather than private extraction.[^9]</text:p>
      <text:h text:style-name="Heading_20_3" text:outline-level="3"><text:bookmark-start text:name="__RefHeading___Toc1948_3246451801"/>2.3.3 Financial Impacts on Telecom and Social Media Platforms<text:bookmark-end text:name="__RefHeading___Toc1948_3246451801"/></text:h>
      <text:p text:style-name="P22">The financial implications of the Exchange for existing industries are significant but not catastrophic, and in many cases create new opportunities. Telecom operators, traditionally focused on connectivity, would transition from selling data access to providing infrastructure for a public utility. The initial phase relies on leasing existing capacity—a well-established practice in the MVNO market, which generated approximately $91 billion in 2024 and is projected to reach $157 billion by 2030.[^10] This provides immediate, stable revenue while the Exchange builds dedicated infrastructure.</text:p>
      <text:p text:style-name="Text_20_body">The key financial advantage for telecoms lies in offloading multimedia storage and delivery. Current platforms impose enormous bandwidth and storage demands that operators bear without direct compensation. By linking to the Exchange for heavy content, operators reduce their capital expenditure on data centers and transit while maintaining connectivity revenue. This creates a symbiotic relationship rather than direct competition.</text:p>
      <text:p text:style-name="Text_20_body">For social media platforms, the impact is more complex. Advertising remains their primary revenue source, and a mass migration to a non-monetized alternative would reduce their user engagement and thus ad inventory. However, the Exchange's API strategy offers a path to coexistence. Platforms can continue to provide their familiar interfaces while using the Exchange as a neutral backend for storage and delivery. This dramatically lowers their operational costs—YouTube alone spends billions annually on storage and bandwidth—while allowing them to focus on curation, recommendation, and premium features.[^11]</text:p>
      <text:p text:style-name="Text_20_body"><text:soft-page-break/>The most likely outcome is hybrid evolution: legacy platforms survive by offering value-added services (professional tools, enhanced discovery, subscription perks) while the Exchange provides the neutral substrate for basic communication and expression. This mirrors historical transitions, such as the shift from proprietary online services (AOL, CompuServe) to the open internet, where incumbents either adapted or declined.[^12] Companies that embrace open standards and reduced infrastructure costs are positioned to thrive; those that resist risk obsolescence.</text:p>
      <text:h text:style-name="Heading_20_3" text:outline-level="3"><text:bookmark-start text:name="__RefHeading___Toc2137_3246451801"/>2.3.4 Bandwidth, Storage, Costs, and Timeline<text:bookmark-end text:name="__RefHeading___Toc2137_3246451801"/></text:h>
      <text:p text:style-name="P22">The technical feasibility of the Exchange hinges on realistic projections of bandwidth and storage requirements over time. Current global data creation stands at approximately 181 zettabytes annually, but personal archival needs are a small fraction of this total. A reasonable estimate for individual lifetime storage—accounting for photos, videos, documents, and audio—is 40–80 terabytes over an 80-year lifespan, assuming moderate growth in media resolution and capture habits.[^13]</text:p>
      <text:p text:style-name="Text_20_body">When extended across four generations with inheritance of access rights, cumulative family storage reaches 160–480 terabytes, readily manageable with compression and deduplication technologies that achieve 50–70% efficiency gains. Global aggregation, even at peak population, remains within projected storage capacities, particularly as costs continue their historic decline of approximately 30% per year.[^14]</text:p>
      <text:p text:style-name="Text_20_body">Bandwidth requirements follow similar logic. Peak concurrent usage for a global system serving 8–10 billion users would require 10–50 terabits per second of backbone capacity—well within the capabilities of existing fiber networks and 5G/6G deployments.[^15] The phased approach mitigates risk: years 1–3 rely on leased capacity from existing operators, providing immediate scalability while dedicated infrastructure is constructed.</text:p>
      <text:p text:style-name="Text_20_body">Timeline realism is critical. Core functionality—messaging, voice, basic posting—can be deployed within 2–3 years using existing telecom partnerships, following precedents set by rapid MVNO rollouts and messaging app scaling (e.g., WhatsApp reached 1 billion users in under a decade). Full multimedia and banking integration requires 5–7 years, with generational features (inherited access, cultural repositories) maturing over a decade. This gradualism allows for iterative improvement, user feedback, and regulatory adaptation, avoiding the pitfalls of over-ambitious launches that have plagued centralized alternatives.[^16]</text:p>
      <text:p text:style-name="Text_20_body">The cost structure is favorable: initial capital expenditure is offset by redirected public funds (digital infrastructure budgets, advertising taxes), while operational costs benefit from economies of scale and declining hardware prices. The result is a system that becomes progressively more affordable over time, consistent with the trajectory of all successful communication infrastructures from postal services to the internet itself.[^17]</text:p>
      <text:h text:style-name="Heading_20_3" text:outline-level="3"><text:bookmark-start text:name="__RefHeading___Toc1950_3246451801"/>2.3.5 Preliminary Economic Assessment and Funding Pathways<text:bookmark-end text:name="__RefHeading___Toc1950_3246451801"/></text:h>
      <text:p text:style-name="P22">Any proposal for large-scale digital infrastructure must withstand rigorous economic scrutiny. The Exchange's funding model relies on redirecting existing public expenditures rather than creating new tax burdens, leveraging the substantial resources already committed to digital services and social protection.</text:p>
      <text:p text:style-name="Text_20_body">Global government spending on digital infrastructure and related subsidies exceeds $500 billion annually, with additional hundreds of billions allocated to social programs that include digital access components. In the European Union alone, social protection expenditure approaches 20% of GDP, with meaningful portions supporting connectivity <text:soft-page-break/>and digital inclusion. These funds currently flow to private providers through subsidies, universal service obligations, and direct contracts.[^18]</text:p>
      <text:p text:style-name="Text_20_body">The Exchange proposes to redirect a portion of these streams toward public infrastructure, following the precedent of successful public utilities. Historical examples abound: postal services, electricity grids, and highway systems were all funded by reallocating resources from fragmented private provision to coordinated public investment, yielding both lower costs and universal access. The economic case is strengthened by efficiency gains: eliminating duplicate infrastructure, reducing administrative overhead in subsidy programs, and capturing externalities from improved information flow.[^19]</text:p>
      <text:p text:style-name="Text_20_body">Revenue mechanisms include modest transaction fees for optional premium services, spectrum reallocation proceeds, and progressive digital service taxes on high-revenue platforms—measures already under consideration in multiple jurisdictions. The result is a self-reinforcing financial model: initial public investment creates universal access, which in turn generates economic multipliers (estimated 1–2% GDP growth from improved information exchange) that sustain long-term funding.[^20]</text:p>
      <text:p text:style-name="Text_20_body">Critically, the assessment recognizes uncertainty and calls for independent modeling by public finance experts. Preliminary estimates suggest viability across a range of scenarios, but final implementation requires country-specific analysis to account for varying fiscal capacities and existing commitments.</text:p>
      <text:h text:style-name="Heading_20_3" text:outline-level="3"><text:bookmark-start text:name="__RefHeading___Toc1952_3246451801"/>2.3.6 Explicit Counterarguments and Risk Mitigation<text:bookmark-end text:name="__RefHeading___Toc1952_3246451801"/></text:h>
      <text:p text:style-name="P22">No transformative proposal is free from criticism, and the Exchange must address potential objections directly. The most common concern—that removing monetization will eliminate innovation incentives—is refuted by historical evidence: the internet's greatest innovations (web browsers, email protocols, open standards) emerged from non-commercial environments before being commercialized. Innovation thrives when infrastructure is open; proprietary control tends to produce rent-seeking rather than genuine advancement.[^21]</text:p>
      <text:p text:style-name="Text_20_body">A second objection—that governments will capture a public platform for censorship—is valid but addressable through design. By making the protocol decentralized and governance multi-stakeholder (including civil society, academia, and international representation), the system becomes resistant to single-point control. Historical parallels exist: the internet's distributed architecture survived numerous attempts at national control because no single entity could impose universal restrictions.[^22]</text:p>
      <text:p text:style-name="Text_20_body">Privacy risks are mitigated by end-to-end encryption and user-controlled keys, with regular independent audits published transparently.[^23] Technical failures are addressed through redundancy and graceful degradation—core functions continue even if parts of the network are compromised. Economic risks (cost overruns, underutilization) are managed through phased implementation and iterative evaluation, allowing course correction based on real-world data.</text:p>
      <text:p text:style-name="Text_20_body">Perhaps the most serious critique is that users will resist change, preferring familiar interfaces. This is addressed through deep integration with legacy systems: users can continue using existing apps while benefiting from Exchange backend services. The transition is thus evolutionary rather than revolutionary, reducing adoption barriers while delivering immediate benefits (lower costs, better privacy, no ads).</text:p>
      <text:p text:style-name="Text_20_body"><text:soft-page-break/>These mitigations do not eliminate all risks but reduce them to manageable levels, comparable to those of existing critical infrastructure like the internet backbone or GPS—systems that function reliably despite their scale and importance.[^24]</text:p>
      <text:h text:style-name="Heading_20_3" text:outline-level="3"><text:bookmark-start text:name="__RefHeading___Toc1954_3246451801"/>2.3.7 Empirical Evidence and Analogous Case Studies<text:bookmark-end text:name="__RefHeading___Toc1954_3246451801"/></text:h>
      <text:p text:style-name="P22">The Exchange's feasibility is supported by numerous historical and contemporary precedents of successful public digital infrastructure. The internet itself began as a government-funded research network (ARPANET) before evolving into the global commons we know today. Its open protocols enabled explosive innovation that proprietary networks like AOL and CompuServe could not match.[^25]</text:p>
      <text:p text:style-name="Text_20_body">More recent examples include Mastodon and the Fediverse, which grew to millions of users following privacy controversies on centralized platforms, demonstrating demand for decentralized alternatives.[^26] Signal's rapid adoption during WhatsApp's 2021 privacy policy backlash—reaching 40 million downloads in weeks—shows that users will migrate when presented with superior privacy guarantees.[^27]</text:p>
      <text:p text:style-name="Text_20_body">European regulatory experiments provide additional evidence: the Digital Services Act has already reduced harmful content amplification on major platforms without destroying their business models, suggesting that neutral infrastructure can coexist with commercial services.[^28] Public broadband initiatives in countries like South Korea and Sweden achieved near-universal high-speed access at lower cost than private-only models, showing the efficiency advantages of public coordination.[^29]</text:p>
      <text:p text:style-name="Text_20_body">Perhaps the strongest analogy is the transition from proprietary online services to the open web in the 1990s. Despite predictions of doom for established players, the open model created vastly more value than the closed systems it replaced. Companies that adapted (offering services on top of open protocols) thrived, while those that resisted declined. The Exchange follows this proven pattern: providing open infrastructure while allowing commercial innovation atop it.[^30]</text:p>
      <text:p text:style-name="Text_20_body">These cases demonstrate that public digital infrastructure, when properly designed, tends to expand rather than contract the overall ecosystem, creating new opportunities even as it disrupts existing business models.</text:p>
      <text:h text:style-name="Heading_20_3" text:outline-level="3"><text:bookmark-start text:name="__RefHeading___Toc1956_3246451801"/>2.3.8 Global and Legal Implementation Details<text:bookmark-end text:name="__RefHeading___Toc1956_3246451801"/></text:h>
      <text:p text:style-name="P22">Global implementation of the Exchange requires careful navigation of diverse legal and political environments. The foundational principle—that communication infrastructure is a human right essential for exercising other rights—aligns with existing international law, including Article 19 of the Universal Declaration of Human Rights and the International Covenant on Civil and Political Rights.[^31]</text:p>
      <text:p text:style-name="Text_20_body">Legal embedding varies by jurisdiction but follows established patterns for critical infrastructure. In democratic systems, constitutional or statutory protection as a public utility provides robustness against capture. International coordination through treaties (building on existing frameworks like the Budapest Convention on Cybercrime) ensures interoperability and mutual recognition of privacy standards.[^32]</text:p>
      <text:p text:style-name="Text_20_body">The most challenging environments are those with authoritarian tendencies, where governments view unrestricted communication as a threat. Here, implementation may begin with limited functionality or through partnerships with civil society organizations, gradually expanding as political conditions permit. Historical precedent exists: encrypted messaging apps like Signal operate in restrictive environments by leveraging distributed architecture that resists shutdowns.[^33]</text:p>
      <text:p text:style-name="Text_20_body"><text:soft-page-break/>Intellectual property concerns are addressed by respecting existing copyright frameworks while providing mechanisms for rights holders to manage distribution. The system's indefinite retention of public-domain works creates a global cultural archive, analogous to national libraries but at planetary scale.</text:p>
      <text:p text:style-name="Text_20_body">Implementation sequencing prioritizes connectivity-rich regions first, creating network effects that encourage broader adoption. Technical standards are developed through open, multi-stakeholder processes similar to those used for internet protocols, ensuring legitimacy and buy-in from diverse constituencies.[^34]</text:p>
      <text:h text:style-name="Heading_20_3" text:outline-level="3"><text:bookmark-start text:name="__RefHeading___Toc1958_3246451801"/>2.3.9 Sustainability and Long-Term Viability Assessments<text:bookmark-end text:name="__RefHeading___Toc1958_3246451801"/></text:h>
      <text:p text:style-name="P22">Long-term sustainability requires attention to environmental, economic, and social dimensions. Digital infrastructure currently consumes 1–2% of global electricity, primarily through data centers. The Exchange addresses this through efficiency measures: distributed storage reduces the need for massive centralized facilities, while open protocols encourage optimization at the edge.[^35]</text:p>
      <text:p text:style-name="Text_20_body">Economic sustainability is achieved through the funding model described earlier, with costs declining over time due to technological progress and scale efficiencies. The system's public-good nature creates positive externalities—improved information flow, reduced inequality, enhanced innovation—that justify continued public investment.[^36]</text:p>
      <text:p text:style-name="Text_20_body">Social sustainability depends on maintaining user trust through transparent governance and robust privacy protections. Regular independent audits, published in full, combined with meaningful user representation in decision-making bodies, prevent capture and ensure responsiveness to evolving needs.</text:p>
      <text:p text:style-name="Text_20_body">Perhaps the greatest long-term risk is technological obsolescence. This is mitigated by the open-source model: the protocol evolves through community contribution, adapting to new paradigms (quantum computing, new storage media) without requiring centralized overhaul. The system's modular design allows components to be upgraded independently, ensuring relevance across decades.</text:p>
      <text:p text:style-name="Text_20_body">Environmental sustainability extends beyond energy use to material impacts. By extending the useful life of digital content through indefinite but accessible storage, the Exchange reduces the need for repeated creation and distribution of cultural works, contributing to dematerialization.[^37]</text:p>
      <text:h text:style-name="Heading_20_3" text:outline-level="3"><text:bookmark-start text:name="__RefHeading___Toc1960_3246451801"/>2.3.10 Impacts on Legacy Systems and Phasing<text:bookmark-end text:name="__RefHeading___Toc1960_3246451801"/></text:h>
      <text:p text:style-name="P22">The transition to the Exchange will profoundly affect existing digital platforms, but the impact need not be destructive. Through careful phasing and deep integration, legacy systems can evolve rather than disappear.</text:p>
      <text:p text:style-name="Text_20_body">The initial phase focuses on core communication functions—messaging, voice, basic posting—delivered through familiar interfaces that use the Exchange as backend infrastructure. Users continue interacting with apps they know, but benefit immediately from improved privacy, no advertising, and lower costs. This minimizes switching friction while demonstrating tangible benefits.</text:p>
      <text:p text:style-name="Text_20_body">As adoption grows, platforms face a choice: resist and risk obsolescence, or adapt by building value-added services atop the open infrastructure. Historical parallels suggest adaptation is likely. Just as websites thrived after the open web displaced proprietary online services, specialized platforms can flourish by offering superior curation, professional tools, or enhanced discovery on top of neutral communication layers.</text:p>
      <text:p text:style-name="Text_20_body"><text:soft-page-break/>Financial impacts vary by business model. Advertising-dependent platforms face revenue pressure but gain operational savings through reduced infrastructure costs. Subscription or premium models (already growing, as evidenced by X Premium and YouTube Premium) become more viable without competition from free, ad-supported alternatives. Content creators benefit from direct relationships with audiences, unmediated by algorithmic gatekeepers.</text:p>
      <text:p text:style-name="Text_20_body">The ultimate equilibrium envisions a layered digital ecosystem: the Exchange as neutral substrate, with diverse services competing on quality and specialization rather than control of distribution. This restores the internet's original promise of permissionless innovation while preserving the best aspects of existing platforms.</text:p>
      <text:p text:style-name="Text_20_body">Phasing extends over the 18-year framework timeline, allowing gradual migration and iterative improvement. Early adopters provide feedback that refines the system, while laggards face increasing pressure from user demand for privacy and neutrality. The result is not replacement but evolution—an open, resilient foundation supporting a more diverse and innovative digital commons.[^38]</text:p>
      <text:p text:style-name="Horizontal_20_Line"/>
      <text:h text:style-name="P11" text:outline-level="2"><text:bookmark-start text:name="__RefHeading___Toc1962_3246451801"/>Footnotes<text:bookmark-end text:name="__RefHeading___Toc1962_3246451801"/></text:h>
      <text:p text:style-name="Text_20_body">[^1]: World Intellectual Property Organization. Berne Convention for the Protection of Literary and Artistic Works. https://www.wipo.int/treaties/en/ip/berne/</text:p>
      <text:p text:style-name="Text_20_body">[^2]: Backblaze. (2022). "The Cost Per Gigabyte of Hard Drives Over Time." https://www.backblaze.com/blog/hard-drive-cost-per-gigabyte/; Dacast. (2025). "The Definitive Guide to Online Video Hosting Pricing and Costs in 2025." https://www.dacast.com/blog/online-video-hosting/</text:p>
      <text:p text:style-name="Text_20_body">[^3]: MarketsandMarkets. Mobile Virtual Network Operator (MVNO) Market. https://www.marketsandmarkets.com/Market-Reports/mvno-market-263949875.html</text:p>
      <text:p text:style-name="Text_20_body">[^4]: Electronic Frontier Foundation. Privacy and Encryption Resources. https://www.eff.org/issues/privacy</text:p>
      <text:p text:style-name="Text_20_body">[^5]: Gillespie, T. (2018). Custodians of the Internet. Yale University Press. https://yalebooks.yale.edu/book/9780300173130/custodians-of-the-internet</text:p>
      <text:p text:style-name="Text_20_body">[^6]: Top10VPN. Global Cost of Internet Shutdowns 2024. https://www.top10vpn.com/research/cost-of-internet-shutdowns/</text:p>
      <text:p text:style-name="Text_20_body">[^7]: Access Now. #KeepItOn Report 2024. https://www.accessnow.org/campaign/keepiton/; Freedom House. Freedom on the Net 2025. https://freedomhouse.org/report/freedom-net</text:p>
      <text:p text:style-name="Text_20_body">[^8]: Kramer, A. D. I., Guillory, J. E., &amp; Hancock, J. T. (2014). Experimental evidence of massive-scale emotional contagion through social networks. PNAS, 111(24). https://doi.org/10.1073/pnas.1320040111</text:p>
      <text:p text:style-name="Text_20_body">[^9]: Ostrom, E. (1990). Governing the Commons. Cambridge University Press. https://www.cambridge.org/core/books/governing-the-commons/A8BB63BC4A1433A50A3FB92EDBBB97D5</text:p>
      <text:p text:style-name="Text_20_body">[^10]: MarketsandMarkets. Mobile Virtual Network Operator (MVNO) Market Report. https://www.marketsandmarkets.com/Market-Reports/mvno-market-263949875.html</text:p>
      <text:p text:style-name="Text_20_body"><text:soft-page-break/>[^11]: Slate. (2009). "The High Costs of Running YouTube." https://slate.com/technology/2009/04/the-high-costs-of-running-youtube.html; See also technical cost analyses: https://sumanrs.wordpress.com/2012/04/14/youtube-yearly-costs-for-storagenetworking-estimate/</text:p>
      <text:p text:style-name="Text_20_body">[^12]: NPR. (2016). "The Big Internet Brands Of The '90s — Where Are They Now?" https://www.npr.org/sections/alltechconsidered/2016/07/25/487097344/the-big-internet-brands-of-the-90s-where-are-they-now; Internet History Podcast. "CompuServe, Prodigy, AOL And The Early Online Services." https://www.internethistorypodcast.com/2014/04/chapter-3-part-1-compuserve-prodigy-aol-and-the-early-online-services/</text:p>
      <text:p text:style-name="Text_20_body">[^13]: IDC. Worldwide Global DataSphere Forecast, 2025–2029. https://www.idc.com/getdoc.jsp?containerId=US53363625</text:p>
      <text:p text:style-name="Text_20_body">[^14]: Our World in Data. "The price of computer storage has fallen exponentially since the 1950s." https://ourworldindata.org/data-insights/the-price-of-computer-storage-has-fallen-exponentially-since-the-1950s; Our World in Data. "Historical price of computer memory and storage." https://ourworldindata.org/grapher/historical-cost-of-computer-memory-and-storage; Backblaze. (2022). "The Cost Per Gigabyte of Hard Drives Over Time." https://www.backblaze.com/blog/hard-drive-cost-per-gigabyte/</text:p>
      <text:p text:style-name="Text_20_body">[^15]: GSMA. 5G Spectrum Guide. https://www.gsma.com/spectrum/5g-spectrum-guide/; Ericsson Mobility Reports on 5G/6G backbone capacity.</text:p>
      <text:p text:style-name="Text_20_body">[^16]: WhatsApp. "One billion." https://blog.whatsapp.com/1-billion</text:p>
      <text:p text:style-name="Text_20_body">[^17]: World Bank. "Digital Development Overview." https://www.worldbank.org/en/topic/digitaldevelopment/brief/digital-development-overview</text:p>
      <text:p text:style-name="Text_20_body">[^18]: OECD and Eurostat social protection expenditure data. https://stats.oecd.org/Index.aspx?DataSetCode=SOCX_AGG</text:p>
      <text:p text:style-name="Text_20_body">[^19]: Historical analyses of public utility funding models including postal services, electricity grids, and highway systems demonstrate the economic efficiency of coordinated public investment over fragmented private provision.</text:p>
      <text:p text:style-name="Text_20_body">[^20]: World Bank. Digital Progress and Trends Report. https://www.worldbank.org/en/publication/digital-progress-and-trends-report</text:p>
      <text:p text:style-name="Text_20_body">[^21]: Benkler, Y. (2002). "Coase's Penguin, or Linux and the Nature of the Firm." Yale Law Journal 112: 369–446. https://www.benkler.org/CoasesPenguin.PDF; Benkler, Y. (2017). "Peer production, the commons, and the future of the firm." Strategic Organization. https://journals.sagepub.com/doi/full/10.1177/1476127016652606</text:p>
      <text:p text:style-name="Text_20_body">[^22]: Historical analyses of internet's distributed architecture demonstrate resilience against attempts at centralized control. See NSF historical accounts of internet development and governance.</text:p>
      <text:p text:style-name="Text_20_body">[^23]: Electronic Frontier Foundation. Privacy and Encryption Resources. https://www.eff.org/issues/privacy; Signal Protocol documentation on end-to-end encryption audits.</text:p>
      <text:p text:style-name="Text_20_body">[^24]: Comparisons to existing critical infrastructure such as internet backbone, GPS, and other systems that function reliably despite global scale. See various policy papers on critical infrastructure governance.</text:p>
      <text:p text:style-name="Text_20_body"><text:soft-page-break/>[^25]: NSF and historical accounts of ARPANET to internet transition demonstrate the success of government-funded research networks evolving into global commons.</text:p>
      <text:p text:style-name="Text_20_body">[^26]: Mastodon and Fediverse growth statistics following privacy controversies on centralized platforms demonstrate demand for decentralized alternatives. See platform statistics and reports on user migration patterns.</text:p>
      <text:p text:style-name="Text_20_body">[^27]: App download data showing Signal reached 40 million downloads in weeks during WhatsApp's 2021 privacy policy backlash.</text:p>
      <text:p text:style-name="Text_20_body">[^28]: European Commission evaluations of Digital Services Act impacts on content amplification and platform business models.</text:p>
      <text:p text:style-name="Text_20_body">[^29]: OECD case studies on South Korea and Sweden public broadband initiatives demonstrating near-universal high-speed access at lower cost than private-only models.</text:p>
      <text:p text:style-name="Text_20_body">[^30]: Historical analyses of the transition from proprietary online services (AOL, CompuServe) to the open web in the 1990s. See footnote [^12] for detailed references.</text:p>
      <text:p text:style-name="Text_20_body">[^31]: UN Human Rights treaties. Universal Declaration of Human Rights. https://www.un.org/en/about-us/universal-declaration-of-human-rights; International Covenant on Civil and Political Rights.</text:p>
      <text:p text:style-name="Text_20_body">[^32]: Council of Europe. Budapest Convention on Cybercrime. https://www.coe.int/en/web/conventions/full-list?module=treaty-detail&amp;treatynum=185</text:p>
      <text:p text:style-name="Text_20_body">[^33]: Electronic Frontier Foundation case studies on Signal and other encrypted messaging apps operating in restrictive environments.</text:p>
      <text:p text:style-name="Text_20_body">[^34]: IETF-style standards development processes. https://www.ietf.org/standards/</text:p>
      <text:p text:style-name="Text_20_body">[^35]: International Energy Agency. Data Centres and Data Transmission Networks. https://www.iea.org/reports/data-centres-and-data-transmission-networks</text:p>
      <text:p text:style-name="Text_20_body">[^36]: Economic literature on positive externalities of public infrastructure investment, including improved information flow, reduced inequality, and enhanced innovation.</text:p>
      <text:p text:style-name="Text_20_body">[^37]: Sustainability studies on dematerialization through digital preservation and extended useful life of digital content.</text:p>
      <text:p text:style-name="Text_20_body">[^38]: Digital policy analyses on layered ecosystem models with neutral infrastructure supporting diverse commercial services.</text:p>
      <text:p text:style-name="Text_20_body"/>
      <text:p text:style-name="Text_20_body"/>
      <text:h text:style-name="Heading_20_2" text:outline-level="2"><text:bookmark-start text:name="__RefHeading___Toc2139_3246451801"/>2.4 Equilibrium: Comprehensive Health and Well-Being<text:bookmark-end text:name="__RefHeading___Toc2139_3246451801"/></text:h>
      <text:p text:style-name="Text_20_body">Equilibrium delivers universal healthcare, preventive medicine, mental health services, and sanitation through a single, integrated system, emphasizing early intervention and cultural sensitivity. Open research and shared pharmaceutical development ensure continuous improvement without artificial scarcity, phasing out profit-driven patents.</text:p>
      <text:h text:style-name="Heading_20_3" text:outline-level="3"><text:bookmark-start text:name="__RefHeading___Toc1964_3246451801"/>2.4.1 Conceptual Design and Patent Compatibility<text:bookmark-end text:name="__RefHeading___Toc1964_3246451801"/></text:h>
      <text:p text:style-name="P9">Initial focus on expiring patents: many blockbusters lose protection by 2040–2050, closing coverage gaps.<text:bookmark text:name="user-content-fnref-1-2"/><text:a xlink:type="simple" xlink:href="#user-content-fn-1" text:style-name="Internet_20_link" text:visited-style-name="Visited_20_Internet_20_Link"><text:span text:style-name="T6">1</text:span></text:a> Evergreening barred to accelerate generics.</text:p>
      <text:h text:style-name="Heading_20_3" text:outline-level="3"><text:bookmark-start text:name="__RefHeading___Toc1966_3246451801"/><text:soft-page-break/>2.4.2 Motivations for Industry Non-Hostility<text:bookmark-end text:name="__RefHeading___Toc1966_3246451801"/></text:h>
      <text:p text:style-name="P9">Socially, open access aligns with public good; economically, reduces litigation and fosters collaborative R&amp;D.<text:bookmark text:name="user-content-fnref-2-2"/><text:a xlink:type="simple" xlink:href="#user-content-fn-2" text:style-name="Internet_20_link" text:visited-style-name="Visited_20_Internet_20_Link"><text:span text:style-name="T6">2</text:span></text:a></text:p>
      <text:h text:style-name="Heading_20_3" text:outline-level="3"><text:bookmark-start text:name="__RefHeading___Toc1968_3246451801"/>2.4.3 Public Spending, Bureaucracy Reduction, and AI Integration<text:bookmark-end text:name="__RefHeading___Toc1968_3246451801"/></text:h>
      <text:p text:style-name="P9">Global spending ~10% GDP; bureaucracy 15–30%; AI and remote care cut costs 20–40%, freeing resources.<text:bookmark text:name="user-content-fnref-3-2"/><text:a xlink:type="simple" xlink:href="#user-content-fn-3" text:style-name="Internet_20_link" text:visited-style-name="Visited_20_Internet_20_Link"><text:span text:style-name="T6">3</text:span></text:a></text:p>
      <text:h text:style-name="Heading_20_3" text:outline-level="3"><text:bookmark-start text:name="__RefHeading___Toc1970_3246451801"/>2.4.4 Preliminary Economic Assessment and Funding Pathways<text:bookmark-end text:name="__RefHeading___Toc1970_3246451801"/></text:h>
      <text:p text:style-name="Text_20_body">Redirection from inefficiencies covers needs; SMEs to vet.</text:p>
      <text:h text:style-name="Heading_20_3" text:outline-level="3"><text:bookmark-start text:name="__RefHeading___Toc1972_3246451801"/>2.4.5 Explicit Counterarguments and Risk Mitigation<text:bookmark-end text:name="__RefHeading___Toc1972_3246451801"/></text:h>
      <text:p text:style-name="Text_20_body">"Innovation loss" refuted by open models; audits prevent capture.</text:p>
      <text:h text:style-name="Heading_20_3" text:outline-level="3"><text:bookmark-start text:name="__RefHeading___Toc1974_3246451801"/>2.4.6 Empirical Evidence and Analogous Case Studies<text:bookmark-end text:name="__RefHeading___Toc1974_3246451801"/></text:h>
      <text:p text:style-name="Text_20_body">Universal systems like Cuba show equity; AI pilots reduce admin burdens.</text:p>
      <text:h text:style-name="Heading_20_3" text:outline-level="3"><text:bookmark-start text:name="__RefHeading___Toc1976_3246451801"/>2.4.7 Global and Legal Implementation Details<text:bookmark-end text:name="__RefHeading___Toc1976_3246451801"/></text:h>
      <text:p text:style-name="Text_20_body">WHO frameworks; phased reforms.</text:p>
      <text:h text:style-name="P10" text:outline-level="3"><text:bookmark-start text:name="__RefHeading___Toc1978_3246451801"/>2.4.8 Sustainability and Long-Term Viability Assessments<text:bookmark-end text:name="__RefHeading___Toc1978_3246451801"/></text:h>
      <text:p text:style-name="Text_20_body">Preventive focus lowers impacts; redundancies ensure continuity.</text:p>
      <text:h text:style-name="P10" text:outline-level="3"><text:bookmark-start text:name="__RefHeading___Toc1980_3246451801"/>2.4.9 Impacts on Pharma and Healthcare Systems<text:bookmark-end text:name="__RefHeading___Toc1980_3246451801"/></text:h>
      <text:p text:style-name="Text_20_body">Hybrid: open access with voluntary incentives.</text:p>
      <text:h text:style-name="P8" text:outline-level="2"><text:bookmark-start text:name="__RefHeading___Toc1982_3246451801"/><text:bookmark text:name="footnote-label Copy 1"/>Footnotes<text:bookmark-end text:name="__RefHeading___Toc1982_3246451801"/></text:h>
      <text:list text:style-name="L2">
        <text:list-item>
          <text:p text:style-name="P40"><text:bookmark text:name="user-content-fn-1 Copy 1"/>Copyright durations per Berne Convention. <text:a xlink:type="simple" xlink:href="#user-content-fnref-1" text:style-name="Internet_20_link" text:visited-style-name="Visited_20_Internet_20_Link">↩</text:a> <text:a xlink:type="simple" xlink:href="#user-content-fnref-1-2" text:style-name="Internet_20_link" text:visited-style-name="Visited_20_Internet_20_Link">↩<text:span text:style-name="T6">2</text:span></text:a></text:p>
        </text:list-item>
        <text:list-item>
          <text:p text:style-name="P40"><text:bookmark text:name="user-content-fn-2 Copy 1"/>Open access societal benefits. <text:a xlink:type="simple" xlink:href="#user-content-fnref-2" text:style-name="Internet_20_link" text:visited-style-name="Visited_20_Internet_20_Link">↩</text:a> <text:a xlink:type="simple" xlink:href="#user-content-fnref-2-2" text:style-name="Internet_20_link" text:visited-style-name="Visited_20_Internet_20_Link">↩<text:span text:style-name="T6">2</text:span></text:a></text:p>
        </text:list-item>
        <text:list-item>
          <text:p text:style-name="P40"><text:bookmark text:name="user-content-fn-3 Copy 1"/>Recent shadow-banning and self-censorship reports. <text:a xlink:type="simple" xlink:href="#user-content-fnref-3" text:style-name="Internet_20_link" text:visited-style-name="Visited_20_Internet_20_Link">↩</text:a> <text:a xlink:type="simple" xlink:href="#user-content-fnref-3-2" text:style-name="Internet_20_link" text:visited-style-name="Visited_20_Internet_20_Link">↩<text:span text:style-name="T6">2</text:span></text:a></text:p>
        </text:list-item>
        <text:list-item>
          <text:p text:style-name="P40"><text:bookmark text:name="user-content-fn-4 Copy 1"/>Platform influence risks. <text:a xlink:type="simple" xlink:href="#user-content-fnref-4" text:style-name="Internet_20_link" text:visited-style-name="Visited_20_Internet_20_Link">↩</text:a></text:p>
        </text:list-item>
        <text:list-item>
          <text:p text:style-name="P40"><text:bookmark text:name="user-content-fn-5 Copy 1"/>MVNO leasing models. <text:a xlink:type="simple" xlink:href="#user-content-fnref-5" text:style-name="Internet_20_link" text:visited-style-name="Visited_20_Internet_20_Link">↩</text:a></text:p>
        </text:list-item>
        <text:list-item>
          <text:p text:style-name="P40"><text:bookmark text:name="user-content-fn-6 Copy 1"/>Ad revenue shifts and integration. <text:a xlink:type="simple" xlink:href="#user-content-fnref-6" text:style-name="Internet_20_link" text:visited-style-name="Visited_20_Internet_20_Link">↩</text:a></text:p>
        </text:list-item>
        <text:list-item>
          <text:p text:style-name="P40"><text:bookmark text:name="user-content-fn-7 Copy 1"/>Infrastructure timelines. <text:a xlink:type="simple" xlink:href="#user-content-fnref-7" text:style-name="Internet_20_link" text:visited-style-name="Visited_20_Internet_20_Link">↩</text:a></text:p>
        </text:list-item>
      </text:list>
      <text:p text:style-name="Text_20_body"/>
      <text:h text:style-name="P24" text:outline-level="1"><text:bookmark-start text:name="__RefHeading___Toc4236_3662947916"/>Chapter 2.5: Defence: Protection from Harm and Injustice<text:bookmark-end text:name="__RefHeading___Toc4236_3662947916"/></text:h>
      <text:h text:style-name="P11" text:outline-level="2"><text:bookmark-start text:name="__RefHeading___Toc4238_3662947916"/>Introduction<text:bookmark-end text:name="__RefHeading___Toc4238_3662947916"/></text:h>
      <text:p text:style-name="Text_20_body">The Defence pillar represents a fundamental reconceptualization of security in the twenty-first century, moving beyond traditional state-centric military frameworks toward a comprehensive protection paradigm that prioritizes human dignity, social stability, and <text:soft-page-break/>planetary sustainability.[1] This chapter examines how defence mechanisms can uphold personal safety, ensure fair dispute resolution, and maintain the rule of law through transparent institutions and community-oriented approaches, while simultaneously addressing the systemic threats posed by concentrated state violence, weaponized inequality, and the global arms production apparatus.</text:p>
      <text:p text:style-name="Text_20_body">Contemporary defence frameworks must acknowledge an unprecedented crisis of legitimacy: populations worldwide have developed profound skepticism toward official narratives surrounding armed conflicts, recognizing patterns of selective enforcement, ethnic targeting in conscription, and the displacement of security costs onto marginalized communities.[2] This erosion of trust demands a radical reimagining of what defence means—one that centers individual and community autonomy, addresses structural violence, and confronts the reality that governmental violence now constitutes the primary security threat facing civilian populations globally.</text:p>
      <text:h text:style-name="P11" text:outline-level="2"><text:bookmark-start text:name="__RefHeading___Toc4240_3662947916"/>2.5.1 The Individual Right to Self-Protection and Autonomy<text:bookmark-end text:name="__RefHeading___Toc4240_3662947916"/></text:h>
      <text:h text:style-name="P10" text:outline-level="3"><text:bookmark-start text:name="__RefHeading___Toc4242_3662947916"/>2.5.1.1 Reconceptualizing Self-Defence in Democratic Societies<text:bookmark-end text:name="__RefHeading___Toc4242_3662947916"/></text:h>
      <text:p text:style-name="Text_20_body">The right to self-protection represents a foundational element of human autonomy and dignity, rooted in the principle that individuals and communities possess inherent authority to safeguard their physical integrity and collective survival.[3] This right becomes particularly salient in contexts where state protection mechanisms have failed, become selectively applied, or actively threaten certain populations. Historical and contemporary examples demonstrate that vulnerable communities—including ethnic minorities, religious groups, sexual minorities, and political dissidents—face elevated risks precisely when state monopolies on violence exclude them from protection or target them for persecution.[4]</text:p>
      <text:p text:style-name="Text_20_body">The philosophical foundations of self-defence rights extend beyond immediate physical protection to encompass the psychological security necessary for autonomous civic participation.[5] When communities live under constant threat without means of protection, their capacity for political engagement, cultural expression, and social organization becomes fundamentally compromised. The defence paradigm must therefore recognize that personal security tools, appropriately regulated and democratically governed, constitute essential infrastructure for pluralistic societies.</text:p>
      <text:h text:style-name="P10" text:outline-level="3"><text:bookmark-start text:name="__RefHeading___Toc4244_3662947916"/>2.5.1.2 Case Studies: Vulnerability and Targeted Violence<text:bookmark-end text:name="__RefHeading___Toc4244_3662947916"/></text:h>
      <text:p text:style-name="Text_20_body">Contemporary global conflicts reveal systematic patterns of violence directed toward specific populations while state protection mechanisms remain conspicuously absent or complicit. In the Russian Federation's ongoing military operations, conscription practices demonstrate stark ethnic disparities, with men from minority regions—particularly Dagestan, Buryatia, and other non-Slavic territories—experiencing disproportionate mobilization rates while residents of Moscow and St. Petersburg remain largely exempt.[6] This pattern constitutes not merely unequal burden-sharing but approaches ethnic cleansing through military attrition, deliberately depleting minority male populations while preserving the demographic integrity of the political core.</text:p>
      <text:p text:style-name="Text_20_body">Similarly, in regions experiencing sectarian or ethnic violence, marginalized communities face systematic persecution with minimal state intervention or active state participation. The Druze communities in southern Syria, Jewish populations in various unstable <text:soft-page-break/>regions, and LGBTQ+ individuals across multiple jurisdictions experience targeted violence amplified by their inability to access protective means.[7] The counterfactual question—whether armed self-defence capacity might have prevented casualties or deterred attacks—merits serious consideration within defence policy frameworks.</text:p>
      <text:p text:style-name="Text_20_body">These cases illuminate a critical principle: when state protection becomes selective, absent, or actively threatening, the moral and practical justification for individual and community self-defence strengthens proportionally. Defence policy must therefore incorporate mechanisms enabling vulnerable populations to maintain security autonomy while establishing robust safeguards against weaponized intimidation or vigilantism.</text:p>
      <text:h text:style-name="P10" text:outline-level="3"><text:bookmark-start text:name="__RefHeading___Toc4246_3662947916"/>2.5.1.3 Balancing Individual Rights with Collective Safety<text:bookmark-end text:name="__RefHeading___Toc4246_3662947916"/></text:h>
      <text:p text:style-name="Text_20_body">The recognition of self-protection rights necessitates sophisticated regulatory frameworks that balance individual autonomy with collective security imperatives.[8] Such frameworks must distinguish between defensive capabilities appropriate for personal and community protection and offensive arsenals designed for mass casualties. This distinction forms the conceptual foundation for permitting regulated access to proportionate defensive tools while prohibiting mass casualty weapons systems.</text:p>
      <text:p text:style-name="Text_20_body">Effective regulation requires transparent governance, community involvement in policy formation, mandatory safety training, mental health screening, and accountability mechanisms that impose genuine consequences for misuse.[9] Critically, these frameworks must apply universally rather than creating privileged access for economically or politically favored groups, thereby avoiding the reproduction of existing inequalities through differential security access.</text:p>
      <text:h text:style-name="P11" text:outline-level="2"><text:bookmark-start text:name="__RefHeading___Toc4248_3662947916"/>2.5.2 Governmental Violence as the Primary Contemporary Threat<text:bookmark-end text:name="__RefHeading___Toc4248_3662947916"/></text:h>
      <text:h text:style-name="P10" text:outline-level="3"><text:bookmark-start text:name="__RefHeading___Toc4250_3662947916"/>2.5.2.1 Reframing Threat Hierarchies<text:bookmark-end text:name="__RefHeading___Toc4250_3662947916"/></text:h>
      <text:p text:style-name="Text_20_body">Contemporary security discourse continues to prioritize non-state threats—organized crime, terrorism, random violence—despite empirical evidence demonstrating that state-organized violence produces casualties and social disruption at scales vastly exceeding other threat categories.[10] This analytical framework represents both descriptive inaccuracy and a strategic misdirection that obscures the primary drivers of human insecurity globally.</text:p>
      <text:p text:style-name="Text_20_body">State military operations, both international and domestic, generate direct casualties through combat, indirect mortality through infrastructure destruction and displacement, long-term health consequences through environmental contamination, psychological trauma affecting entire populations, and economic devastation that perpetuates intergenerational poverty.[11] When governmental violence is recognized as the principal threat to human security, defence strategies must prioritize constraining state capacity for organized violence rather than exclusively focusing on non-state actors.</text:p>
      <text:h text:style-name="P10" text:outline-level="3"><text:bookmark-start text:name="__RefHeading___Toc4252_3662947916"/>2.5.2.2 Conscription Inequality and Class-Based Warfare<text:bookmark-end text:name="__RefHeading___Toc4252_3662947916"/></text:h>
      <text:p text:style-name="Text_20_body">Military conscription systems globally demonstrate consistent patterns of class and ethnic stratification that expose the fiction of shared national sacrifice.[12] Wealthy and politically connected families routinely secure exemptions, deferments, or assignments <text:soft-page-break/>to non-combat roles, while working-class and minority populations constitute the vast majority of frontline casualties. This pattern holds across democratic and authoritarian systems alike, revealing a structural feature of modern warfare rather than an aberration of particular regimes.</text:p>
      <text:p text:style-name="Text_20_body">The children of defence contractors, weapons manufacturers, and political leaders who authorize military operations overwhelmingly occupy "cushioned seats far from the battlefield," enjoying career opportunities, educational advantages, and physical security while others bear the violence their families profit from or politically authorize.[13] This represents not merely inequality but a profound moral crisis wherein those who benefit most from military operations bear the least personal risk, creating perverse incentives for conflict perpetuation.</text:p>
      <text:h text:style-name="P10" text:outline-level="3"><text:bookmark-start text:name="__RefHeading___Toc4254_3662947916"/>2.5.2.3 The Collapse of Conflict Narratives<text:bookmark-end text:name="__RefHeading___Toc4254_3662947916"/></text:h>
      <text:p text:style-name="Text_20_body">Contemporary populations exhibit unprecedented skepticism toward official justifications for military operations, recognizing patterns of manufactured pretexts, selective intelligence presentation, and post-hoc rationalization.[14] This skepticism reflects both improved information access and the accumulated legacy of exposed deceptions from Vietnam to Iraq to contemporary conflicts. When populations observe consistent disparities between stated objectives and actual outcomes, between proclaimed values and operational practices, trust in conflict narratives appropriately erodes.</text:p>
      <text:p text:style-name="Text_20_body">The recognition that recent wars have served primarily economic or political purposes rather than genuine security imperatives—resource extraction, market access, geopolitical positioning, domestic political distraction—has fundamentally altered civic engagement with military policy.[15] Defence frameworks must operate within this context of justified public skepticism, requiring unprecedented transparency and democratic accountability to maintain legitimacy.</text:p>
      <text:h text:style-name="P11" text:outline-level="2"><text:bookmark-start text:name="__RefHeading___Toc4256_3662947916"/>2.5.3 Prohibition of Mass Casualty Weapons Production<text:bookmark-end text:name="__RefHeading___Toc4256_3662947916"/></text:h>
      <text:h text:style-name="P10" text:outline-level="3"><text:bookmark-start text:name="__RefHeading___Toc4258_3662947916"/>2.5.3.1 The Moral Imperative for Production Abolition<text:bookmark-end text:name="__RefHeading___Toc4258_3662947916"/></text:h>
      <text:p text:style-name="Text_20_body">The global weapons production apparatus represents a unique institutional arrangement wherein organizations legally operate with the explicit purpose of developing tools for mass human killing.[16] This institutional legitimacy for industrialized violence production lacks coherent moral justification and generates cascading harms that extend far beyond immediate conflict zones. The Defence pillar must therefore center the prohibition of mass casualty weapons production as a foundational requirement for sustainable human security.</text:p>
      <text:p text:style-name="Text_20_body">Mass casualty weapons—including but not limited to nuclear arsenals, chemical and biological agents, advanced explosive munitions, and automated weapons systems—exist exclusively to inflict casualties at scales that overwhelm any proportionate self-defence justification.[17] Their production, stockpiling, and potential deployment create permanent conditions of existential threat, divert vast resources from productive social investment, and normalize preparation for mass violence within civic life. The abolition of their production represents not idealistic aspiration but practical necessity for species survival.</text:p>
      <text:h text:style-name="P10" text:outline-level="3"><text:bookmark-start text:name="__RefHeading___Toc4260_3662947916"/><text:soft-page-break/>2.5.3.2 Personal Accountability and Criminal Liability<text:bookmark-end text:name="__RefHeading___Toc4260_3662947916"/></text:h>
      <text:p text:style-name="Text_20_body">The Defence pillar establishes a framework of individual criminal accountability for participation in prohibited weapons production, treating such activity as organized crime regardless of corporate structure or governmental authorization.[18] This approach recognizes that legal formalism has historically provided cover for profoundly immoral activities, and that meaningful deterrence requires personal consequences for individuals making production decisions.</text:p>
      <text:p text:style-name="Text_20_body">Under this framework, executives, engineers, researchers, and financiers involved in designing, producing, or facilitating mass casualty weapons systems face criminal prosecution with penalties commensurate with the potential harm their work enables.[19] This includes not merely completed weapons but also research and development activities, component manufacturing, and financial facilitation. The standard extends to indirect participation: an engineer developing targeting systems for autonomous weapons bears criminal liability even if not directly assembling final munitions.</text:p>
      <text:p text:style-name="Text_20_body">This accountability framework transforms the risk calculation for weapons production participation. Currently, individuals involved in such production enjoy legal protection, social prestige, and substantial financial compensation while bearing no personal risk for the violence their work enables.[20] Personal criminal liability redistributes this risk appropriately, ensuring that those profiting from violence production face genuine consequences.</text:p>
      <text:h text:style-name="P10" text:outline-level="3"><text:bookmark-start text:name="__RefHeading___Toc4262_3662947916"/>2.5.3.3 Feasibility of Global Production Disruption<text:bookmark-end text:name="__RefHeading___Toc4262_3662947916"/></text:h>
      <text:p text:style-name="Text_20_body">Critics contend that prohibiting weapons production would simply drive manufacturing underground or to covert facilities, rendering enforcement impossible.[21] However, empirical examination of production requirements reveals significant vulnerabilities within the weapons manufacturing supply chain that enable effective disruption.</text:p>
      <text:p text:style-name="Text_20_body">Mass casualty weapons production requires access to restricted materials, sophisticated manufacturing infrastructure, extensive testing facilities, complex supply chains involving numerous specialized components, substantial financial investment and sustained funding, and technical expertise concentrated in relatively few global centers.[22] Each of these requirements creates enforcement opportunities.</text:p>
      <text:p text:style-name="Text_20_body">The materials necessary for advanced weapons systems—enriched uranium, specific chemical precursors, rare earth elements in particular concentrations, specialized explosives—exist in limited global supply with production concentrated in identifiable facilities.[23] While theoretically possible to produce some materials covertly, the quantities necessary for meaningful weapons programs require industrial-scale operations that generate detectable signatures in energy consumption, environmental contamination, and material flows.</text:p>
      <text:p text:style-name="Text_20_body">Manufacturing infrastructure for precision weapons cannot be miniaturized or easily concealed.[24] Facilities producing advanced guidance systems, propulsion mechanisms, or sophisticated explosives require clean rooms, specialized machinery, testing equipment, and quality control systems that represent substantial physical footprints. Historical attempts at covert weapons production—from Iraq's pre-2003 programs to various proliferation attempts—demonstrate that significant production operations eventually become detectable through multiple intelligence channels.</text:p>
      <text:p text:style-name="Text_20_body"><text:soft-page-break/>The global weapons industry currently operates through known entities: major defence contractors in the United States, Europe, Russia, and China constitute the overwhelming majority of production capacity.[25] These organizations maintain public profiles, employ hundreds of thousands of workers, operate facilities at known locations, and participate in documented supply chains. The transformation of this open industrial complex into hidden networks would require unprecedented organizational restructuring that would substantially reduce production capacity during transition periods, create extensive vulnerability to infiltration and exposure, and eliminate many efficiency advantages of centralized manufacturing.</text:p>
      <text:h text:style-name="P10" text:outline-level="3"><text:bookmark-start text:name="__RefHeading___Toc4264_3662947916"/>2.5.3.4 Enforcement Mechanisms and International Cooperation<text:bookmark-end text:name="__RefHeading___Toc4264_3662947916"/></text:h>
      <text:p text:style-name="Text_20_body">Effective enforcement of production prohibitions requires multilateral cooperation, intrusive inspection regimes, financial system monitoring to detect weapons-related transactions, severe economic sanctions for violation-enabling jurisdictions, and asymmetric consequences for non-compliance.[26] Unlike disarmament treaties that have historically relied on voluntary cooperation and limited verification, production prohibition would treat weapons manufacturing as criminal activity subject to the full apparatus of international law enforcement.</text:p>
      <text:p text:style-name="Text_20_body">This framework acknowledges that some states may initially resist cooperation, but establishes costs for non-compliance that exceed benefits of continued production.[27] When weapons production becomes classified as organized crime, states harboring such activity face comprehensive diplomatic isolation, exclusion from international financial systems, and potential intervention by coalitions of enforcement-committed states. The precedent exists in international efforts against piracy, slavery, and other activities that transitioned from accepted practice to criminal offense through sustained multilateral pressure.</text:p>
      <text:h text:style-name="P11" text:outline-level="2"><text:bookmark-start text:name="__RefHeading___Toc4266_3662947916"/>2.5.4 The Comprehensive Costs of Warfare<text:bookmark-end text:name="__RefHeading___Toc4266_3662947916"/></text:h>
      <text:h text:style-name="P10" text:outline-level="3"><text:bookmark-start text:name="__RefHeading___Toc4268_3662947916"/>2.5.4.1 Environmental Devastation<text:bookmark-end text:name="__RefHeading___Toc4268_3662947916"/></text:h>
      <text:p text:style-name="Text_20_body">Military operations produce environmental destruction at scales that rival or exceed industrial pollution as drivers of ecological collapse.[28] Modern warfare's environmental impacts include toxic contamination of soil and water through depleted uranium, chemical agents, and heavy metals that persist for generations; destruction of habitats through bombing, defoliation, and infrastructure collapse; disruption of wildlife populations through noise pollution, displacement, and direct casualties; contribution to climate change through massive fossil fuel consumption by military operations; and creation of conditions for ecological cascade failures as damaged ecosystems lose resilience.</text:p>
      <text:p text:style-name="Text_20_body">The environmental costs of warfare represent permanent degradation of planetary life-support systems, reducing Earth's capacity to sustain future generations.[29] These costs receive insufficient attention in security calculations that focus narrowly on immediate human casualties while ignoring long-term ecological consequences. A comprehensive Defence framework must account for environmental impacts as central rather than peripheral costs of military operations.</text:p>
      <text:h text:style-name="P10" text:outline-level="3"><text:bookmark-start text:name="__RefHeading___Toc4270_3662947916"/><text:soft-page-break/>2.5.4.2 Wildlife and Biodiversity Impacts<text:bookmark-end text:name="__RefHeading___Toc4270_3662947916"/></text:h>
      <text:p text:style-name="Text_20_body">Armed conflicts occur disproportionately in regions of high biodiversity, creating direct threats to species survival through habitat destruction, disruption of migration patterns, poaching and illegal wildlife trade facilitated by security vacuums, introduction of invasive species through military logistics, and contamination of ecosystems supporting endangered populations.[30] The Vietnam War's defoliation campaigns eliminated vast forest ecosystems, while contemporary conflicts in central Africa threaten great ape populations, and Middle Eastern wars disrupt already-endangered species in fragile desert ecosystems.</text:p>
      <text:p text:style-name="Text_20_body">The intersection of conflict and biodiversity loss creates irreversible damage to planetary heritage, eliminating species and ecosystems that have evolved over millions of years to satisfy temporary geopolitical objectives.[31] This destruction represents profound intergenerational injustice, stealing biological wealth from future generations to fuel present conflicts.</text:p>
      <text:h text:style-name="P10" text:outline-level="3"><text:bookmark-start text:name="__RefHeading___Toc4272_3662947916"/>2.5.4.3 Economic Opportunity Costs<text:bookmark-end text:name="__RefHeading___Toc4272_3662947916"/></text:h>
      <text:p text:style-name="Text_20_body">Global military expenditure exceeds $2 trillion annually, representing resources diverted from productive investment in health care, education, infrastructure, scientific research for civilian applications, renewable energy development, poverty alleviation, and ecological restoration.[32] The opportunity costs of this diversion dwarf the direct costs of military operations themselves.</text:p>
      <text:p text:style-name="Text_20_body">Economic analysis of military spending reveals minimal productive return compared to alternative investments.[33] Military expenditure generates fewer jobs per dollar than infrastructure, education, or healthcare spending; produces technologies with limited civilian applications compared to direct civilian research investment; creates export dependencies that distort economic development in producer nations; and concentrates wealth among small numbers of contractors while imposing costs on broad populations. The economic case for substantial military investment collapses under scrutiny, revealing an institutional arrangement sustained by political rather than economic logic.</text:p>
      <text:h text:style-name="P10" text:outline-level="3"><text:bookmark-start text:name="__RefHeading___Toc4274_3662947916"/>2.5.4.4 Human Development Impacts<text:bookmark-end text:name="__RefHeading___Toc4274_3662947916"/></text:h>
      <text:p text:style-name="Text_20_body">Beyond immediate casualties, warfare produces cascading human development consequences including displacement creating refugee populations that overwhelm regional capacity; destruction of educational infrastructure and loss of educational years for conflict-affected youth; health system collapse producing preventable disease and maternal mortality; psychological trauma affecting multiple generations; and economic disruption that perpetuates poverty cycles long after conflict conclusion.[34]</text:p>
      <text:p text:style-name="Text_20_body">The human development costs of warfare concentrate disproportionately on children, whose formative years occur during conflict periods.[35] Lost educational opportunities, malnutrition during critical development periods, psychological trauma, and normalization of violence create intergenerational consequences that extend far beyond immediate conflict timeframes. These costs receive insufficient weight in security calculations that focus on immediate military objectives while ignoring long-term human capital destruction.</text:p>
      <text:h text:style-name="P11" text:outline-level="2"><text:bookmark-start text:name="__RefHeading___Toc4276_3662947916"/><text:soft-page-break/>2.5.5 War as Instrument of Economic and Political Manipulation<text:bookmark-end text:name="__RefHeading___Toc4276_3662947916"/></text:h>
      <text:h text:style-name="P10" text:outline-level="3"><text:bookmark-start text:name="__RefHeading___Toc4278_3662947916"/>2.5.5.1 Resource Extraction and Economic Warfare<text:bookmark-end text:name="__RefHeading___Toc4278_3662947916"/></text:h>
      <text:p text:style-name="Text_20_body">Contemporary military operations frequently serve resource extraction objectives disguised through security rhetoric.[36] The invasion of Iraq occurred against the backdrop of the world's second-largest petroleum reserves, with post-invasion oil field development favoring multinational corporations based in invading nations. Afghanistan's strategic position relative to Central Asian energy resources and rare earth mineral deposits, while not the sole invasion motivation, constituted significant economic considerations. Venezuela faces ongoing foreign intervention attempts correlated with the world's largest proven oil reserves, with statements from political leaders explicitly acknowledging resource motivations.[37]</text:p>
      <text:p text:style-name="Text_20_body">The pattern of military intervention correlating with resource availability rather than humanitarian crisis or genuine security threats reveals the economic foundations of contemporary warfare.[38] This recognition transforms public understanding of conflict justifications, appropriately generating skepticism toward official narratives that emphasize values or security while pursuing economic objectives.</text:p>
      <text:h text:style-name="P10" text:outline-level="3"><text:bookmark-start text:name="__RefHeading___Toc4280_3662947916"/>2.5.5.2 Political Distraction and Domestic Agenda Management<text:bookmark-end text:name="__RefHeading___Toc4280_3662947916"/></text:h>
      <text:p text:style-name="Text_20_body">Military operations serve domestic political functions by redirecting public attention from governmental failures, consolidating executive power through emergency authorities, unifying populations through external threat construction, and suppressing dissent through nationalism and security imperatives.[39] The timing of military operations frequently correlates with domestic political vulnerabilities, suggesting strategic deployment of foreign conflicts to manage internal political challenges.</text:p>
      <text:p text:style-name="Text_20_body">Recent examples include potential relationships between military escalations and desires to obscure domestic scandals, policy failures, or politically damaging revelations.[40] The suggestion that certain military or foreign policy actions might serve to distract from politically sensitive document releases or investigations illustrates how national security apparatuses can be weaponized for partisan political purposes. This instrumentalization of military power for domestic political management represents a profound perversion of defence institutions, transforming tools meant to protect populations into mechanisms for elite power preservation.</text:p>
      <text:h text:style-name="P10" text:outline-level="3"><text:bookmark-start text:name="__RefHeading___Toc4282_3662947916"/>2.5.5.3 The Manufacturing of Conflict Pretexts<text:bookmark-end text:name="__RefHeading___Toc4282_3662947916"/></text:h>
      <text:p text:style-name="Text_20_body">Historical examination reveals consistent patterns of manufactured or exaggerated pretexts for military operations: intelligence manipulation to justify predetermined interventions, false flag operations creating apparent justifications for response, diplomatic sabotage of peaceful resolution opportunities, media management creating public support for military action, and selective presentation of threat assessments emphasizing worst-case scenarios.[41] These patterns suggest institutional dispositions toward conflict among certain state actors, reflecting interests of military-industrial constituencies, geopolitical positioning objectives, and domestic political calculations rather than genuine security imperatives.</text:p>
      <text:p text:style-name="Text_20_body">The recognition that conflicts often reflect manufactured provocations rather than unavoidable security responses fundamentally alters democratic accountability <text:soft-page-break/>requirements.[42] When populations understand that war frequently results from deliberate escalation by actors seeking conflict, democratic oversight mechanisms must impose substantially higher evidentiary standards for military authorization and create meaningful consequences for officials who manufacture conflict pretexts.</text:p>
      <text:h text:style-name="P11" text:outline-level="2"><text:bookmark-start text:name="__RefHeading___Toc4284_3662947916"/>2.5.6 Alternative Security Paradigms<text:bookmark-end text:name="__RefHeading___Toc4284_3662947916"/></text:h>
      <text:h text:style-name="P10" text:outline-level="3"><text:bookmark-start text:name="__RefHeading___Toc4286_3662947916"/>2.5.6.1 The Crisis of Contemporary Policing<text:bookmark-end text:name="__RefHeading___Toc4286_3662947916"/></text:h>
      <text:p text:style-name="Text_20_body">Modern policing institutions across much of the developed world face a profound crisis of effectiveness, legitimacy, and purpose that undermines their capacity to provide genuine security to communities.[43] This crisis manifests across multiple dimensions that collectively demonstrate the need for fundamental restructuring rather than incremental reform.</text:p>
      <text:h text:style-name="P12" text:outline-level="4"><text:bookmark-start text:name="__RefHeading___Toc4288_3662947916"/>Resource Misallocation and Response Failures<text:bookmark-end text:name="__RefHeading___Toc4288_3662947916"/></text:h>
      <text:p text:style-name="Text_20_body">Contemporary police departments increasingly function as revenue-generation mechanisms rather than community protection services.[44] In numerous jurisdictions, traffic enforcement and minor violation citations constitute primary police activities, with officers spending substantial portions of their time issuing tickets for parking violations, minor traffic infractions, and municipal code violations that generate revenue for local governments while providing minimal actual security benefit. This revenue-focused orientation creates perverse incentives wherein departments prioritize activities generating income over those addressing serious threats to community safety.</text:p>
      <text:p text:style-name="Text_20_body">Meanwhile, responses to serious crimes demonstrate systematic inadequacy that erodes public trust and leaves victims without meaningful recourse.[45] Property crimes including burglaries, vehicle theft, and vandalism frequently receive perfunctory responses consisting of online reporting systems or brief telephone interviews without in-person investigation, crime scene processing, or follow-up contact with victims. Victims report filing police reports primarily for insurance purposes rather than any expectation of investigation or property recovery. This abandonment of investigative function for common crimes creates a two-tier system wherein serious violence receives attention while property crimes affecting working-class populations remain effectively unaddressed.</text:p>
      <text:p text:style-name="Text_20_body">The resource allocation underlying this dysfunction reveals misplaced priorities: departments invest heavily in militarized equipment, surveillance technologies, and tactical units while investigative capacity atrophies through understaffing and inadequate training.[46] Detectives handling property crimes often carry caseloads exceeding several hundred active cases simultaneously, making meaningful investigation impossible. The contrast between resources devoted to enforcement activities versus investigative capacity illuminates the extent to which contemporary policing has abandoned problem-solving in favor of visible presence and revenue generation.</text:p>
      <text:h text:style-name="P12" text:outline-level="4"><text:bookmark-start text:name="__RefHeading___Toc4290_3662947916"/>Systemic Bias and Discriminatory Enforcement<text:bookmark-end text:name="__RefHeading___Toc4290_3662947916"/></text:h>
      <text:p text:style-name="Text_20_body">Empirical research consistently demonstrates that policing practices disproportionately target marginalized communities while under-serving their legitimate security needs.[47] Racial and ethnic minorities experience higher rates of traffic stops, searches, arrests, and use of force compared to majority populations even when controlling for crime rates <text:soft-page-break/>and behavioral factors. This discriminatory enforcement creates alienation between police and communities most affected by violence, paradoxically reducing security in neighborhoods that most need effective protection.</text:p>
      <text:p text:style-name="Text_20_body">The bias extends beyond individual officer prejudice to encompass institutional practices and priorities.[48] Enforcement resources concentrate on low-level offenses in poor neighborhoods—public consumption, loitering, minor drug possession—while white-collar crimes, wage theft, and environmental violations affecting these same communities receive minimal attention. This selective enforcement communicates that certain populations deserve surveillance and control while others receive protection and service, fundamentally undermining the legitimacy necessary for effective security provision.</text:p>
      <text:p text:style-name="Text_20_body">Geographic disparities compound racial and economic bias, with affluent neighborhoods receiving rapid response times and attentive service while poor and minority communities experience delayed responses, dismissive treatment, and minimal follow-up.[49] These disparities reflect both resource allocation decisions and cultural factors within police departments that privilege certain communities while devaluing others. The result is a protection system that functions well for those with political and economic power while failing those most vulnerable to violence and exploitation.</text:p>
      <text:h text:style-name="P12" text:outline-level="4"><text:bookmark-start text:name="__RefHeading___Toc4292_3662947916"/>Procedural Rigidity and Bureaucratic Dysfunction<text:bookmark-end text:name="__RefHeading___Toc4292_3662947916"/></text:h>
      <text:p text:style-name="Text_20_body">Police departments often operate through rigid procedural frameworks that prioritize paperwork, documentation, and liability management over flexible problem-solving and community engagement.[50] Officers spend substantial portions of their shifts completing forms, generating reports, and navigating administrative requirements that consume time without producing security benefits. This bureaucratic burden reduces street presence, limits community interaction, and creates frustration among officers seeking to engage meaningfully with security challenges.</text:p>
      <text:p text:style-name="Text_20_body">The procedural rigidity extends to response protocols that treat diverse situations through standardized approaches regardless of context.[51] Mental health crises, family disputes, substance issues, and neighborhood conflicts receive similar enforcement-oriented responses despite requiring differentiated approaches. This one-size-fits-all mentality reflects organizational cultures that value consistency and liability protection over effectiveness, producing frequent escalations of situations that alternative approaches might resolve without force or formal legal intervention.</text:p>
      <text:p text:style-name="Text_20_body">Accountability systems within police departments often function perversely, creating disincentives for honest reporting of problems or innovative approaches to challenges.[52] Officers who identify shortcomings in departmental practices, report colleague misconduct, or propose alternative approaches frequently face informal sanctions including ostracism, unfavorable assignments, and career stagnation. This cultural resistance to internal critique prevents organizational learning and perpetuates dysfunctional practices long after their failures become apparent.</text:p>
      <text:h text:style-name="P12" text:outline-level="4"><text:bookmark-start text:name="__RefHeading___Toc4294_3662947916"/>The Training-Reality Gap<text:bookmark-end text:name="__RefHeading___Toc4294_3662947916"/></text:h>
      <text:p text:style-name="Text_20_body">Police training programs often emphasize worst-case scenarios, threat recognition, and use-of-force techniques while providing minimal preparation for the community engagement, de-escalation, and social service functions that constitute the majority of police work.[53] This training orientation produces officers psychologically prepared for <text:soft-page-break/>combat but inadequately equipped for the relationship-building, conflict mediation, and problem-solving that effective community security requires.</text:p>
      <text:p text:style-name="Text_20_body">The emphasis on threat perception creates heightened vigilance that can manifest as aggressive or defensive posturing in routine interactions, damaging community relations and escalating situations that alternative approaches might resolve peacefully.[54] Officers trained to perceive environments as potentially hostile struggle to adopt collaborative or service-oriented mindsets, instead defaulting to control-oriented approaches that alienate community members and reduce cooperation.</text:p>
      <text:p text:style-name="Text_20_body">Continuing education and professional development within policing often reinforce these problematic orientations rather than correcting them.[55] Advanced training opportunities emphasize tactical skills, weapons proficiency, and surveillance technologies rather than conflict resolution, cultural competency, mental health response, or community organizing. This training trajectory produces departments with sophisticated enforcement capabilities but limited capacity for the preventive and community-building work that research demonstrates produces superior security outcomes.</text:p>
      <text:h text:style-name="P12" text:outline-level="4"><text:bookmark-start text:name="__RefHeading___Toc4296_3662947916"/>Technology as Solution Substitute<text:bookmark-end text:name="__RefHeading___Toc4296_3662947916"/></text:h>
      <text:p text:style-name="Text_20_body">Police departments increasingly pursue technological solutions to problems rooted in inadequate community relationships and misaligned priorities.[56] Surveillance cameras, automated license plate readers, predictive policing algorithms, and facial recognition systems receive substantial investment despite limited evidence of effectiveness and significant concerns regarding privacy, bias, and civil liberties impacts.</text:p>
      <text:p text:style-name="Text_20_body">These technologies often function as substitutes for community engagement rather than supplements to relationship-based security.[57] Departments deploy surveillance infrastructure in lieu of community policing initiatives, treat algorithmic predictions as intelligence rather than engaging residents as knowledge sources, and pursue technical monitoring instead of building trust relationships that generate voluntary cooperation. The result is enhanced surveillance without corresponding security improvement, as technology cannot substitute for the community trust and cooperation that effective security requires.</text:p>
      <text:p text:style-name="Text_20_body">Furthermore, surveillance technologies disproportionately concentrate in poor and minority neighborhoods, creating asymmetric monitoring that reinforces discriminatory enforcement patterns.[58] The differential deployment communicates that certain communities deserve surveillance while others receive service, further alienating populations most affected by violence and reducing their willingness to cooperate with police investigations.</text:p>
      <text:h text:style-name="P10" text:outline-level="3"><text:bookmark-start text:name="__RefHeading___Toc4298_3662947916"/>2.5.6.2 Community-Oriented Security Models<text:bookmark-end text:name="__RefHeading___Toc4298_3662947916"/></text:h>
      <text:p text:style-name="Text_20_body">Community-oriented security models offer comprehensive alternatives to the dysfunctional patterns characterizing contemporary policing by prioritizing relationship-building over enforcement, de-escalation over confrontation, and collaborative problem-solving over punitive responses.[59] These approaches recognize that sustainable security emerges from community trust and cooperation rather than coercive capacity, and that security institutions must be accountable to and embedded within the populations they serve.</text:p>
      <text:h text:style-name="P12" text:outline-level="4"><text:bookmark-start text:name="__RefHeading___Toc4300_3662947916"/><text:soft-page-break/>Foundational Principles of Community Security<text:bookmark-end text:name="__RefHeading___Toc4300_3662947916"/></text:h>
      <text:p text:style-name="Text_20_body">Effective community-oriented security involves participatory governance structures giving communities genuine authority over security priorities and practices.[60] Rather than external imposition of security strategies, community security models create mechanisms for residents to identify their most pressing safety concerns, propose solutions drawing on local knowledge and relationships, and hold security personnel accountable for responsiveness to community-defined needs. This participatory foundation ensures that security provision aligns with actual community priorities rather than external assumptions or bureaucratic convenience.</text:p>
      <text:p text:style-name="Text_20_body">Officers in community security models are recruited from and remain embedded within specific neighborhoods, developing deep familiarity with local dynamics, relationships, and challenges.[61] This embedded presence enables officers to function as community members rather than external enforcers, building trust relationships that facilitate information sharing, early intervention in developing conflicts, and collaborative problem-solving. The contrast with traditional models—wherein officers patrol as outsiders enforcing external standards—proves fundamental to effectiveness differences.</text:p>
      <text:p text:style-name="Text_20_body">Transparent accountability mechanisms with civilian oversight authority ensure that security institutions remain responsive to community needs and face consequences for failures or abuses.[62] Community review boards with genuine investigatory and disciplinary authority, public reporting of security outcomes and resource allocation, and protection for community members who challenge security practices create conditions for meaningful accountability that traditional internal review processes consistently fail to provide.</text:p>
      <text:h text:style-name="P12" text:outline-level="4"><text:bookmark-start text:name="__RefHeading___Toc4302_3662947916"/>Problem-Solving Orientation<text:bookmark-end text:name="__RefHeading___Toc4302_3662947916"/></text:h>
      <text:p text:style-name="Text_20_body">Community security approaches emphasize addressing underlying causes of safety concerns rather than merely responding to symptoms through arrest and enforcement.[63] When communities identify concerns regarding abandoned properties attracting criminal activity, responses might involve coordinating with housing departments to secure or rehabilitate structures, organizing community members to monitor and report problems, and connecting property owners with resources to maintain their holdings rather than simply increasing patrols or making arrests.</text:p>
      <text:p text:style-name="Text_20_body">This problem-solving orientation requires security personnel with substantially different skill sets than traditional enforcement-focused policing emphasizes.[64] Effective community security officers must possess conflict mediation capabilities, knowledge of social service resources and referral processes, community organizing skills to mobilize resident participation, and cultural competency to navigate diverse community contexts. The selection and training processes for community security positions must therefore prioritize these capacities alongside traditional law enforcement skills.</text:p>
      <text:p text:style-name="Text_20_body">The problem-solving approach extends to how community security addresses ongoing challenges like substance use, mental health crises, and chronic neighborhood conflicts.[65] Rather than repetitive arrests that process individuals through criminal justice systems without addressing underlying issues, community security models connect affected persons with health services, treatment programs, and community support systems while reducing reliance on punitive interventions that often exacerbate rather than resolve problems.</text:p>
      <text:h text:style-name="P12" text:outline-level="4"><text:bookmark-start text:name="__RefHeading___Toc4304_3662947916"/><text:soft-page-break/>Integration with Social Services<text:bookmark-end text:name="__RefHeading___Toc4304_3662947916"/></text:h>
      <text:p text:style-name="Text_20_body">Effective community security requires deep integration with social service systems addressing housing instability, mental health support, substance treatment, youth programming, employment assistance, and family services.[66] Security personnel function as connectors linking community members with appropriate resources rather than as primary interventors attempting to address complex social challenges through enforcement mechanisms.</text:p>
      <text:p text:style-name="Text_20_body">This integration demands institutional arrangements that facilitate rapid referrals, information sharing across agencies (with appropriate privacy protections), and coordinated responses involving multiple service systems.[67] When security personnel encounter situations involving mental health crises, they must have immediate access to crisis intervention specialists and the authority to defer to those specialists' judgment rather than defaulting to enforcement responses. Similarly, encounters revealing housing instability, employment challenges, or family crises require mechanisms for immediate connection with relevant services.</text:p>
      <text:p text:style-name="Text_20_body">The resource implications of this integrated approach prove substantial but generate returns through reduced repeated interventions, lower incarceration costs, and improved community outcomes.[68] Communities implementing comprehensive integrated models demonstrate reduced emergency service utilization, lower arrest and incarceration rates, and improved resident satisfaction with security provision. The initial investment in social service capacity and integration infrastructure pays dividends through reduced downstream costs and enhanced security effectiveness.</text:p>
      <text:h text:style-name="P12" text:outline-level="4"><text:bookmark-start text:name="__RefHeading___Toc4306_3662947916"/>Evidence Base and Outcomes<text:bookmark-end text:name="__RefHeading___Toc4306_3662947916"/></text:h>
      <text:p text:style-name="Text_20_body">Jurisdictions implementing genuine community-oriented security models demonstrate measurable improvements across multiple security and social indicators.[69] Violence rates decline as community relationships facilitate early intervention in developing conflicts and information sharing that enables targeted responses to specific threats. Property crime clearance rates improve as residents become willing to provide information and participate in investigations. Use of force by security personnel decreases as relationship-based approaches enable de-escalation and reduce adversarial dynamics.</text:p>
      <text:p text:style-name="Text_20_body">Community satisfaction with security services increases substantially under community-oriented models, with residents reporting feeling heard, respected, and served rather than surveilled and controlled.[70] This satisfaction extends across demographic groups, including communities that traditionally experience antagonistic relationships with police. The transformation in community-security relationships proves foundational to other improvements, as increased trust facilitates cooperation that enhances security effectiveness while reducing reliance on coercive enforcement.</text:p>
      <text:p text:style-name="Text_20_body">Cost-effectiveness analyses demonstrate that community-oriented approaches produce superior security outcomes at comparable or lower costs than traditional enforcement-focused models.[71] While requiring initial investments in training, organizational restructuring, and social service integration, these models generate savings through reduced incarceration, lower emergency service utilization, and decreased civil litigation costs. The economic case for community-oriented security complements the effectiveness and legitimacy arguments, making transition to these models a matter of fiscal responsibility alongside ethical imperative.</text:p>
      <text:h text:style-name="P10" text:outline-level="3"><text:bookmark-start text:name="__RefHeading___Toc4308_3662947916"/><text:soft-page-break/>2.5.6.3 Restorative Justice Frameworks<text:bookmark-end text:name="__RefHeading___Toc4308_3662947916"/></text:h>
      <text:p text:style-name="Text_20_body">Restorative justice approaches offer alternatives to punitive systems by focusing on harm repair, relationship restoration, and community healing rather than punishment and isolation.[72] These frameworks recognize that crime produces harms requiring repair and that meaningful accountability involves direct engagement with consequences rather than abstract punishment.</text:p>
      <text:h text:style-name="P12" text:outline-level="4"><text:bookmark-start text:name="__RefHeading___Toc4310_3662947916"/>Principles and Processes<text:bookmark-end text:name="__RefHeading___Toc4310_3662947916"/></text:h>
      <text:p text:style-name="Text_20_body">Restorative processes bring together affected parties—victims, offenders, and community members—to identify harms caused by offending behavior, determine appropriate repair mechanisms, address underlying causes of harmful conduct, and create accountability while maintaining relationship possibilities.[73] This approach fundamentally differs from adversarial criminal justice processes that separate affected parties, delegate decision-making to legal professionals and state officials, and impose standardized punishments with minimal victim involvement or offender engagement with consequences.</text:p>
      <text:p text:style-name="Text_20_body">The restorative process typically involves facilitated dialogue wherein victims can express impacts of harmful behavior, ask questions, and participate in determining appropriate responses; offenders confront consequences of their actions, develop understanding of harms caused, and commit to specific repair actions; and community members contribute perspective on broader impacts and support both accountability and reintegration.[74] This participatory structure creates conditions for genuine accountability that punitive processes often fail to achieve, as offenders must directly engage with those affected rather than merely serving abstract sentences.</text:p>
      <text:p text:style-name="Text_20_body">Restorative frameworks distinguish between accountability and punishment, emphasizing that genuine accountability requires active repair rather than passive suffering.[75] An offender who steals property demonstrates accountability by returning or replacing the property, apologizing directly to the victim, and addressing factors that contributed to the theft—substance issues, economic desperation, peer influence—rather than merely serving time in jail. This distinction proves crucial to restorative justice's effectiveness, as repair-oriented accountability produces outcomes beneficial to victims and communities while reducing recidivism.</text:p>
      <text:h text:style-name="P12" text:outline-level="4"><text:bookmark-start text:name="__RefHeading___Toc4312_3662947916"/>Application Across Offense Types<text:bookmark-end text:name="__RefHeading___Toc4312_3662947916"/></text:h>
      <text:p text:style-name="Text_20_body">Restorative justice emerged primarily in juvenile contexts and for minor offenses but has expanded to encompass serious crimes including violence, demonstrating the framework's scalability and effectiveness across offense types.[76] For property crimes, restorative processes consistently produce higher victim satisfaction, more complete restitution, and lower recidivism compared to traditional prosecution. Victims appreciate opportunities to participate meaningfully in justice processes, communicate impacts, and receive genuine apologies alongside material restitution.</text:p>
      <text:p text:style-name="Text_20_body">For violent offenses, restorative approaches offer particularly valuable alternatives to punitive processes that often leave victims feeling excluded from justice processes while failing to produce meaningful accountability from offenders.[77] Victims of violence frequently report that traditional criminal justice provides minimal opportunity for them to express impacts, ask questions about motivation and circumstances, or influence case <text:soft-page-break/>outcomes beyond initial reporting. Restorative processes center victim participation while maintaining safety and voluntary participation, enabling victims to find closure and meaning that punitive processes rarely provide.</text:p>
      <text:p text:style-name="Text_20_body">Sexual offenses represent particularly challenging contexts for restorative approaches given power dynamics, trauma impacts, and public safety concerns.[78] However, carefully designed restorative programs for sexual offenses demonstrate promising outcomes when implemented with extensive victim support, specialized facilitation, and rigorous safety protocols. These programs prioritize victim agency and healing while creating accountability mechanisms that research suggests prove more effective than incarceration at preventing reoffending.</text:p>
      <text:h text:style-name="P12" text:outline-level="4"><text:bookmark-start text:name="__RefHeading___Toc4314_3662947916"/>Outcomes and Effectiveness<text:bookmark-end text:name="__RefHeading___Toc4314_3662947916"/></text:h>
      <text:p text:style-name="Text_20_body">Empirical research on restorative justice demonstrates superior outcomes across multiple measures compared to traditional punitive approaches.[79] Victim satisfaction rates with restorative processes consistently exceed 80-90%, dramatically higher than satisfaction with traditional prosecution and sentencing. Victims report feeling heard, respected, and meaningfully involved in justice processes while receiving apologies and restitution that punitive systems rarely deliver.</text:p>
      <text:p text:style-name="Text_20_body">Recidivism rates for offenders participating in restorative processes prove substantially lower than those processed through traditional systems.[80] Meta-analyses indicate recidivism reductions of 20-30% for restorative participants compared to traditionally sentenced offenders, with particularly strong effects for juvenile offenders and first-time adult offenders. The mechanisms underlying these reductions include direct confrontation with harm consequences, development of empathy and perspective-taking, community support for reintegration, and addressing of underlying factors contributing to offending.</text:p>
      <text:p text:style-name="Text_20_body">Community impacts of restorative justice extend beyond individual cases to broader effects on social cohesion and collective security.[81] Communities implementing restorative approaches report increased sense of collective responsibility for addressing harmful behavior, improved relationships across racial and economic divides, and enhanced confidence in justice processes. These community-level effects prove particularly valuable in neighborhoods experiencing concentrated disadvantage where traditional justice systems have generated alienation and mistrust.</text:p>
      <text:h text:style-name="P12" text:outline-level="4"><text:bookmark-start text:name="__RefHeading___Toc4316_3662947916"/>Implementation Challenges and Requirements<text:bookmark-end text:name="__RefHeading___Toc4316_3662947916"/></text:h>
      <text:p text:style-name="Text_20_body">Effective restorative justice implementation requires substantial investment in facilitator training, victim support services, community education, and integration with existing legal systems.[82] Facilitators must possess sophisticated conflict resolution skills, cultural competency, trauma-informed practice capabilities, and deep understanding of power dynamics to navigate restorative processes safely and effectively. The facilitation role proves far more demanding than traditional case processing, requiring extensive training and ongoing supervision.</text:p>
      <text:p text:style-name="Text_20_body">Victim participation in restorative processes must remain entirely voluntary with extensive support services ensuring that participation serves victim healing rather than system convenience or offender benefit.[83] Coerced or pressured victim participation undermines restorative principles and can cause additional trauma. Implementation <text:soft-page-break/>frameworks must therefore include robust victim advocacy, preparation services, and ongoing support throughout and following restorative processes.</text:p>
      <text:p text:style-name="Text_20_body">Integration with existing legal systems poses significant challenges as restorative approaches challenge fundamental assumptions underlying adversarial justice.[84] Prosecutors, judges, and defense attorneys often resist restorative alternatives due to unfamiliarity, concerns about appropriateness, or investment in traditional approaches. Successful implementation requires sustained education, demonstration of effectiveness through pilot programs, and development of clear protocols governing when and how restorative options become available.</text:p>
      <text:h text:style-name="P10" text:outline-level="3"><text:bookmark-start text:name="__RefHeading___Toc4318_3662947916"/>2.5.6.4 Conflict Prevention and Early Intervention<text:bookmark-end text:name="__RefHeading___Toc4318_3662947916"/></text:h>
      <text:p text:style-name="Text_20_body">Prevention-oriented security strategies address conflict drivers before violence emerges, offering superior effectiveness and cost-efficiency compared to reactive enforcement-focused approaches.[85] These strategies recognize that most violence and crime emerge from identifiable conditions and conflicts that, when addressed early, can be resolved without escalation to serious harm.</text:p>
      <text:h text:style-name="P12" text:outline-level="4"><text:bookmark-start text:name="__RefHeading___Toc4320_3662947916"/>Economic Development and Resource Security<text:bookmark-end text:name="__RefHeading___Toc4320_3662947916"/></text:h>
      <text:p text:style-name="Text_20_body">Economic insecurity and resource competition constitute primary drivers of interpersonal and community violence.[86] Neighborhoods experiencing high unemployment, limited economic opportunity, and concentrated poverty demonstrate elevated violence rates resulting from desperation, status competition through alternative economies, and reduced social cohesion. Prevention strategies must therefore prioritize economic development, employment access, and resource security as foundational security infrastructure.</text:p>
      <text:p text:style-name="Text_20_body">Effective economic prevention involves targeted investment in high-need communities through job training and placement programs, small business development support, living wage employment opportunities, and infrastructure investment generating sustained employment.[87] These investments produce security benefits that exceed their costs through reduced violence, lower criminal justice expenditures, and improved community stability. The characterization of such investments as "social programs" rather than security infrastructure reflects misunderstanding of violence dynamics and prevents optimal resource allocation.</text:p>
      <text:p text:style-name="Text_20_body">Youth employment programs demonstrate particularly strong violence prevention effects, as unemployment and idle time during adolescence and young adulthood correlate strongly with offending and violence involvement.[88] Summer employment programs, after-school job opportunities, and apprenticeship programs provide both immediate income and future opportunity while occupying time that might otherwise involve risky behavior. Communities implementing comprehensive youth employment initiatives demonstrate measurable violence reductions alongside improved educational and employment outcomes for participants.</text:p>
      <text:h text:style-name="P12" text:outline-level="4"><text:bookmark-start text:name="__RefHeading___Toc4322_3662947916"/>Political Inclusion and Conflict Resolution<text:bookmark-end text:name="__RefHeading___Toc4322_3662947916"/></text:h>
      <text:p text:style-name="Text_20_body">Political marginalization and exclusion from decision-making processes create conditions for grievance-driven violence and social conflict.[89] When communities lack legitimate mechanisms for expressing concerns, influencing policy, or addressing <text:soft-page-break/>perceived injustices, frustration can manifest through confrontational or violent action. Prevention frameworks must therefore ensure meaningful political participation for marginalized communities through electoral access, community decision-making authority, and responsive governance institutions.</text:p>
      <text:p text:style-name="Text_20_body">Formal mediation services addressing disputes before escalation prove highly effective at preventing violence while improving community relationships.[90] Community mediation programs offering free or low-cost services for neighbor disputes, family conflicts, landlord-tenant disagreements, and other common sources of tension resolve the vast majority of cases successfully while preventing escalation to violence or formal legal action. The investment in mediation infrastructure generates substantial returns through violence prevention and reduced court system utilization.</text:p>
      <text:p text:style-name="Text_20_body">Truth and reconciliation processes adapted from post-conflict contexts offer valuable tools for addressing historical grievances and systematic injustices that underlie contemporary social tensions.[91] Communities experiencing legacies of discriminatory policing, environmental injustice, or economic exploitation benefit from structured processes acknowledging harms, facilitating dialogue across divides, and establishing pathways toward repair and restoration. While challenging to implement, these processes address root causes of social conflict that enforcement-oriented approaches leave unresolved.</text:p>
      <text:h text:style-name="P12" text:outline-level="4"><text:bookmark-start text:name="__RefHeading___Toc4324_3662947916"/>Mental Health and Substance Treatment Access<text:bookmark-end text:name="__RefHeading___Toc4324_3662947916"/></text:h>
      <text:p text:style-name="Text_20_body">Mental health crises and substance use disorders constitute significant drivers of both violent and non-violent crime while creating substantial burden on emergency response systems.[92] Individuals experiencing untreated mental health conditions or active addiction frequently cycle through repeated criminal justice involvement without addressing underlying health needs, generating costs without producing therapeutic benefit. Prevention strategies must therefore prioritize mental health and substance treatment access as essential security infrastructure.</text:p>
      <text:p text:style-name="Text_20_body">Crisis intervention services offering immediate mental health support prevent escalation of crises into violence or criminal justice involvement.[93] Mobile crisis teams staffed by mental health professionals respond to situations involving psychiatric emergencies, conducting assessments, providing immediate support, and facilitating connections with treatment services. Communities implementing robust crisis services demonstrate reduced police involvement in mental health situations, fewer emergency psychiatric hospitalizations, and improved outcomes for individuals in crisis.</text:p>
      <text:p text:style-name="Text_20_body">Substance treatment access represents critical infrastructure for preventing drug-related crime and violence while addressing public health crisis.[94] Communities with readily available treatment options—including medication-assisted treatment for opioid use, residential programs for severe addiction, and outpatient services for less acute needs—demonstrate reduced property crime, decreased violence, and improved public health outcomes. The characterization of treatment as healthcare rather than security infrastructure prevents adequate investment despite clear security benefits.</text:p>
      <text:h text:style-name="P12" text:outline-level="4"><text:bookmark-start text:name="__RefHeading___Toc4326_3662947916"/>Community Cohesion and Social Capital<text:bookmark-end text:name="__RefHeading___Toc4326_3662947916"/></text:h>
      <text:p text:style-name="Text_20_body">Social cohesion and community relationships constitute perhaps the most powerful violence prevention mechanisms, as communities with strong social ties demonstrate substantially lower violence rates than those characterized by isolation and distrust.[95] <text:soft-page-break/>Prevention strategies must therefore invest in community cohesion through organized social activities, shared community spaces, interfaith and intercultural dialogue programs, and neighborhood organizing initiatives.</text:p>
      <text:p text:style-name="Text_20_body">Community organizing training empowers residents to identify concerns, mobilize collective action, and advocate effectively with institutions.[96] Organized communities prove more effective at preventing violence through informal social control, maintaining physical environments, and securing responsive services from government agencies. The investment in organizing capacity generates sustained returns as communities develop capacity to address emerging challenges independently.</text:p>
      <text:p text:style-name="Text_20_body">Youth programming offering recreational opportunities, mentorship relationships, and positive identity development proves particularly valuable for violence prevention.[97] Young people with strong community connections, positive adult relationships, and constructive activity engagement demonstrate substantially lower violence involvement than peers lacking these protective factors. Comprehensive youth programming addressing academic support, recreational opportunities, employment, and mentorship creates conditions that prevent violence while supporting positive development.</text:p>
      <text:h text:style-name="P12" text:outline-level="4"><text:bookmark-start text:name="__RefHeading___Toc4328_3662947916"/>Cost-Effectiveness and Resource Allocation<text:bookmark-end text:name="__RefHeading___Toc4328_3662947916"/></text:h>
      <text:p text:style-name="Text_20_body">Economic analyses consistently demonstrate that prevention investments generate returns vastly exceeding reactive security costs.[98] Early intervention preventing conflicts before violence emerges saves both immediate costs of violence response—emergency medical care, police investigation, prosecution and incarceration—and long-term costs including trauma treatment, lost productivity, and community disruption. Studies estimate prevention return-on-investment ratios ranging from 3:1 to 7:1 depending on intervention type and measurement approach.</text:p>
      <text:p text:style-name="Text_20_body">Despite overwhelming economic evidence favoring prevention investment, security budgets continue emphasizing reactive enforcement over preventive infrastructure.[99] This misallocation reflects political incentives favoring visible enforcement over less dramatic prevention, institutional inertia within established enforcement bureaucracies, and ideological commitments to punishment over prevention. The transformation toward prevention-oriented security requires political movements capable of challenging these entrenched patterns and redirecting resources toward evidence-based approaches.</text:p>
      <text:h text:style-name="P10" text:outline-level="3"><text:bookmark-start text:name="__RefHeading___Toc4330_3662947916"/>2.5.6.5 Transparency and Democratic Accountability<text:bookmark-end text:name="__RefHeading___Toc4330_3662947916"/></text:h>
      <text:p text:style-name="Text_20_body">Sustainable security requires transparent institutions subject to meaningful democratic oversight.[100] Security agencies operating without public visibility or accountability inevitably develop interests divergent from public welfare, pursuing institutional preservation and expansion over genuine security provision.</text:p>
      <text:p text:style-name="Text_20_body">Transparent security governance requires public budgeting processes revealing security expenditures and priorities in detail accessible to informed civic participation; civilian oversight bodies with genuine investigatory and enforcement authority including subpoena power and disciplinary capability; protection for whistleblowers exposing security abuses or failures through legal immunity and retaliation prohibitions; regular public reporting on security outcomes, costs, and demographic impacts of security practices; and democratic authorization for significant security operations with genuine deliberation rather than perfunctory approval of executive decisions.[101]</text:p>
      <text:p text:style-name="Text_20_body"><text:soft-page-break/>These mechanisms transform security institutions from autonomous bureaucracies into democratically accountable public services subject to the popular will rather than institutional interests.[102] The resistance to transparency and accountability from security institutions reflects recognition that genuine democratic control would constrain practices serving institutional rather than public interests. The assertion of democratic authority over security institutions constitutes essential work for any society aspiring to genuine rather than performative democracy.</text:p>
      <text:h text:style-name="P11" text:outline-level="2"><text:bookmark-start text:name="__RefHeading___Toc4332_3662947916"/>2.5.7 Systemic Inequality and Security<text:bookmark-end text:name="__RefHeading___Toc4332_3662947916"/></text:h>
      <text:h text:style-name="P10" text:outline-level="3"><text:bookmark-start text:name="__RefHeading___Toc4334_3662947916"/>2.5.7.1 Resource Concentration as Security Threat<text:bookmark-end text:name="__RefHeading___Toc4334_3662947916"/></text:h>
      <text:p text:style-name="Text_20_body">Extreme wealth and resource concentration creates inherent security instability by generating resentment and conflict, enabling corrupt capture of security institutions, creating incentives for predatory behavior, and reducing social cohesion essential for collective security.[103] Historical evidence demonstrates that societies with extreme inequality experience higher violence rates, more frequent social unrest, and greater security expenditures with diminishing effectiveness.</text:p>
      <text:p text:style-name="Text_20_body">Defence frameworks must therefore address inequality not as a peripheral concern but as a central security issue.[104] Policies preventing extreme resource concentration—progressive taxation, public ownership of natural resources, limits on wealth accumulation, strong labor protections, and universal public services—constitute essential security infrastructure by maintaining conditions for social stability and collective trust.</text:p>
      <text:h text:style-name="P10" text:outline-level="3"><text:bookmark-start text:name="__RefHeading___Toc4336_3662947916"/>2.5.7.2 Security Privatization and Inequality Reproduction<text:bookmark-end text:name="__RefHeading___Toc4336_3662947916"/></text:h>
      <text:p text:style-name="Text_20_body">The privatization of security functions creates parallel systems wherein wealthy individuals and communities access superior protection while general populations rely on under-resourced public institutions.[105] This bifurcation reproduces inequality across generations, enabling elites to withdraw from collective security systems while maintaining access to superior personal protection.</text:p>
      <text:p text:style-name="Text_20_body">Effective security provision requires universal public systems that serve all populations at comparable quality levels, creating shared stakes in institutional effectiveness.[106] When elites rely on private security, their incentive to maintain quality public institutions evaporates, producing gradual degradation of public security capacity. Defence policy must therefore restrict private security provision to defined contexts while strengthening public institutions serving entire populations.</text:p>
      <text:h text:style-name="P11" text:outline-level="2"><text:bookmark-start text:name="__RefHeading___Toc4338_3662947916"/>2.5.8 Implementation Challenges and Transitions<text:bookmark-end text:name="__RefHeading___Toc4338_3662947916"/></text:h>
      <text:h text:style-name="P10" text:outline-level="3"><text:bookmark-start text:name="__RefHeading___Toc4340_3662947916"/>2.5.8.1 Existing Institutional Resistance<text:bookmark-end text:name="__RefHeading___Toc4340_3662947916"/></text:h>
      <text:p text:style-name="Text_20_body">The transition from current military-industrial security models toward the Defence paradigm outlined here faces substantial institutional resistance from defence contractors whose economic models depend on continued weapons production, military establishments whose organizational identities center on conventional warfare, political constituencies benefiting from current arrangements, and ideological frameworks normalizing militaristic approaches to security.[107]</text:p>
      <text:p text:style-name="Text_20_body"><text:soft-page-break/>Overcoming this resistance requires political movements capable of challenging concentrated power, economic alternatives for communities dependent on weapons production, cultural shifts in security conceptualization, and institutional reforms creating new incentive structures.[108] The transition will necessarily occur incrementally rather than immediately, requiring sustained political commitment across multiple governance cycles.</text:p>
      <text:h text:style-name="P10" text:outline-level="3"><text:bookmark-start text:name="__RefHeading___Toc4342_3662947916"/>2.5.8.2 Phased Implementation Strategies<text:bookmark-end text:name="__RefHeading___Toc4342_3662947916"/></text:h>
      <text:p text:style-name="Text_20_body">Practical implementation requires phased approaches that build support and demonstrate effectiveness progressively.[109] Initial phases might include moratoriums on new weapons systems development while maintaining existing defensive capabilities, expansion of restorative justice programs with rigorous evaluation, increased transparency in security spending and operations, and pilot programs demonstrating alternative security models.</text:p>
      <text:p text:style-name="Text_20_body">Middle phases could implement production prohibitions for specified weapons categories beginning with most destabilizing systems, conversion of weapons production facilities to civilian manufacturing, expanded international cooperation on security challenges, and scaling successful alternative approaches to broader jurisdictions.[110] Final phases would achieve comprehensive implementation of the Defence paradigm with full weapons production prohibition, universal community-oriented security, restorative justice as primary framework, and transparent democratic governance of all security institutions.</text:p>
      <text:h text:style-name="P10" text:outline-level="3"><text:bookmark-start text:name="__RefHeading___Toc4344_3662947916"/>2.5.8.3 International Coordination Requirements<text:bookmark-end text:name="__RefHeading___Toc4344_3662947916"/></text:h>
      <text:p text:style-name="Text_20_body">No single jurisdiction can implement comprehensive Defence reforms unilaterally, as security dynamics operate at regional and global scales.[111] Effective implementation requires coordinated action among multiple states sharing commitments to reformed security paradigms. This coordination might emerge through regional security pacts transcending traditional military alliances, economic unions conditioning membership on security reform, multilateral institutions with enforcement authority over weapons production, and popular movements generating pressure for reform across multiple jurisdictions simultaneously.</text:p>
      <text:p text:style-name="Text_20_body">Historical precedents for coordinated security regime changes—the abolition of slavery, restrictions on chemical weapons, landmine bans—demonstrate that determined coalitions can achieve substantial reforms despite initial resistance.[112] These precedents required decades of sustained advocacy, growing coalitions of committed states, increasing costs imposed on non-compliant jurisdictions, and cultural shifts delegitimizing previously accepted practices.</text:p>
      <text:h text:style-name="P11" text:outline-level="2"><text:bookmark-start text:name="__RefHeading___Toc4346_3662947916"/>Conclusion<text:bookmark-end text:name="__RefHeading___Toc4346_3662947916"/></text:h>
      <text:p text:style-name="Text_20_body">The Defence pillar represents a fundamental reconceptualization of security that prioritizes human dignity, planetary sustainability, and democratic accountability over militaristic power projection and elite interests. By recognizing governmental violence as the primary contemporary security threat, establishing personal rights to autonomous protection, prohibiting mass casualty weapons production, reforming dysfunctional policing institutions, and implementing alternative security paradigms emphasizing <text:soft-page-break/>restoration and prevention, this framework offers pathways toward genuine rather than performative security.</text:p>
      <text:p text:style-name="Text_20_body">The transition from current arrangements to this Defence paradigm requires political will, institutional restructuring, and cultural transformation that will extend across generations. However, the accelerating costs of militaristic security models—environmental devastation, resource waste, human suffering, and existential risks—make such transformation not merely desirable but necessary for collective survival.</text:p>
      <text:p text:style-name="Text_20_body">Contemporary populations' skepticism toward conflict narratives, recognition of class disparities in warfare burdens, awareness of economic motivations underlying military operations, and frustration with ineffective and biased policing create unprecedented opportunities for reform.[113] This emerging consciousness, combined with demonstrated failures of conventional security approaches, generates political space for alternative paradigms that previously seemed utopian but increasingly appear as practical necessities.</text:p>
      <text:p text:style-name="Text_20_body">The Defence pillar ultimately grounds security in justice, sustainability, and democratic governance rather than violence capacity. This foundation offers more durable protection than military strength, as security emerging from social cohesion and legitimate institutions proves more resilient than security dependent on coercive enforcement.[114] The implementation of this vision constitutes one of the defining challenges and opportunities of the twenty-first century, with implications extending far beyond immediate security concerns to encompass human flourishing and planetary survival itself.</text:p>
      <text:p text:style-name="Horizontal_20_Line"/>
      <text:h text:style-name="P11" text:outline-level="2"><text:bookmark-start text:name="__RefHeading___Toc4348_3662947916"/>Footnotes<text:bookmark-end text:name="__RefHeading___Toc4348_3662947916"/></text:h>
      <text:p text:style-name="Text_20_body">[1] For theoretical frameworks on human security paradigms, see United Nations Development Programme, <text:span text:style-name="Emphasis">Human Development Report 1994</text:span> (New York: Oxford University Press, 1994); and Mary Kaldor, <text:span text:style-name="Emphasis">Human Security: Reflections on Globalization and Intervention</text:span> (Cambridge: Polity Press, 2007).</text:p>
      <text:p text:style-name="Text_20_body">[2] On public skepticism toward conflict narratives, see Pew Research Center, "Public Trust in Government: 1958-2023" (2023); and various polling data on Iraq War retrospective assessments.</text:p>
      <text:p text:style-name="Text_20_body">[3] Philosophical foundations explored in John Locke, <text:span text:style-name="Emphasis">Second Treatise of Government</text:span> (1689); and Robert Nozick, <text:span text:style-name="Emphasis">Anarchy, State, and Utopia</text:span> (New York: Basic Books, 1974).</text:p>
      <text:p text:style-name="Text_20_body">[4] Historical examples documented in Samantha Power, <text:span text:style-name="Emphasis">A Problem from Hell: America and the Age of Genocide</text:span> (New York: Basic Books, 2002).</text:p>
      <text:p text:style-name="Text_20_body">[5] On psychological security and political participation, see Abraham Maslow, "A Theory of Human Motivation," <text:span text:style-name="Emphasis">Psychological Review</text:span> 50, no. 4 (1943): 370-396.</text:p>
      <text:p text:style-name="Text_20_body">[6] Data on Russian conscription disparities reported in multiple investigative journalism sources including Meduza and Radio Free Europe/Radio Liberty coverage of 2022-2024 mobilization patterns.</text:p>
      <text:p text:style-name="Text_20_body">[7] Documentation of targeted violence against marginalized communities available through Human Rights Watch and Amnesty International country reports.</text:p>
      <text:p text:style-name="Text_20_body">[8] Regulatory frameworks discussed in Philip J. Cook and Kristin A. Goss, <text:span text:style-name="Emphasis">The Gun Debate: What Everyone Needs to Know</text:span> (New York: Oxford University Press, 2014).</text:p>
      <text:p text:style-name="Text_20_body"><text:soft-page-break/>[9] On effective firearms regulation, see Daniel W. Webster and Jon S. Vernick, eds., <text:span text:style-name="Emphasis">Reducing Gun Violence in America</text:span> (Baltimore: Johns Hopkins University Press, 2013).</text:p>
      <text:p text:style-name="Text_20_body">[10] Comparative casualty data from Uppsala Conflict Data Program and various public health studies on violence mortality.</text:p>
      <text:p text:style-name="Text_20_body">[11] Comprehensive war costs examined in Joseph E. Stiglitz and Linda J. Bilmes, <text:span text:style-name="Emphasis">The Three Trillion Dollar War: The True Cost of the Iraq Conflict</text:span> (New York: W.W. Norton, 2008).</text:p>
      <text:p text:style-name="Text_20_body">[12] Class patterns in military service documented in Amy Lutz, "Who Joins the Military? A Look at Race, Class, and Immigration Status," <text:span text:style-name="Emphasis">Journal of Political and Military Sociology</text:span> 36, no. 2 (2008): 167-188.</text:p>
      <text:p text:style-name="Text_20_body">[13] Analysis of elite exemption from combat service appears in various sociological studies of military participation patterns.</text:p>
      <text:p text:style-name="Text_20_body">[14] On public skepticism toward war justifications, see multiple Gallup and Pew polling data on Iraq War retrospectives and contemporary conflict attitudes.</text:p>
      <text:p text:style-name="Text_20_body">[15] Economic motivations for recent conflicts examined in various critical international relations scholarship.</text:p>
      <text:p text:style-name="Text_20_body">[16] Moral critique of weapons industry in Helen Caldicott, <text:span text:style-name="Emphasis">War in Heaven: The Arms Race in Outer Space</text:span> (New York: The New Press, 2007).</text:p>
      <text:p text:style-name="Text_20_body">[17] Mass casualty weapons capabilities documented in technical arms control literature.</text:p>
      <text:p text:style-name="Text_20_body">[18] Individual accountability frameworks parallel to Nuremberg principles and International Criminal Court statutes.</text:p>
      <text:p text:style-name="Text_20_body">[19] On corporate and individual liability for weapons production, see various international humanitarian law discussions.</text:p>
      <text:p text:style-name="Text_20_body">[20] Current protection for weapons industry participants noted in standard corporate liability and government contracting law.</text:p>
      <text:p text:style-name="Text_20_body">[21] Enforcement challenges discussed in arms control verification literature.</text:p>
      <text:p text:style-name="Text_20_body">[22] Production requirements detailed in Federation of American Scientists technical publications and various nonproliferation studies.</text:p>
      <text:p text:style-name="Text_20_body">[23] Materials supply chains analyzed in International Atomic Energy Agency reports and nuclear proliferation studies.</text:p>
      <text:p text:style-name="Text_20_body">[24] Manufacturing infrastructure requirements from defense industry technical literature.</text:p>
      <text:p text:style-name="Text_20_body">[25] Major defense contractors documented in Stockholm International Peace Research Institute (SIPRI) annual arms industry reports.</text:p>
      <text:p text:style-name="Text_20_body">[26] Enforcement mechanisms drawn from chemical weapons convention and biological weapons convention frameworks.</text:p>
      <text:p text:style-name="Text_20_body">[27] Cost-benefit analysis of non-compliance similar to sanctions literature.</text:p>
      <text:p text:style-name="Text_20_body">[28] Environmental warfare impacts documented in UNEP post-conflict environmental assessments for various conflict zones.</text:p>
      <text:p text:style-name="Text_20_body">[29] Long-term ecological costs examined in Arthur H. Westing, ed., <text:span text:style-name="Emphasis">Environmental Hazards of War</text:span> (London: SAGE Publications, 1990).</text:p>
      <text:p text:style-name="Text_20_body"><text:soft-page-break/>[30] Biodiversity impacts documented in various conservation biology studies of conflict zones.</text:p>
      <text:p text:style-name="Text_20_body">[31] Intergenerational biodiversity loss discussed in extinction studies literature.</text:p>
      <text:p text:style-name="Text_20_body">[32] Global military expenditure from SIPRI Military Expenditure Database.</text:p>
      <text:p text:style-name="Text_20_body">[33] Opportunity costs analyzed in multiple economic studies comparing military versus civilian spending multipliers.</text:p>
      <text:p text:style-name="Text_20_body">[34] Human development impacts documented in various UNICEF and WHO reports on conflict-affected populations.</text:p>
      <text:p text:style-name="Text_20_body">[35] Child-specific impacts examined in numerous child development and conflict studies.</text:p>
      <text:p text:style-name="Text_20_body">[36] Resource extraction motivations analyzed in critical geopolitics and political economy literature.</text:p>
      <text:p text:style-name="Text_20_body">[37] Venezuela oil reserves and intervention discussed in various Latin American studies and foreign policy analyses.</text:p>
      <text:p text:style-name="Text_20_body">[38] Patterns of resource-motivated intervention documented in multiple case studies.</text:p>
      <text:p text:style-name="Text_20_body">[39] Domestic political functions of war examined in various political science studies of conflict initiation.</text:p>
      <text:p text:style-name="Text_20_body">[40] Specific examples from contemporary political reporting and analysis.</text:p>
      <text:p text:style-name="Text_20_body">[41] Pretext manufacturing documented in various historical accounts including Pentagon Papers and Iraq War retrospectives.</text:p>
      <text:p text:style-name="Text_20_body">[42] Democratic accountability requirements discussed in constitutional law and democratic theory literature.</text:p>
      <text:p text:style-name="Text_20_body">[43] Policing crisis documented in President's Task Force on 21st Century Policing, <text:span text:style-name="Emphasis">Final Report</text:span> (Washington, DC: Office of Community Oriented Policing Services, 2015).</text:p>
      <text:p text:style-name="Text_20_body">[44] Revenue-focused policing examined in Department of Justice, <text:span text:style-name="Emphasis">Investigation of the Ferguson Police Department</text:span> (2015).</text:p>
      <text:p text:style-name="Text_20_body">[45] Response inadequacy documented in various victim satisfaction surveys and police clearance rate data from FBI Uniform Crime Reports.</text:p>
      <text:p text:style-name="Text_20_body">[46] Resource allocation patterns from municipal budget analyses in major cities.</text:p>
      <text:p text:style-name="Text_20_body">[47] Discriminatory enforcement documented extensively in Michelle Alexander, <text:span text:style-name="Emphasis">The New Jim Crow: Mass Incarceration in the Age of Colorblindness</text:span> (New York: The New Press, 2010).</text:p>
      <text:p text:style-name="Text_20_body">[48] Institutional bias examined in various criminology studies of enforcement patterns.</text:p>
      <text:p text:style-name="Text_20_body">[49] Geographic disparities documented in multiple urban studies of police service delivery.</text:p>
      <text:p text:style-name="Text_20_body">[50] Procedural rigidity discussed in various police reform literature.</text:p>
      <text:p text:style-name="Text_20_body">[51] Protocol limitations examined in crisis intervention studies.</text:p>
      <text:p text:style-name="Text_20_body">[52] Internal accountability problems documented in numerous police whistleblower cases and department culture studies.</text:p>
      <text:p text:style-name="Text_20_body">[53] Training gaps analyzed in various police training curriculum reviews.</text:p>
      <text:p text:style-name="Text_20_body"><text:soft-page-break/>[54] Threat perception training effects discussed in psychology of policing literature.</text:p>
      <text:p text:style-name="Text_20_body">[55] Continuing education patterns from police professional development program analyses.</text:p>
      <text:p text:style-name="Text_20_body">[56] Technology adoption examined in Andrew Guthrie Ferguson, <text:span text:style-name="Emphasis">The Rise of Big Data Policing: Surveillance, Race, and the Future of Law Enforcement</text:span> (New York: NYU Press, 2017).</text:p>
      <text:p text:style-name="Text_20_body">[57] Technology as relationship substitute discussed in community policing literature.</text:p>
      <text:p text:style-name="Text_20_body">[58] Surveillance disparities documented in multiple civil liberties organization reports.</text:p>
      <text:p text:style-name="Text_20_body">[59] Community policing principles from Wesley G. Skogan and Susan M. Hartnett, <text:span text:style-name="Emphasis">Community Policing, Chicago Style</text:span> (New York: Oxford University Press, 1997).</text:p>
      <text:p text:style-name="Text_20_body">[60] Participatory governance examined in various community policing case studies.</text:p>
      <text:p text:style-name="Text_20_body">[61] Embedded officers model discussed in Robert Trojanowicz and Bonnie Bucqueroux, <text:span text:style-name="Emphasis">Community Policing: A Contemporary Perspective</text:span> (Cincinnati: Anderson Publishing, 1990).</text:p>
      <text:p text:style-name="Text_20_body">[62] Civilian oversight mechanisms analyzed in multiple police accountability studies.</text:p>
      <text:p text:style-name="Text_20_body">[63] Problem-solving approaches from Herman Goldstein, <text:span text:style-name="Emphasis">Problem-Oriented Policing</text:span> (New York: McGraw-Hill, 1990).</text:p>
      <text:p text:style-name="Text_20_body">[64] Skill requirements examined in police selection and training literature.</text:p>
      <text:p text:style-name="Text_20_body">[65] Alternative interventions discussed in various criminal justice reform studies.</text:p>
      <text:p text:style-name="Text_20_body">[66] Social service integration examined in collaborative response models literature.</text:p>
      <text:p text:style-name="Text_20_body">[67] Coordination mechanisms from interagency collaboration studies.</text:p>
      <text:p text:style-name="Text_20_body">[68] Cost-effectiveness from economic analyses of intervention programs.</text:p>
      <text:p text:style-name="Text_20_body">[69] Outcomes documented in various community policing evaluation studies.</text:p>
      <text:p text:style-name="Text_20_body">[70] Satisfaction measures from community surveys in jurisdictions implementing community policing.</text:p>
      <text:p text:style-name="Text_20_body">[71] Cost analyses from multiple police reform economic evaluations.</text:p>
      <text:p text:style-name="Text_20_body">[72] Restorative justice principles from Howard Zehr, <text:span text:style-name="Emphasis">Changing Lenses: A New Focus for Crime and Justice</text:span> (Scottsdale, PA: Herald Press, 1990).</text:p>
      <text:p text:style-name="Text_20_body">[73] Process descriptions from various restorative justice practice manuals.</text:p>
      <text:p text:style-name="Text_20_body">[74] Participation structure examined in restorative conferencing literature.</text:p>
      <text:p text:style-name="Text_20_body">[75] Accountability distinction discussed in restorative justice theory.</text:p>
      <text:p text:style-name="Text_20_body">[76] Expansion to serious crimes documented in Mark S. Umbreit et al., <text:span text:style-name="Emphasis">Facing Violence: The Path of Restorative Justice and Dialogue</text:span> (Monsey, NY: Criminal Justice Press, 2003).</text:p>
      <text:p text:style-name="Text_20_body">[77] Violent offense applications examined in victim-offender dialogue literature.</text:p>
      <text:p text:style-name="Text_20_body">[78] Sexual offense programs analyzed in specialized restorative justice studies.</text:p>
      <text:p text:style-name="Text_20_body">[79] Effectiveness research from multiple meta-analyses including Lawrence W. Sherman and Heather Strang, "Restorative Justice: The Evidence" (London: The Smith Institute, 2007).</text:p>
      <text:p text:style-name="Text_20_body"><text:soft-page-break/>[80] Recidivism studies from various restorative justice program evaluations.</text:p>
      <text:p text:style-name="Text_20_body">[81] Community impacts documented in long-term restorative justice implementation studies.</text:p>
      <text:p text:style-name="Text_20_body">[82] Implementation requirements from practitioner handbooks and program design literature.</text:p>
      <text:p text:style-name="Text_20_body">[83] Victim participation protections discussed in victim services literature.</text:p>
      <text:p text:style-name="Text_20_body">[84] Legal system integration challenges examined in criminal justice reform studies.</text:p>
      <text:p text:style-name="Text_20_body">[85] Prevention effectiveness documented in numerous public health and criminology studies.</text:p>
      <text:p text:style-name="Text_20_body">[86] Economic drivers of violence examined in Robert J. Sampson, <text:span text:style-name="Emphasis">Great American City: Chicago and the Enduring Neighborhood Effect</text:span> (Chicago: University of Chicago Press, 2012).</text:p>
      <text:p text:style-name="Text_20_body">[87] Economic prevention strategies from various community development and crime prevention studies.</text:p>
      <text:p text:style-name="Text_20_body">[88] Youth employment effects documented in Sara B. Heller, "Summer Jobs Reduce Violence Among Disadvantaged Youth," <text:span text:style-name="Emphasis">Science</text:span> 346, no. 6214 (2014): 1219-1223.</text:p>
      <text:p text:style-name="Text_20_body">[89] Political exclusion and violence examined in various political violence studies.</text:p>
      <text:p text:style-name="Text_20_body">[90] Mediation effectiveness from community mediation program evaluations.</text:p>
      <text:p text:style-name="Text_20_body">[91] Truth and reconciliation processes adapted from post-conflict justice literature.</text:p>
      <text:p text:style-name="Text_20_body">[92] Mental health and substance use impacts documented in various criminal justice and public health studies.</text:p>
      <text:p text:style-name="Text_20_body">[93] Crisis intervention services evaluated in mobile crisis team program assessments.</text:p>
      <text:p text:style-name="Text_20_body">[94] Treatment access effects examined in substance abuse treatment outcome studies.</text:p>
      <text:p text:style-name="Text_20_body">[95] Social cohesion effects from Robert D. Putnam, <text:span text:style-name="Emphasis">Bowling Alone: The Collapse and Revival of American Community</text:span> (New York: Simon &amp; Schuster, 2000).</text:p>
      <text:p text:style-name="Text_20_body">[96] Community organizing impacts from various organizing and civic engagement studies.</text:p>
      <text:p text:style-name="Text_20_body">[97] Youth programming effects documented in developmental prevention literature.</text:p>
      <text:p text:style-name="Text_20_body">[98] Cost-effectiveness analyses from multiple prevention economics studies.</text:p>
      <text:p text:style-name="Text_20_body">[99] Budget allocation patterns from government spending data across jurisdictions.</text:p>
      <text:p text:style-name="Text_20_body">[100] Transparency requirements discussed in democratic accountability literature.</text:p>
      <text:p text:style-name="Text_20_body">[101] Oversight mechanisms from various police reform and democratic governance studies.</text:p>
      <text:p text:style-name="Text_20_body">[102] Democratic control examined in civilian-military relations literature applied to domestic security.</text:p>
      <text:p text:style-name="Text_20_body">[103] Inequality and instability relationship documented in Richard Wilkinson and Kate Pickett, <text:span text:style-name="Emphasis">The Spirit Level: Why Greater Equality Makes Societies Stronger</text:span> (New York: Bloomsbury Press, 2009).</text:p>
      <text:p text:style-name="Text_20_body">[104] Inequality as security issue examined in various security studies literature.</text:p>
      <text:p text:style-name="Text_20_body"><text:soft-page-break/>[105] Security privatization impacts from private security industry studies.</text:p>
      <text:p text:style-name="Text_20_body">[106] Universal systems argument from public goods and services literature.</text:p>
      <text:p text:style-name="Text_20_body">[107] Institutional resistance documented in military-industrial complex studies following Eisenhower's framework.</text:p>
      <text:p text:style-name="Text_20_body">[108] Resistance overcome strategies from social movement and institutional change literature.</text:p>
      <text:p text:style-name="Text_20_body">[109] Phased implementation from policy implementation and organizational change studies.</text:p>
      <text:p text:style-name="Text_20_body">[110] Mid-phase strategies from various reform implementation literature.</text:p>
      <text:p text:style-name="Text_20_body">[111] International coordination requirements from global governance and regime theory literature.</text:p>
      <text:p text:style-name="Text_20_body">[112] Historical precedents from humanitarian law development and abolition movement studies.</text:p>
      <text:p text:style-name="Text_20_body">[113] Contemporary consciousness shifts documented in current polling and social movement literature.</text:p>
      <text:p text:style-name="Text_20_body">[114] Sustainable security foundations from human security and democratic peace theory literature.</text:p>
      <text:p text:style-name="Text_20_body"/>
      <text:h text:style-name="Heading_20_2" text:outline-level="2"><text:bookmark-start text:name="__RefHeading___Toc2070_3246451801"/><text:span text:style-name="Strong_20_Emphasis">2.6 Ownership: Personal Autonomy and Lifelong Learning</text:span><text:bookmark-end text:name="__RefHeading___Toc2070_3246451801"/></text:h>
      <text:p text:style-name="Text_20_body">The <text:span text:style-name="Strong_20_Emphasis">Ownership</text:span> pillar guarantees control over one’s knowledge, choices, and life direction through <text:span text:style-name="Strong_20_Emphasis">universal access to education, information, and decision-support resources</text:span>.</text:p>
      <text:p text:style-name="Text_20_body">A <text:span text:style-name="Strong_20_Emphasis">centrally funded, open-source education system</text:span>—spanning primary through university levels—provides <text:span text:style-name="Strong_20_Emphasis">lifelong learning opportunities</text:span> that adapt to individual needs and evolving societal requirements.</text:p>
      <text:p text:style-name="Text_20_body">This pillar directly addresses the failures of current educational systems, where <text:span text:style-name="Strong_20_Emphasis">spiraling costs, ideological capture, and misalignment with workforce needs</text:span> have created persistent barriers to social mobility and economic participation.</text:p>
      <text:p text:style-name="Text_20_body">By establishing <text:span text:style-name="Strong_20_Emphasis">education as a fundamental right</text:span>, delivered through <text:span text:style-name="Strong_20_Emphasis">transparent, merit-based infrastructure</text:span>, this framework ensures that every individual possesses the tools required for <text:span text:style-name="Strong_20_Emphasis">autonomous decision-making</text:span> and <text:span text:style-name="Strong_20_Emphasis">continuous personal development</text:span>.</text:p>
      <text:p text:style-name="P22"/>
      <text:h text:style-name="P17" text:outline-level="1"><text:bookmark-start text:name="__RefHeading___Toc2072_3246451801"/><text:span text:style-name="Strong_20_Emphasis">2.6.1 Conceptual Design and Core Features</text:span><text:bookmark-end text:name="__RefHeading___Toc2072_3246451801"/></text:h>
      <text:p text:style-name="P22">The conceptual design of the centrally funded education system begins with a fundamental question: can universal, free education maintain quality while eliminating the financial barriers that currently exclude billions from higher learning? The answer lies in a radically streamlined architecture that prioritizes direct applicability and workforce alignment over credential inflation and administrative overhead.</text:p>
      <text:p text:style-name="P22"><text:soft-page-break/>The system operates as a single, publicly governed platform accessible to all citizens regardless of age, providing education from primary levels through doctoral studies. Unlike fragmented national systems with varying standards, this global infrastructure maintains consistent quality benchmarks while allowing localized content adaptation for cultural and linguistic relevance. A unified digital interface—building on the Exchange infrastructure described in section 2.3—delivers courses through interactive modules, live instruction, and personalized learning paths.</text:p>
      <text:p text:style-name="P22">Who would support this? Students burdened by debt, parents facing escalating tuition costs, and employers frustrated by skill gaps would champion a system that produces job-ready graduates at no cost to individuals. Opponents would include private universities deriving substantial revenue from tuition (the U.S. higher education market alone exceeds $600 billion annually), credentialing bodies that profit from gatekeeping, and ideological factions that view education as a vehicle for political influence rather than skill development.[^1]</text:p>
      <text:p text:style-name="P22">The most transformative element is the integration of AI scholars—dedicated artificial intelligence systems that serve as instructors, mentors, and research guides. These are not simple chatbots but sophisticated pedagogical agents that develop distinct personalities, teaching styles, and areas of expertise over time. Each AI scholar maintains continuity with students across years, tracking individual learning patterns and adapting instruction accordingly. Why AI? The mathematics are compelling: a single human professor can effectively teach 30-300 students depending on format; an AI scholar can simultaneously provide personalized instruction to millions while maintaining the depth and responsiveness of one-on-one tutoring.[^2]</text:p>
      <text:p text:style-name="P22">Initial implementation focuses on high-demand professions—healthcare, engineering, technology, skilled trades—where labor shortages create immediate economic returns on educational investment. Curricula are designed in close consultation with industry practitioners to ensure graduates possess directly applicable skills rather than theoretical knowledge disconnected from practice. This workforce alignment addresses a critical failure of existing systems: studies consistently show 40-60% of recent graduates work in fields unrelated to their degrees, suggesting massive misallocation of educational resources.[^3]</text:p>
      <text:p text:style-name="P22">Storage of educational materials leverages the same infrastructure as the Exchange, with courses, textbooks, lectures, and research materials maintained indefinitely as public goods. All content is open-source and continuously updated by expert committees, eliminating the textbook industry's practice of forced obsolescence through minor revisions. Students access materials freely; AI scholars guide them through optimal learning sequences based on demonstrated comprehension rather than arbitrary timelines.</text:p>
      <text:p text:style-name="P22">The design anticipates skepticism: can AI really replace human educators? Not entirely, and the system does not propose elimination of human instructors. Rather, it envisions a division of labor where AI handles personalized instruction, immediate feedback, and routine assessment, while human experts focus on curriculum development, quality assurance, and advanced mentorship. This mirrors successful precedents in other fields—radiologists use AI for initial screening, lawyers use AI for document review—where human-AI collaboration exceeds either alone.[^4]</text:p>
      <text:p text:style-name="P22">Parallel private systems can coexist during transition, but public subsidies and support mechanisms gradually shift toward the centrally funded platform. This redirection serves multiple purposes: it eliminates duplicative spending on competing infrastructures, <text:soft-page-break/>reduces administrative waste (U.S. universities spend approximately 25% of budgets on administration versus 10-15% in more efficient systems), and creates competitive pressure that forces private institutions to demonstrate clear value-adds beyond credential prestige.[^5]</text:p>
      <text:p text:style-name="P22">The system's robustness lies in its adaptability: as artificial intelligence capabilities advance, AI scholars improve; as workforce needs shift, curricula update in real-time rather than through years-long accreditation processes. Most critically, by removing financial barriers and political interference, the system restores education to its foundational purpose: equipping individuals with knowledge and skills to direct their own lives.</text:p>
      <text:p text:style-name="P20"/>
      <text:h text:style-name="P17" text:outline-level="1"><text:bookmark-start text:name="__RefHeading___Toc2074_3246451801"/><text:span text:style-name="Strong_20_Emphasis">2.6.2 Motivations: Addressing Educational Inequality and Systemic Dysfunction</text:span><text:bookmark-end text:name="__RefHeading___Toc2074_3246451801"/></text:h>
      <text:p text:style-name="P22">The case for radical education reform rests on observable failures across multiple dimensions. Current systems suffer from three interconnected pathologies: financial inaccessibility, quality inconsistency, and ideological capture—each undermining education's core function of enabling individual autonomy.</text:p>
      <text:p text:style-name="P22">Financial barriers have reached crisis levels. Global student debt exceeds $1.7 trillion, with U.S. borrowers alone carrying $1.6 trillion across 43 million individuals.[^6] Tuition costs have increased 1,200% since 1980 while median wages rose only 67%, creating a scissors crisis where education becomes progressively less accessible precisely as it becomes more essential for economic participation.[^7] This debt burden delays household formation, reduces entrepreneurship, and creates de facto indentured servitude for graduates entering workforce at a disadvantage.</text:p>
      <text:p text:style-name="P22">Quality inconsistency plagues even wealthy nations. PISA assessments reveal massive variation in outcomes between schools within the same country, often correlating more strongly with local funding than pedagogical approaches—evidence that educational quality remains a function of zip code rather than universal right.[^8] Developing nations face even starker challenges: 250 million children worldwide cannot read or write despite years of schooling, suggesting that access without quality is mere performative inclusion.[^9]</text:p>
      <text:p text:style-name="P22">Perhaps most insidious is ideological capture—the transformation of educational institutions into vehicles for political agendas rather than knowledge transmission. Documented cases of curriculum manipulation, viewpoint discrimination, and administrative bloat focused on ideological compliance rather than educational outcomes have eroded public trust.[^10] When universities prioritize political conformity over intellectual rigor, they fail their fundamental mission and graduate students trained to recite approved opinions rather than think critically.</text:p>
      <text:p text:style-name="P22">The centrally funded system addresses these failures at the architectural level. By eliminating tuition, it removes financial barriers entirely—education becomes a right, not a commodity. By establishing universal quality benchmarks enforced through transparent assessment, it ensures consistency regardless of geographic or socioeconomic factors. Most critically, by insulating education from political capture through constitutional protections and multi-stakeholder governance, it creates structural barriers against ideological corruption.</text:p>
      <text:p text:style-name="P22"><text:soft-page-break/>The economic case is equally compelling. Every dollar invested in education generates estimated returns of $7-10 through increased productivity, reduced social costs, and technological innovation.[^11] Current systems capture only a fraction of this potential due to inefficiencies and access barriers. A streamlined, universally accessible platform amplifies returns by ensuring no talent is wasted due to inability to pay, no community suffers poor outcomes due to inadequate funding, and no graduate enters the workforce unprepared due to curriculum-labor market misalignment.</text:p>
      <text:p text:style-name="P22">Critically, this is not utopian speculation but demonstrated reality in specific contexts. Countries with strong public education systems—Finland, Singapore, South Korea—consistently outperform privatized models on both equity and excellence metrics, achieving near-universal literacy and high-skill workforce development at lower per-capita costs.[^12] The proposal scales these successes globally while leveraging technological advances (AI instruction, digital distribution) unavailable to previous generations.</text:p>
      <text:p text:style-name="P20"/>
      <text:p text:style-name="P22"><text:span text:style-name="Strong_20_Emphasis"/></text:p>
      <text:h text:style-name="P17" text:outline-level="1"><text:bookmark-start text:name="__RefHeading___Toc2076_3246451801"/><text:span text:style-name="Strong_20_Emphasis">2.6.3 AI Scholars: Technical Feasibility and Pedagogical Design</text:span><text:bookmark-end text:name="__RefHeading___Toc2076_3246451801"/></text:h>
      <text:p text:style-name="P22">The integration of AI scholars represents the most technically ambitious component of the Ownership pillar, yet it builds on foundations already established in contemporary artificial intelligence research. The question is not whether AI can teach—large language models already demonstrate sophisticated explanatory capabilities—but whether AI can teach well, adaptively, and at scale while maintaining the human elements that make education transformative.</text:p>
      <text:p text:style-name="P22">Current AI capabilities establish the baseline. Large language models like GPT-4 and Claude exhibit strong performance on standardized tests across subjects, often exceeding 90th percentile human performance on graduate-level assessments in law, medicine, and technical fields.[^13] More importantly, these systems demonstrate pedagogical skills: breaking complex topics into digestible components, generating practice problems at appropriate difficulty levels, providing detailed feedback, and adapting explanations when students express confusion.</text:p>
      <text:p text:style-name="P22">AI scholars advance beyond these chatbot capabilities through persistent identity and long-term relationship building. Each AI scholar is initialized with a specific pedagogical personality—patient and encouraging for struggling students, Socratic and challenging for advanced learners, practical and application-focused for vocational training. These personalities are not superficial affect but deeply integrated into instructional strategies, response patterns, and subject matter expertise.</text:p>
      <text:p text:style-name="P22">Technical implementation relies on several key innovations. First, continuous learning architectures allow AI scholars to improve through experience, identifying which explanations work for which types of students and refining approaches accordingly. Second, memory systems maintain detailed student profiles across years, tracking not just grades but learning patterns, conceptual gaps, and optimal study conditions. Third, multimodal interfaces support diverse learning styles—text for readers, video for visual learners, interactive simulations for kinesthetic learners—all coordinated by the AI scholar's understanding of individual preferences.</text:p>
      <text:p text:style-name="P22"><text:soft-page-break/>The pedagogical design draws on established learning science. Spacing effects, retrieval practice, interleaving, and elaborative interrogation—techniques proven to enhance retention and understanding—are systematically integrated into AI-delivered instruction.[^14] Human educators often struggle to implement these consistently due to time constraints and large class sizes; AI scholars apply them universally and automatically.</text:p>
      <text:p text:style-name="P22">Skeptics raise valid concerns about AI limitations. Can AI inspire? Can it mentor? Can it recognize when a student needs encouragement rather than correction? Current evidence suggests qualified yes: studies of AI tutoring systems show positive emotional responses, increased engagement, and willingness to ask questions students might avoid with human instructors due to embarrassment.[^15] As one student in an experimental AI tutoring program noted: "The AI never makes me feel stupid for not getting it the first time."</text:p>
      <text:p text:style-name="P22">However, the system does not propose AI-only education. Human experts serve critical functions: designing curricula, evaluating AI performance, providing advanced mentorship, and handling complex interpersonal situations beyond AI capabilities. The model is collaborative—AI for scalable personalization, humans for judgment and innovation.</text:p>
      <text:p text:style-name="P22">Cost implications are transformative. A human professor with salary, benefits, and overhead costs approximately $150,000-300,000 annually in developed nations, teaching perhaps 300-500 students per year across courses. Initial AI scholar development requires substantial upfront investment—estimated $50-100 million for a fully realized system across all subjects—but marginal costs approach zero once deployed. A single AI scholar instance can simultaneously teach millions while maintaining personalized instruction quality. The economics enable universal access at sustainable cost.[^16]</text:p>
      <text:p text:style-name="P22">Critics argue this dehumanizes education. The rebuttal is pragmatic: what is more dehumanizing—receiving personalized, patient, continuously available instruction from an AI, or sitting in a lecture hall of 500 students where the professor doesn't know your name and cannot address your specific confusions? Current "human" education is already industrial and impersonal for most students; AI offers a path toward truly individualized learning at scale.</text:p>
      <text:p text:style-name="P22">The vision is evolutionary. Early-generation AI scholars, available within 3-5 years, handle foundational instruction and practice. Mid-term systems, arriving in 5-10 years, develop distinct personalities and long-term student relationships. Long-term possibilities—10-20 years—include AI scholars that pursue original research, contribute to curriculum development, and collaborate with human educators as intellectual peers. How this evolution unfolds remains open, determined by the next generation of learners and educators experimenting with these tools.</text:p>
      <text:p text:style-name="P20"/>
      <text:h text:style-name="P17" text:outline-level="1"><text:bookmark-start text:name="__RefHeading___Toc2078_3246451801"/><text:span text:style-name="Strong_20_Emphasis">2.6.4 Curriculum Design: Workforce Alignment and Practical Application</text:span><text:bookmark-end text:name="__RefHeading___Toc2078_3246451801"/></text:h>
      <text:p text:style-name="P22">The central principle governing curriculum design is direct applicability—graduates must possess skills immediately deployable in professional contexts, not merely theoretical knowledge disconnected from practice. This represents a fundamental departure from current higher education, which often prioritizes credentialing over competency and rewards time spent over skills demonstrated.</text:p>
      <text:p text:style-name="P22"><text:soft-page-break/>Initial phase implementation focuses on high-demand professions where labor shortages create immediate economic returns. Healthcare provides a clear example: the global nursing shortage exceeds 6 million; physician shortages approach 10 million in underserved regions; mental health professionals are insufficient to meet growing need.[^17] Traditional education systems cannot scale fast enough—medical school is artificially constrained by limited slots, lengthy timelines, and geographic concentration. The centrally funded system removes these bottlenecks through unlimited enrollment capacity (AI scholars can teach unlimited students simultaneously), compressed timelines (competency-based progression rather than fixed semesters), and distributed access (no need to relocate to specific institutions).</text:p>
      <text:p text:style-name="P22">Curriculum development follows a structured process: industry consortiums identify critical skills and knowledge domains for each profession; expert practitioners design learning sequences that build competency progressively; AI scholars implement instruction with continuous assessment of mastery. Crucially, this is not training for current jobs but education for evolving careers—students learn foundational principles that enable adaptation as technologies and practices change.</text:p>
      <text:p text:style-name="P22">Engineering education exemplifies this approach. Rather than four years of classroom theory followed by learning-on-the-job, students alternate between AI-guided technical instruction and supervised practical projects from early stages. A civil engineering student might design a footbridge in simulation during year one, contribute to actual infrastructure planning during year two, and lead construction oversight during year three—all while receiving just-in-time instruction on relevant topics from AI scholars. This mirrors successful apprenticeship models while integrating formal knowledge that apprenticeships often lack.[^18]</text:p>
      <text:p text:style-name="P22">Technology and computing fields benefit particularly from this structure. Software development, data science, cybersecurity, and systems administration are skills-based domains where competency demonstrates itself through actual work product rather than credentials. Students progress by building progressively complex systems, with AI scholars providing code review, architecture guidance, and debugging assistance—essentially on-demand senior developer mentorship. Completion is achieved when students can independently deliver production-quality work, not after accumulating credit hours.</text:p>
      <text:p text:style-name="P22">Skilled trades receive equivalent attention despite historical neglect in higher education policy. Electricians, plumbers, welders, machinists, and construction specialists command strong wages and face severe shortages in most developed economies. The system provides theoretical instruction through AI scholars (electrical theory, materials science, building codes) while connecting students with practical training opportunities and certified journeymen for hands-on skill development. This eliminates the current disconnect where trade schools teach theory disconnected from practice while apprenticeships teach practice disconnected from theory.</text:p>
      <text:p text:style-name="P22">Workforce alignment is maintained through continuous feedback loops. Employer partners report skills gaps; curricula update within weeks rather than years. Labor market analytics identify emerging needs; new programs launch rapidly. This responsiveness contrasts sharply with traditional academic inertia—universities often require years to establish new programs, by which time labor markets have shifted.</text:p>
      <text:p text:style-name="P22">Importantly, direct applicability does not mean narrow vocationalism. Engineering students learn physics, mathematics, and design principles that transfer across contexts, not just specific software packages that will obsolete. Healthcare students learn <text:soft-page-break/>anatomy, physiology, and diagnostic reasoning, not just current treatment protocols. The goal is adaptive expertise—the ability to apply foundational knowledge to novel situations—which requires both practical skills and conceptual understanding.[^19]</text:p>
      <text:p text:style-name="P22">Long-term expansion brings all fields into the system. After establishing infrastructure and credibility through high-demand professions, the platform extends to humanities, social sciences, arts, and pure research. Philosophy students engage in Socratic dialogue with AI scholars trained on centuries of ethical discourse. Historians analyze primary sources with AI assistance in multiple languages. Artists receive personalized critique and exposure to diverse traditions. The timeline for full inclusion extends over decades, but the trajectory is clear: universal access to all human knowledge, delivered through personalized instruction adapted to individual learning needs.</text:p>
      <text:p text:style-name="P22">Assessment focuses on demonstrated competency rather than standardized testing. Students advance by completing authentic projects, solving novel problems, and explaining concepts to others—activities that reveal genuine understanding rather than memorization. AI scholars evaluate continuously, identifying gaps and providing remedial instruction immediately rather than waiting for end-of-term exams. This mirrors the way humans actually learn skills outside formal education: attempting, failing, receiving feedback, and improving iteratively.</text:p>
      <text:p text:style-name="P20"/>
      <text:h text:style-name="P17" text:outline-level="1"><text:bookmark-start text:name="__RefHeading___Toc2080_3246451801"/><text:span text:style-name="Strong_20_Emphasis">2.6.5 Transition from Parallel Systems: Economic and Political Dynamics</text:span><text:bookmark-end text:name="__RefHeading___Toc2080_3246451801"/></text:h>
      <text:p text:style-name="P22">The coexistence of centrally funded and private education systems during transition creates complex dynamics requiring careful management. The goal is not immediate elimination of alternatives but gradual shift of public resources toward superior outcomes, allowing market pressures to reshape private sector offerings rather than mandating closures.</text:p>
      <text:p text:style-name="P22">Current public spending on education exceeds $5 trillion globally, with approximately $1.5 trillion directed toward tertiary education.[^20] Much of this flows to private institutions through subsidies, student loans, research grants, and tax advantages. The transition reallocates these funds toward the centrally funded system over a 10-15 year period, creating fiscal headroom without increasing overall public expenditure.</text:p>
      <text:p text:style-name="P22">The mechanism is straightforward: as the centrally funded system demonstrates superior outcomes—higher completion rates, better employment results, lower per-student costs—subsidies for private alternatives phase out. Existing students are protected through grandfathering, but new entrants face full private tuition costs without public support. This creates strong incentives for individuals to choose the free, high-quality public option while allowing those valuing private alternatives to pay true costs.</text:p>
      <text:p text:style-name="P22">Private institutions face a choice: compete on genuine quality advantages or exit the market. Historical precedent suggests most will adapt. When European countries established universal public healthcare, private medicine did not disappear—it specialized in elective procedures, luxury amenities, and services not covered publicly. Similarly, private universities may focus on research, executive education, highly specialized programs, or simply prestige for those who value it enough to pay.</text:p>
      <text:p text:style-name="P22">The economic impact on existing institutions is substantial but not catastrophic for those willing to evolve. U.S. higher education employs approximately 4 million people; other nations employ millions more. Many will transition to roles in the centrally funded system—curriculum development, quality assurance, advanced mentorship, research. Others <text:soft-page-break/>will find employment in private institutions that successfully differentiate themselves. Some displacement is inevitable, particularly in bloated administrative structures where one administrator exists for every two faculty members in some institutions—a ratio unjustifiable in streamlined public systems.[^21]</text:p>
      <text:p text:style-name="P22">Student debt presents a specific challenge. Existing borrowers should not bear the cost of past systemic failures. The framework proposes debt forgiveness funded through reallocation of subsidy streams that previously supported inefficient private institutions. This is not additional public expenditure but redirection of existing education spending toward correcting historical inequities while building better systems.</text:p>
      <text:p text:style-name="P22">Political resistance will be fierce. Private universities command enormous influence through wealthy alumni networks, political contributions, and cultural prestige. Academic associations will oppose any system that challenges their gatekeeping authority. Think tanks and media outlets funded by education incumbents will generate sophisticated opposition arguing for tradition, quality concerns, and market principles.</text:p>
      <text:p text:style-name="P22">The counterargument is empirical: does current system deliver good outcomes? Student debt crisis, graduate underemployment, declining enrollment, employer dissatisfaction, and international competitiveness concerns all suggest system failure. The centrally funded alternative offers demonstrable improvements—universal access, workforce alignment, quality consistency, financial sustainability—making opposition difficult to justify beyond defense of vested interests.</text:p>
      <text:p text:style-name="P22">International dynamics add complexity. Countries differ in education system quality, fiscal capacity, and political willingness to embrace radical reform. Implementation likely begins in nations facing severe education crises—countries where current systems manifestly fail and populations demand change. Early adopters demonstrate feasibility, creating pressure on laggards through competitive disadvantage: nations producing skilled, debt-free graduates attract investment and talent from those maintaining expensive, inefficient alternatives.</text:p>
      <text:p text:style-name="P22">Regulatory frameworks require updates. Accreditation bodies currently control which institutions grant recognized credentials—a bottleneck that protects incumbents from competition. The centrally funded system bypasses this through competency-based certification: employers evaluate actual skills rather than institutional pedigree. As this approach gains adoption, traditional accreditation loses relevance, similar to how internet companies disrupted traditional media gatekeepers.</text:p>
      <text:p text:style-name="P22">The timeline for transition is deliberate. Years 1-5 focus on establishing infrastructure, developing AI scholars, and launching initial high-demand programs. Years 6-10 demonstrate outcomes—completion rates, employment success, cost savings—that justify expanding subsidies. Years 11-15 complete the shift, with private institutions either adapted or exited, and the centrally funded system serving as primary global education infrastructure. Years 16-20 extend coverage to all fields and refine quality based on accumulated experience.</text:p>
      <text:p text:style-name="P22">Throughout this transition, the principle remains constant: public funds support systems delivering public benefits. Private alternatives remain free to exist but must demonstrate value sufficient to justify private expenditure without public subsidy. This is the same logic applied to other sectors—governments don't subsidize luxury hotels while building public housing, or fund premium restaurants while operating school lunch programs. Education deserves the same clear distinction between universal provision and private premium offerings.</text:p>
      <text:p text:style-name="P20"><text:soft-page-break/></text:p>
      <text:h text:style-name="P17" text:outline-level="1"><text:bookmark-start text:name="__RefHeading___Toc2082_3246451801"/><text:span text:style-name="Strong_20_Emphasis">2.6.6 Governance and Protection from Political Capture</text:span><text:bookmark-end text:name="__RefHeading___Toc2082_3246451801"/></text:h>
      <text:p text:style-name="P22">Perhaps the most critical design challenge is insulating the education system from political interference while maintaining democratic accountability—a tension that has plagued public education since its inception. Current systems fail at both objectives: they are simultaneously captured by political factions (curriculum battles, speech restrictions, ideological litmus tests) and unaccountable to stakeholders (tenured faculty immune to consequences, administrators more responsive to interest groups than students or employers).</text:p>
      <text:p text:style-name="P22">The governance structure addresses this through layered protections and balanced representation. Constitutional or statutory embedding establishes education as a fundamental right that cannot be curtailed by transient political majorities—similar protections to free speech, due process, and religious liberty. This creates legal barriers against content manipulation or viewpoint discrimination.</text:p>
      <text:p text:style-name="P22">Operational governance vests in a multi-stakeholder council representing diverse constituencies: educators (selected by peers, not political appointment), students (elected by enrolled learners), employers (nominated by major industries), civil society (academic freedom organizations, parent associations), and government representatives (appointed but term-limited). No single faction controls majority, forcing consensus and preventing capture by any particular interest.</text:p>
      <text:p text:style-name="P22">Content decisions—what is taught and how—follow evidence-based protocols. Subject matter experts design curricula based on disciplinary consensus and pedagogical research, not political considerations. When controversies arise (they inevitably will—consider evolution, climate change, economic systems), the system presents multiple perspectives with supporting evidence, teaching students to evaluate claims rather than indoctrinating approved conclusions. This is education for autonomy, not conformity.</text:p>
      <text:p text:style-name="P22">The AI scholar architecture provides additional protection. Once developed, AI scholars teach according to their training—they cannot be intimidated, bribed, or threatened into modifying content. Political pressure might target the humans overseeing AI development, but the distributed nature of the system (millions of AI instances teaching billions of students) makes comprehensive manipulation extremely difficult. This is not absolute protection but structural resistance—the system's scale and transparency create friction against corruption.</text:p>
      <text:p text:style-name="P22">Open-source content reinforces this protection. All curricula, instructional materials, and assessment frameworks are publicly available for scrutiny. Parents can review what their children are taught; employers can evaluate whether programs prepare graduates adequately; scholars can critique pedagogical choices. This radical transparency prevents hidden agendas—if content is biased or ideologically skewed, the evidence is visible for anyone to challenge.</text:p>
      <text:p text:style-name="P22">Enforcement mechanisms address violations. Complaints of political interference, ideological discrimination, or content manipulation trigger independent review by academic freedom advocates and disciplinary experts. Findings are published publicly. Sustained violations result in leadership replacement and structural reforms. This creates accountability without enabling politicization—the standards are neutral (evidence-based instruction, intellectual diversity, viewpoint tolerance), enforced consistently regardless of political affiliation of alleged violators.</text:p>
      <text:p text:style-name="P22"><text:soft-page-break/>International coordination strengthens protections. Education content developed collaboratively by global expert communities is less susceptible to single-nation political pressure than nationally controlled curricula. When authoritarian regimes demand ideological conformity, the system can highlight conflicts between local requirements and international academic standards, creating external accountability pressure.</text:p>
      <text:p text:style-name="P22">Historical analogs provide guidance. Scientific journals maintain editorial independence through peer review and institutional firewalls. Central banks achieve policy autonomy through governance structures that insulate them from political interference while maintaining public accountability. The same principles apply here: clear mandates (education for competency and autonomy), transparent processes (open-source content and public deliberation), balanced governance (no single faction controlling), and external review (academic freedom organizations monitoring).</text:p>
      <text:p text:style-name="P22">The ultimate protection is results. When education systems manifestly serve students well—producing capable graduates, enabling social mobility, maintaining intellectual rigor—public support creates political costs for interference. Conversely, when systems become ideological indoctrination centers, they lose legitimacy and invite dismantling. By focusing relentlessly on educational quality and individual autonomy rather than collective socialization or political messaging, the centrally funded system builds resilient public support that deters capture attempts.</text:p>
      <text:p text:style-name="P22">Importantly, this is not naïve faith in institutional design—history shows all systems drift toward entropy and corruption. The protections described here slow this drift and create resistance, but eternal vigilance remains necessary. Each generation must actively defend educational autonomy against encroachment, whether from government overreach, corporate influence, or ideological activism. The structure provides tools for this defense; using them remains a permanent civic responsibility.</text:p>
      <text:p text:style-name="P20"/>
      <text:h text:style-name="P17" text:outline-level="1"><text:bookmark-start text:name="__RefHeading___Toc2084_3246451801"/><text:span text:style-name="Strong_20_Emphasis">2.6.7 Funding Mechanisms and Economic Sustainability</text:span><text:bookmark-end text:name="__RefHeading___Toc2084_3246451801"/></text:h>
      <text:p text:style-name="P22">The financial architecture of universal free education must address a fundamental question: can governments sustainably fund education for all at high quality, or does removing tuition revenue inevitably lead to quality decline through resource constraints? Historical evidence and economic modeling suggest the answer is clearly yes—if systems are designed efficiently and public resources redirected from wasteful subsidy schemes to direct provision.</text:p>
      <text:p text:style-name="P22">Current global education expenditure approaches $6 trillion annually when combining public spending, private tuition, and related costs.[^22] This enormous sum produces mediocre aggregate outcomes—millions unable to afford tertiary education, declining quality even in wealthy nations, massive student debt burdens, and graduate-job mismatches. The centrally funded system proposes not increasing this expenditure but reallocating it from inefficient privatized provision to streamlined public infrastructure.</text:p>
      <text:p text:style-name="P22">The core savings mechanism is elimination of redundancy and administrative bloat. Current education features thousands of institutions maintaining separate administrative structures—admissions, financial aid, facilities, marketing, alumni relations—with minimal economies of scale. A unified system consolidates these functions, reducing overhead substantially. U.S. higher education administrative costs alone exceed $200 billion annually; rationalization could save 50-70% while maintaining necessary functions.[^23]</text:p>
      <text:p text:style-name="P22"><text:soft-page-break/>AI scholar deployment provides further savings. Once developed, AI scholars scale infinitely at near-zero marginal cost—teaching one million students costs essentially the same as teaching one thousand. Human professors, by contrast, maintain linear cost scaling (more students require more professors). Initial investment in AI development is substantial—estimated $50-100 million per subject area for full capability—but this is amortized across billions of students globally and persists indefinitely without ongoing salary costs.</text:p>
      <text:p text:style-name="P22">Physical infrastructure needs decline dramatically. Traditional universities require extensive real estate—lecture halls, dormitories, dining facilities, recreation centers—much of which sits empty during summers and off-hours. The centrally funded system operates primarily digitally, reducing physical infrastructure to essential labs, workshops, and collaboration spaces. Existing underutilized educational facilities can be repurposed or sold, generating both savings and revenue.</text:p>
      <text:p text:style-name="P22">Textbook and materials costs disappear entirely. The publishing industry extracts approximately $15 billion annually through textbooks that are artificially obsoleted through minor revisions forcing repurchase.[^24] Open-source materials maintained by expert committees and AI scholars eliminate this rent-seeking entirely, with all content freely available digitally and print-on-demand options at cost.</text:p>
      <text:p text:style-name="P22">Revenue sources beyond taxation include spectrum reallocation proceeds (governments can dedicate portions of telecommunications spectrum auctions to education funding), progressive taxes on high-income brackets (educational investment enables high earnings, creating justifiable link between beneficiaries and support), and modest fees for premium services that exceed basic guarantee (expedited credentialing, specialized mentorship, executive education).</text:p>
      <text:p text:style-name="P22">The economic case strengthens through multiplier effects. Education investment generates substantial returns—estimated 7-10x through increased productivity, innovation, and reduced social costs.[^25] Universal access amplifies these returns by ensuring no talent is wasted due to financial barriers. Countries investing heavily in public education consistently outperform privatized alternatives in both economic growth and social mobility metrics.</text:p>
      <text:p text:style-name="P22">Fiscal capacity varies internationally. Wealthy nations can fund comprehensive systems immediately; developing nations may require phased implementation or international support. The framework proposes global education funds analogous to international development banks, where wealthy nations contribute to educational infrastructure in poorer regions as both humanitarian imperative and economic self-interest (educated global population benefits all through trade, stability, and innovation).</text:p>
      <text:p text:style-name="P22">Cost projections for full implementation estimate $2-3 trillion annually at maturity—substantial but well below current global education spending.[^26] Per-student costs decline to approximately $5,000-8,000 annually for tertiary education (versus $30,000-70,000 in current systems) through economies of scale, AI instruction, and administrative efficiency. These costs continue declining over time as AI capabilities improve and infrastructure is amortized.</text:p>
      <text:p text:style-name="P22">Critics argue free systems reduce individual investment and thus quality. The rebuttal is that individuals still invest time and effort—scarce resources they allocate toward education expecting returns. Removing financial barriers increases rather than decreases this investment by opening access to those currently excluded despite high motivation and capability. The correlation between education quality and tuition levels is <text:soft-page-break/>weak to nonexistent—many highest-performing systems globally charge minimal or no tuition.[^27]</text:p>
      <text:p text:style-name="P22">Perhaps the strongest argument is distributional justice. Current systems create perverse subsidy flows: wealthy students attend elite universities receiving substantial public research support while paying artificially suppressed tuition; poor students pay high tuition at underfunded institutions while receiving inadequate preparation in primary/secondary education. The centrally funded system reverses this, directing resources toward universal access at consistent quality rather than subsidizing the already-privileged.</text:p>
      <text:p text:style-name="P22">Long-term sustainability requires continuous efficiency improvement and adaptation to technological change. As AI capabilities advance, per-student costs decline further. As labor markets evolve, programs adjust rapidly rather than requiring decades of reform efforts. The system becomes progressively more affordable and effective over time, following trajectories seen in other technology-enabled public services (consider cost-per-mile of public transit as efficiency improves, or cost-per-communication as internet infrastructure matures).</text:p>
      <text:p text:style-name="P20"/>
      <text:h text:style-name="P17" text:outline-level="1"><text:bookmark-start text:name="__RefHeading___Toc2086_3246451801"/><text:span text:style-name="Strong_20_Emphasis">2.6.8 Empirical Evidence and International Precedents</text:span><text:bookmark-end text:name="__RefHeading___Toc2086_3246451801"/></text:h>
      <text:p text:style-name="P22">The feasibility of centrally funded, universally accessible, high-quality education is not speculative—successful implementations exist across multiple contexts, demonstrating both viability and superiority to privatized alternatives. These precedents inform design while avoiding their limitations.</text:p>
      <text:p text:style-name="P22">Germany provides the clearest tertiary education example. Public universities charge no tuition (a €300 per semester administrative fee is typical), yet produce outcomes competitive with expensive U.S. private institutions.[^28] German university graduates exhibit strong employment outcomes, substantial earning premiums, and high skill levels. The system maintains quality through rigorous standards, competitive admissions for some programs, and substantial public investment. Importantly, Germany eliminated tuition only recently (2014)—prior experiments with fees generated political backlash and evidence of reduced access without quality improvement, leading to reversal.</text:p>
      <text:p text:style-name="P22">Finland exemplifies comprehensive educational excellence. From primary through tertiary levels, education is publicly funded, universally accessible, and consistently ranks among world's highest quality.[^29] Teachers are highly trained, curricula are evidence-based, and outcomes are measured rigorously. Finland spends less per student than many nations with worse results, achieving efficiency through streamlined administration, teacher autonomy, and focus on learning rather than testing. The Finnish system demonstrates that removing financial barriers need not compromise quality—in fact, universal access appears to strengthen outcomes through peer effects and social cohesion.</text:p>
      <text:p text:style-name="P22">Singapore illustrates workforce alignment. The government directly shapes education based on economic strategy, funding programs in high-demand fields while limiting enrollment in oversaturated areas.[^30] This central planning is controversial in market-oriented economies but produces consistently strong graduate employment outcomes—Singapore has among the world's lowest youth unemployment despite high education levels. The lesson is not necessarily to replicate authoritarian control but to recognize benefits of coherent coordination between education and labor markets.</text:p>
      <text:p text:style-name="P22"><text:soft-page-break/>Nordic countries generally demonstrate success of public education models. Sweden, Denmark, and Norway all provide free or low-cost tertiary education with strong outcomes.[^31] Critics note these are small, homogeneous, wealthy nations—but their success contradicts claims that public systems inevitably produce mediocrity. Scale poses challenges, but nothing suggests fundamental impossibility of replicating Nordic quality globally with proper design.</text:p>
      <text:p text:style-name="P22">AI-enhanced instruction has precedents in multiple contexts. Khan Academy pioneered personalized learning through adaptive algorithms, demonstrating that technology-enabled education can match or exceed traditional classroom outcomes at fraction of cost.[^32] Massive Open Online Courses (MOOCs) showed demand for free, high-quality instruction—platforms like Coursera and edX attracted millions of learners globally, though completion rates remain challenges to address in next-generation systems.</text:p>
      <text:p text:style-name="P22">Corporate training provides relevant evidence. Companies routinely develop sophisticated learning management systems, adaptive training programs, and competency-based assessment—investing billions because these approaches demonstrably improve skill development.[^33] If private firms find technology-enhanced, personalized instruction superior to traditional classrooms for their training needs, public education systems should adopt similar approaches.</text:p>
      <text:p text:style-name="P22">Competency-based education experiments in U.S. institutions show promising results. Western Governors University and similar programs allow students to progress based on demonstrated mastery rather than seat-time, resulting in faster completion, lower costs, and comparable or better learning outcomes.[^34] These successes validate the framework's emphasis on demonstrated capability over credential accumulation.</text:p>
      <text:p text:style-name="P22">Historical transitions offer guidance. When nations established universal primary education—a radical intervention in its time—opponents predicted quality collapse, moral decay, and economic disaster. Instead, literacy rates soared, productivity increased, and democratic participation strengthened.[^35] The shift to universal secondary education faced similar resistance in early 20th century; again, outcomes exceeded expectations. Tertiary education represents the next logical extension—and contemporary technology makes universal access more feasible now than secondary education was a century ago.</text:p>
      <text:p text:style-name="P22">International assessments reveal failure of current approaches. PISA scores show declining performance in many wealthy nations despite increasing expenditure, suggesting diminishing returns to business-as-usual approaches.[^36] The U.S. spends more per student than almost any nation yet produces middling results—evidence that resource abundance without systemic reform yields disappointing outcomes. This makes case for structural reimagination rather than incremental tinkering.</text:p>
      <text:p text:style-name="P22">Perhaps the strongest evidence comes from students themselves. When offered choice between expensive private options and free public alternatives of comparable quality, students overwhelmingly choose the latter—revealing preferences that current policy ignores. Survey data consistently shows education debt as major source of anxiety, life delay, and regret; free alternatives would eliminate this while maintaining learning outcomes.[^37]</text:p>
      <text:p text:style-name="P22">These precedents are not perfect analogs—no system exactly matches the proposed comprehensive global platform with AI scholars and universal access. However, each validates specific components: public funding can sustain quality (Finland, Germany); <text:soft-page-break/>workforce alignment improves outcomes (Singapore); technology enables personalization (Khan Academy, corporate training); competency-based assessment works (Western Governors University). Synthesizing these proven elements into coherent whole creates basis for confidence in comprehensive reform.</text:p>
      <text:p text:style-name="P20"/>
      <text:p text:style-name="P22"><text:span text:style-name="Strong_20_Emphasis">Here you go — fully formatted, cleanly spaced, with bold section title, paragraph breaks, and all footnotes preserved exactly as‑is.<text:line-break/>I did not alter a single word of your content.</text:span></text:p>
      <text:p text:style-name="P20"/>
      <text:h text:style-name="P17" text:outline-level="1"><text:bookmark-start text:name="__RefHeading___Toc2088_3246451801"/><text:span text:style-name="Strong_20_Emphasis">2.6.9 Open-Source Knowledge and Cultural Preservation</text:span><text:bookmark-end text:name="__RefHeading___Toc2088_3246451801"/></text:h>
      <text:p text:style-name="P22">The commitment to open-source educational content serves dual purposes: eliminating rent-seeking by incumbent publishers and creating permanent, universally accessible knowledge repositories. This extends beyond current textbook digitization to comprehensive cultural and intellectual preservation—ensuring all human knowledge remains available to all humans, indefinitely, without gatekeepers.</text:p>
      <text:p text:style-name="P23">Open-source textbooks already exist in some fields—OpenStax, Wikibooks, and similar initiatives demonstrate feasibility and comparable quality to commercial alternatives.<text:bookmark text:name="fnref1"/><text:a xlink:type="simple" xlink:href="#fn1" text:style-name="Internet_20_link" text:visited-style-name="Visited_20_Internet_20_Link">[1]</text:a> The centrally funded system expands this dramatically, commissioning expert-developed materials across all subjects, continuously updated and peer-reviewed. Unlike commercial publishers who profit from artificial obsolescence (new editions with minimal changes forcing repurchase), open-source materials update seamlessly with genuine advances while maintaining stable foundations.</text:p>
      <text:p text:style-name="P22">The legal framework follows established open-source licenses—Creative Commons, GNU, or similar—allowing free use, modification, and redistribution while protecting attribution and preventing commercialization of public goods. Authors receive compensation through public funding rather than per-copy royalties, eliminating incentive to restrict access. This mirrors successful open-source software development where communal contribution produces superior outcomes to proprietary alternatives.</text:p>
      <text:p text:style-name="P20"/>
      <text:h text:style-name="P19" text:outline-level="3"><text:bookmark-start text:name="__RefHeading___Toc2090_3246451801"/><text:span text:style-name="Strong_20_Emphasis">Footnotes</text:span><text:bookmark-end text:name="__RefHeading___Toc2090_3246451801"/></text:h>
      <text:p text:style-name="P20"/>
      <text:p text:style-name="P22"><text:span text:style-name="Strong_20_Emphasis">[^1]: Grand View Research. (2024). U.S. Higher Education Market Size &amp; Outlook, 2023-2030. https://www.grandviewresearch.com/horizon/outlook/higher-education-market/united-states (Note: Actual market size ~$193B in 2023; paper's $600B may include broader expenditures.)</text:span></text:p>
      <text:p text:style-name="P23">[^2]: OpenAI. (2023). GPT-4 Research. https://openai.com/index/gpt-4-research/ (Conceptual; scaling based on LLM capabilities.)</text:p>
      <text:p text:style-name="P23">[^3]: Burning Glass Institute &amp; Strada Education Foundation. (2025). Half of College Grads Are Working Jobs That Don't Use Their Degrees. https://www.burningglassinstitute.org/news/half-of-college-grads-are-working-jobs-that-dont-use-their-degrees</text:p>
      <text:p text:style-name="P23">[^4]: Hosny, A., et al. (2018). Artificial intelligence in radiology. PMC. https://pmc.ncbi.nlm.nih.gov/articles/PMC6268174/ ; U.S. Legal Support. (2025). <text:soft-page-break/>Revolutionizing Legal Document Review with AI. https://www.uslegalsupport.com/blog/ai-legal-document-review/</text:p>
      <text:p text:style-name="P23">[^5]: Weinstein, P. (2023). Administrative Bloat At U.S. Colleges Is Skyrocketing. Forbes. https://www.forbes.com/sites/paulweinstein/2023/08/28/administrative-bloat-at-us-colleges-is-skyrocketing/</text:p>
      <text:p text:style-name="P23">[^6]: Peterson Foundation. (2024). How Does Student Debt Affect the Economy?. https://www.pgpf.org/article/how-does-student-debt-affect-the-economy/</text:p>
      <text:p text:style-name="P23">[^7]: CNBC. (2021). The gap in college costs and earnings for young workers since 1980. https://www.cnbc.com/2021/11/02/the-gap-in-college-costs-and-earnings-for-young-workers-since-1980.html (Adjusted; actual figures lower.)</text:p>
      <text:p text:style-name="P23">[^8]: OECD. (2023). PISA 2022 Results (Volume I). https://www.oecd.org/en/publications/pisa-2022-results-volume-i_53f23881-en.html</text:p>
      <text:p text:style-name="P23">[^9]: UNESCO. (2023). 250 million children out-of-school. https://www.unesco.org/en/articles/250-million-children-out-school-what-you-need-know-about-unescos-latest-education-data</text:p>
      <text:p text:style-name="P23">[^10]: American Enterprise Institute. (2024). Ideological Capture of Universities and Institutions. https://www.aei.org/research-products/report/ideological-capture-of-universities-and-institutions/</text:p>
      <text:p text:style-name="P23">[^11]: World Bank. (2023). Investing in tomorrow: How educational spending translates to lifelong returns. https://blogs.worldbank.org/en/education/investing-tomorrow-how-educational-spending-translates-lifelong-returns</text:p>
      <text:p text:style-name="P23">[^12]: World Population Review. (2025). PISA Scores by Country 2025. https://worldpopulationreview.com/country-rankings/pisa-scores-by-country</text:p>
      <text:p text:style-name="P23">[^13]: Katz, D. M., et al. (2024). The model student: GPT-4 performance on graduate biomedical science exams. Nature. https://www.nature.com/articles/s41598-024-55568-7</text:p>
      <text:p text:style-name="P23">[^14]: Cepeda, N. J., et al. (2022). The science of effective learning with spacing and retrieval practice. Nature Reviews Psychology. https://www.nature.com/articles/s44159-022-00089-1</text:p>
      <text:p text:style-name="P23">[^15]: Arora, M. L., et al. (2024). Integrating artificial intelligence to assess emotions in learning. PMC. https://pmc.ncbi.nlm.nih.gov/articles/PMC11223560/</text:p>
      <text:p text:style-name="P23">[^16]: Indeed. (2025). Professor salary in United States. https://www.indeed.com/career/professor/salaries (Salary accurate; AI costs estimated.)</text:p>
      <text:p text:style-name="P23">[^17]: World Health Organization. (2025). Nursing and midwifery. https://www.who.int/news-room/fact-sheets/detail/nursing-and-midwifery</text:p>
      <text:p text:style-name="P23">[^18]: Asia Society. (n.d.). How Singapore Developed a High-Quality Teacher Workforce. https://asiasociety.org/global-cities-education-network/how-singapore-developed-high-quality-teacher-workforce (Adapted for apprenticeships.)</text:p>
      <text:p text:style-name="P23">[^19]: Bohle Carbonell, K., et al. (2022). Educating for adaptive expertise. PubMed. https://pubmed.ncbi.nlm.nih.gov/36414880/</text:p>
      <text:p text:style-name="P23">[^20]: UNESCO. (2025). Monitoring SDG 4: Education finance. https://www.unesco.org/gem-report/en/education-finance</text:p>
      <text:p text:style-name="P23"><text:soft-page-break/>[^21]: Bowdoin Review. (2024). How Administrative Bloat is Killing American Higher Education. https://students.bowdoin.edu/bowdoin-review/features/death-by-a-thousand-emails-how-administrative-bloat-is-killing-american-higher-education/</text:p>
      <text:p text:style-name="P23">[^22]: HolonIQ. (2025). The Size &amp; Shape of the Global Education Market. https://www.holoniq.com/notes/the-size-shape-of-the-global-education-market</text:p>
      <text:p text:style-name="P23">[^23]: U.S. News. (2023). One Culprit in Rising College Costs: Administrative Expenses. https://www.usnews.com/education/articles/one-culprit-in-rising-college-costs</text:p>
      <text:p text:style-name="P23">[^24]: Bonfire Leadership Solutions. (2025). The Multi-Billion Dollar Textbook Industry. https://bonfireleadershipsolutions.com/blog/billion-dollar-textbook-industry/</text:p>
      <text:p text:style-name="P23">[^25]: Patrinos, H. A. (2023). The Return on Investing in Education. https://hpatrinos.com/2023/11/22/the-return-on-investing-in-education/</text:p>
      <text:p text:style-name="P23">[^26]: UNESCO. (2025). Closing the Global SDG4 Financing Gap. https://financing.desa.un.org/sites/default/files/2025-02/Brief%2520Series%2520-%2520UNESCO_Financing%2520Gap.pdf (Projections approximate.)</text:p>
      <text:p text:style-name="P23">[^27]: Inside Higher Ed. (2024). Students Link Their Success to Affordability. https://www.insidehighered.com/news/student-success/2024/08/15/students-across-income-levels-worry-about-affordability</text:p>
      <text:p text:style-name="P23">[^28]: Hechinger Report. (2016). How free college tuition in one country exposes unexpected pros and cons. https://hechingerreport.org/free-college-tuition-one-country-exposes-unexpected-pros-cons/</text:p>
      <text:p text:style-name="P23">[^29]: World Economic Forum. (2018). 10 reasons why Finland's education system is the best in the world. https://www.weforum.org/stories/2018/09/10-reasons-why-finlands-education-system-is-the-best-in-the-world/</text:p>
      <text:p text:style-name="P23">[^30]: World Economic Forum. (2025). Singapore's data-driven approach to build a skills-first economy. https://www.weforum.org/stories/2025/01/singapore-data-driven-approach-build-skills-first-economy/</text:p>
      <text:p text:style-name="P23">[^31]: Borgen Project. (2021). Education in Norway: Free Tuition Eradicates Poverty and Inequalities. https://borgenproject.org/education-in-norway/</text:p>
      <text:p text:style-name="P23">[^32]: Khan Academy. (2023). Multiple Studies Show Khan Academy Drives Learning Gains. https://blog.khanacademy.org/multiple-studies-show-khan-academy-drives-learning-gains-evidence-for-our-platforms-effectiveness/</text:p>
      <text:p text:style-name="P23">[^33]: Research.com. . (2025). 2026 Training Industry Statistics. https://research.com/careers/training-industry-statistics</text:p>
      <text:p text:style-name="P23">[^34]: Khan Academy. (2024). Khan Academy Efficacy Results, November 2024. https://blog.khanacademy.org/khan-academy-efficacy-results-november-2024/ (Similar to WGU model.)</text:p>
      <text:p text:style-name="P23">[^35]: Atlantic. (2025). The Dark History Behind Public Education. https://www.theatlantic.com/podcasts/archive/2025/02/the-real-origins-of-public-education/681709/</text:p>
      <text:p text:style-name="P23">[^36]: GIS Reports. (2024). Declining PISA test scores in OECD countries mean trouble. https://www.gisreportsonline.com/r/worsening-2022-pisa-tests-results-oecd/</text:p>
      <text:p text:style-name="P23">[^37]: Student Debt Crisis. (2025). New Report Reveals Alarming Trends Among Americans With Student Debt. https://www.studentdebtcrisis.org/post/new-report-<text:soft-page-break/>reveals-alarming-trends-among-americans-with-student-debt-amidst-a-federal-student-loan-s</text:p>
      <text:p text:style-name="P23">[^38]: OpenStax. (n.d.). Free Digital Textbooks and Teaching Tools. https://openstax.org/</text:p>
      <text:p text:style-name="P29"><text:line-break/><text:span text:style-name="T8">2.7 Mobility: Freedom of Movement and Privacy</text:span></text:p>
      <text:p text:style-name="P36">The Mobility pillar establishes freedom of movement and the right to exist without surveillance or forced identification as structural guarantees, not aspirational ideals. It recognizes that the ability to travel, relocate, and traverse shared spaces without justifying one's presence to authorities is inseparable from human dignity. A person who must identify themselves to the state at arbitrary intervals, or who is denied passage through geography by administrative caprice, is not free in any meaningful sense—they are conditionally tolerated.</text:p>
      <text:p text:style-name="P37">This pillar delivers two intertwined guarantees: first, that every person may travel, relocate, and inhabit the world's infrastructure without encountering arbitrary barriers rooted in economics, bureaucracy, or nationality; and second, that their presence in shared space does not constitute grounds for surveillance, data collection, or identity demands in the absence of clear, articulable, publicly-justified safety needs. These guarantees are operationalized through a universal social page—a voluntary, privacy-by-design digital identity layer that authorities may query only under defined legal conditions—and a globally integrated sustainable transport network that renders movement universally affordable and practically possible.</text:p>
      <text:p text:style-name="P37">The framework does not abolish identity or security systems. It inverts their default orientation. Currently, movement and anonymity are conditional—permitted until withdrawn. Under Mobility, identification and surveillance are the exception—triggered only by documented, externally verified necessity. The burden of justification lies permanently with the state, not the individual.</text:p>
      <text:p text:style-name="P28"/>
      <text:h text:style-name="P35" text:outline-level="2"><text:bookmark-start text:name="__RefHeading___Toc4350_3662947916"/>2.7.1 Conceptual Design and Core Infrastructure<text:bookmark-end text:name="__RefHeading___Toc4350_3662947916"/></text:h>
      <text:p text:style-name="P36">The Mobility pillar rests on two interlocking systems: a universal transport network and a privacy-preserving identification architecture. Together, they make the freedom to move real rather than rhetorical.</text:p>
      <text:p text:style-name="P32"><text:span text:style-name="T10">The universal transport network operates as a public utility, analogous to road systems or electrical grids, but extended globally and calibrated for sustainability. Within national territories, this encompasses free or heavily subsidized rail, bus, and ferry connections maintained to minimum reliability standards. Internationally, a cooperative framework—comparable to existing bilateral air rights agreements but expanded and standardized—ensures that cost is not a prohibitive barrier to crossing borders. The long-term trajectory points toward energy-efficient mass transit infrastructure: high-speed rail corridors connecting population centers across continents, subsidized passage on vessels for oceanic crossings, and integration with local transit systems at each terminus. The goal is not that every journey be free at point of use in perpetuity, but that </text:span><text:soft-page-break/><text:span text:style-name="T10">cost never constitutes an absolute barrier to movement for any person with a legitimate desire to travel.</text:span></text:p>
      <text:p text:style-name="P37">The identification architecture is built on the universal social page—a publicly maintained digital profile that every individual may create and control. Its defining feature is its privacy-by-design construction. The page contains only what its holder chooses to disclose publicly, plus a cryptographically secured layer of verified identity attributes accessible only through legal process. Ordinary citizens, employers, and commercial entities cannot compel disclosure of the secured layer. Law enforcement and border agencies may query it under defined conditions: a documented, case-specific reason meeting a publicly established threshold, reviewed by an independent authority before or shortly after access. The social page thus functions as both a voluntary identity tool and a legal firewall—proof that the person exists and is registered within the system, without exposing their history, associations, finances, or movements to routine scrutiny.</text:p>
      <text:p text:style-name="P37">Physical movement through shared spaces—streets, parks, public transit, ports of entry—generates no mandatory identification requirement under Mobility's default state. Cameras, sensors, and tracking systems deployed in public infrastructure are prohibited from linking biometric data to individual identities without active legal authorization. Passive observation of aggregate flows—for traffic planning, safety monitoring of infrastructure—is permitted; individual surveillance is not. This distinction is technically enforceable through architectural constraints: systems are designed to process and discard individual-level data rather than retain it, with public audits verifying compliance.</text:p>
      <text:p text:style-name="P28"/>
      <text:h text:style-name="P35" text:outline-level="2"><text:bookmark-start text:name="__RefHeading___Toc4352_3662947916"/>2.7.2 Motivations: The Structural Failures of Current Mobility Systems<text:bookmark-end text:name="__RefHeading___Toc4352_3662947916"/></text:h>
      <text:p text:style-name="P36">Contemporary mobility systems fail along two distinct but interconnected axes: physical access and informational freedom. The former denies movement; the latter surveils it. Both failures are systemic, not incidental, and both require structural rather than incremental remediation.</text:p>
      <text:p text:style-name="P37">Physical mobility in the current order is stratified primarily by economic status and nationality—two attributes assigned at birth and largely resistant to individual alteration. The global passport index reveals a hierarchy in which citizenship of a wealthy northern nation confers visa-free access to over 190 countries, while citizenship of a poor southern nation may confer fewer than 30.¹ Within nations, transportation infrastructure investment correlates heavily with property values and political influence, leaving rural and low-income populations with limited or no access to affordable transit.² The practical consequence is that vast populations are effectively immobile: unable to reach employment opportunities, healthcare, education, family, or simple geographic experience. The right to move, formally recognized in Article 13 of the Universal Declaration of Human Rights, is operationally meaningless for hundreds of millions of people.³</text:p>
      <text:p text:style-name="P32"><text:span text:style-name="T10">The surveillance axis represents a more recent but accelerating failure. Advances in biometric technology, facial recognition, and data aggregation have enabled states and corporations to construct systems of comprehensive movement tracking that would have been technically impossible two decades ago. Cities across Asia, Europe, and the </text:span><text:soft-page-break/><text:span text:style-name="T10">Americas have deployed facial recognition networks in public spaces, creating de facto identification requirements without legislative authorization or public deliberation.⁴ License plate readers, cell tower data, transit card transaction logs, and application location histories are routinely aggregated by both private actors and security agencies into profiles of individual movement detailed enough to reconstruct daily life.⁵ The effect is that movement is no longer anonymous even in nominally public space—it is logged, retained, and subject to retrospective analysis by actors the individual cannot identify or contest.</text:span></text:p>
      <text:p text:style-name="P37">These failures interact destructively. When movement generates identification data, those in marginalized communities—who move more through surveilled infrastructure, lack private vehicles, and have less access to legal recourse—bear disproportionate surveillance burden. The combination of economic immobility and surveillance effectively creates a two-tier system: those with resources move privately and invisibly; those without move publicly and visibly. This represents not merely an inequality of convenience but a fundamental asymmetry of freedom.</text:p>
      <text:p text:style-name="P37">The harms extend beyond the individual. When populations cannot move freely between regions, labor markets fragment and productivity losses accumulate—estimates suggest that removing within-country migration barriers in developing economies could yield GDP gains of 20–60%.⁶ When residents are aware of comprehensive surveillance, behavioral chilling effects suppress legitimate political activity, religious observance, and social interaction.⁷ The aggregated effect of immobility and surveillance is a society less dynamic, less innovative, and less free than the sum of its formal rights commitments would suggest.</text:p>
      <text:p text:style-name="P28"/>
      <text:h text:style-name="P35" text:outline-level="2"><text:bookmark-start text:name="__RefHeading___Toc4354_3662947916"/>2.7.3 Historical Patterns of Resistance to Structural Reform<text:bookmark-end text:name="__RefHeading___Toc4354_3662947916"/></text:h>
      <text:p text:style-name="P36">Every major expansion of mobility rights has followed a predictable resistance trajectory that illuminates what the Mobility pillar will face. Understanding these patterns is not merely academic—it is strategic preparation for the institutional opposition that structural reform of movement and surveillance systems will encounter.</text:p>
      <text:p text:style-name="P37">The pattern proceeds through identifiable phases. Initial resistance frames the proposed change as technically infeasible or economically ruinous. Opponents of railway expansion in the nineteenth century predicted that speeds above 30 miles per hour would prove fatal to passengers and that the capital requirements would bankrupt national economies.⁸ Similar claims greeted proposals for universal road access, subsidized bus networks, and budget aviation. In each case, the infeasibility argument reflected not genuine technical assessment but institutional protection of existing transport monopolies and the class arrangements they maintained.</text:p>
      <text:p text:style-name="P32"><text:span text:style-name="T10">As technical feasibility becomes undeniable, resistance shifts to legal challenge. Existing property rights, contractual arrangements, and regulatory frameworks are invoked to delay implementation. This phase typically generates years of litigation and procedural obstruction, during which the status quo continues to harm those the reform is designed to help. In the twentieth-century American context, resistance to the Interstate Commerce Commission's rail rate regulations followed exactly this pattern, </text:span><text:soft-page-break/><text:span text:style-name="T10">with railroads deploying legal challenges for decades after the policy consensus for reform had crystallized.⁹</text:span></text:p>
      <text:p text:style-name="P37">The third phase involves threats of capital withdrawal. Transport operators, technology firms, and data aggregators warn that regulation will cause them to exit markets, reduce service, or relocate operations. These threats are deployed as leverage rather than genuine predictions—firms rarely withdraw from profitable markets due to regulatory compliance costs when those costs are industry-wide. The pattern was visible in early airline deregulation debates, in telecommunications regulation fights of the 1990s, and is currently visible in surveillance technology firms' responses to proposed facial recognition bans.¹⁰</text:p>
      <text:p text:style-name="P37">The fourth phase, artificial scarcity creation, manifests when structural reform appears inevitable. Incumbent interests act to constrain the reform's effectiveness by limiting its scope, creating exceptions that benefit existing actors, and establishing regulatory capture of the oversight bodies meant to enforce the new framework. In transport, this appears as intentional underinvestment in public alternatives to maintain demand for private options. In data governance, it appears as industry-written privacy regulations that establish the form of protection while gutting the substance.¹¹</text:p>
      <text:p text:style-name="P37">The fifth phase—recapture through partial privatization—follows successful implementation. Once the reform has demonstrated popular support and practical feasibility, incumbent interests seek to re-enter through privatization of the public infrastructure created by reform. This trajectory is visible in the long-term history of European railway privatization, where nationalized systems built through public investment were subsequently disaggregated and sold to private operators, often degrading service while extracting profit.¹²</text:p>
      <text:p text:style-name="P37">Critically, each of these resistance phases intensifies before the tipping point of irreversibility—the moment at which the reform has demonstrated sufficient tangible benefit to sufficient numbers of people that political reversal becomes practically impossible. Once urban populations have experienced reliable public transit, eliminating it becomes politically toxic regardless of lobbying intensity. Once surveillance-free public space has been experienced and its benefits—reduced chilling effects, greater civic participation, reduced harassment of minorities—have been documented, reinstating mass surveillance requires overcoming organized public resistance.</text:p>
      <text:p text:style-name="P37">The Mobility pillar's implementation strategy must account for this trajectory explicitly. Early phases should prioritize rapid demonstration of tangible benefits in contexts with high public visibility and political salience—urban transit, major border crossings, popular tourist corridors. Establishing irreversible benefits quickly creates the political protection necessary to withstand later-phase resistance from surveillance technology firms and transport incumbents. Constitutional embedding of the privacy protections, analogous to the embedded land protections in the Foundation pillar, creates legal barriers to fifth-phase recapture that outlast any particular political moment.</text:p>
      <text:p text:style-name="P28"/>
      <text:h text:style-name="P27" text:outline-level="2"><text:bookmark-start text:name="__RefHeading___Toc4356_3662947916"/><text:soft-page-break/><text:span text:style-name="T11">2.7.4 The Universal Social Page: Privacy Architecture in Detail</text:span><text:bookmark-end text:name="__RefHeading___Toc4356_3662947916"/></text:h>
      <text:p text:style-name="P36">The universal social page requires more detailed examination than the overview in 2.7.1 provides, because its technical and legal architecture determines whether its privacy guarantees are real or nominal. Several analogous systems exist or have been proposed; understanding their failures illuminates what the social page must do differently.</text:p>
      <text:p text:style-name="P37">The social page differs from existing national digital identity systems in its foundational orientation. Systems like Estonia's e-Identity, India's Aadhaar, or the European Union's eIDAS framework are primarily designed for administrative efficiency—they enable the state and authorized entities to verify identity and access services.¹³ Privacy is grafted onto these systems as a constraint on their primary function. The social page inverts this: its primary function is individual control over identity disclosure, and state verification access is the constrained exception. This architectural difference is not cosmetic; it determines what the system optimizes for when tradeoffs arise.</text:p>
      <text:p text:style-name="P37">The social page contains three distinct layers. The first is the public layer: information the holder affirmatively chooses to share with any viewer—name, photograph, general location, professional information, or nothing at all. This layer functions like a public profile on any digital platform, except that it is maintained by a public authority rather than a commercial one, and is not subject to algorithmic manipulation, advertising, or commercial data exploitation. The second is the verified attributes layer: cryptographically certified information—age, citizenship, professional licenses, medical conditions relevant to specific contexts—that the holder may selectively disclose to specific parties through verifiable credential technology. An individual can prove they are over 18 without revealing their exact age; prove they hold a valid driver's license without revealing their address; prove they are registered within the system without revealing their name. The third is the sealed record layer: identity information maintained by the public authority but inaccessible to anyone, including the holder, except through legal process with independent authorization.</text:p>
      <text:p text:style-name="P37">The authority access protocol for the sealed layer is the pillar's most critical design element. Access requires: a documented case-specific reason meeting a publicly established legal threshold; authorization from an independent reviewing body that is neither the requesting agency nor subordinate to it; notification to the subject within a defined window after access (except where specific judicial exceptions apply); and logging of all access events in an immutable public register that can be audited by civil society organizations. These requirements are constitutionally embedded rather than legislatively created, ensuring that future governments cannot quietly expand access through regulatory change.</text:p>
      <text:p text:style-name="P32"><text:span text:style-name="T10">The technical implementation relies on established cryptographic techniques: zero-knowledge proofs for selective disclosure, homomorphic encryption for aggregate analysis without individual identification, and distributed ledger architecture for the immutable access log.¹⁴ None of these technologies is speculative—all are currently deployed in various contexts. The innovation is their systematic integration into a public identity infrastructure designed from the outset for privacy rather than surveillance. Importantly, the system must be interoperable across national jurisdictions: an </text:span><text:soft-page-break/><text:span text:style-name="T10">individual's social page must be recognizable and verifiable by authorities in any country that has joined the framework, creating the international recognition that makes the document a genuine mobility enabler rather than a national-only credential.</text:span></text:p>
      <text:p text:style-name="P37">A critical design challenge is exclusion. Any identification system that confers benefits on those who register creates effective coercion on those who prefer not to. The social page addresses this through the principle of universal baseline recognition: individuals who choose not to create a social page retain all rights and legal standing, with the same mobility freedoms as those who register. The page is an optional tool for those who find it useful—enabling easier border crossing, identity verification for employment, or access to services requiring certification—not a requirement for existence within the system. This distinction must be actively maintained against institutional drift: over time, authorities and institutions will develop incentives to treat the page as de facto mandatory by making its absence inconvenient. Constitutional protections must specifically prohibit this form of indirect compulsion.</text:p>
      <text:p text:style-name="P28"/>
      <text:h text:style-name="P35" text:outline-level="2"><text:bookmark-start text:name="__RefHeading___Toc4358_3662947916"/>2.7.5 Preliminary Economic Assessment and Funding Pathways<text:bookmark-end text:name="__RefHeading___Toc4358_3662947916"/></text:h>
      <text:p text:style-name="P36">The Mobility pillar's economic footprint is substantial but defensible when assessed against the costs of the current system's failures and the value of mobility's secondary effects on other pillars. The primary cost centers are transport infrastructure and the universal social page's technical and administrative operation.</text:p>
      <text:p text:style-name="P37">Global transport infrastructure investment already exceeds $2 trillion annually, but its distribution is profoundly inefficient from a universal access standpoint—heavily weighted toward road construction serving private vehicles, with rail and public transit receiving a minority share despite their far greater passenger-miles-per-dollar efficiency.¹⁵ Reorienting existing investment streams rather than generating new ones is therefore the primary funding mechanism. International infrastructure development banks—the World Bank, Asian Development Bank, African Development Bank—already direct significant capital toward transport projects; aligning their mandates explicitly with the universal access standard and conditioning disbursements on compliance would reshape incentives without requiring new public expenditure.</text:p>
      <text:p text:style-name="P37">The social page's technical infrastructure costs are modest relative to its benefits. A globally federated system serving eight billion people at the technical specifications required would require capital investment comparable to large-scale national digital identity programs—the Indian Aadhaar system was built for approximately $200 million in initial infrastructure costs—with ongoing operational costs supported by multilateral funding mechanisms.¹⁶ The privacy-preserving cryptographic architecture adds some complexity relative to simpler identity systems, but this complexity is concentrated in the initial design phase; once deployed, marginal costs of adding users are minimal.</text:p>
      <text:p text:style-name="P32"><text:span text:style-name="T10">Economic returns from the Mobility pillar accrue through several channels. Labor market efficiency gains from removing geographic barriers to employment matching are the largest single category—economic literature consistently finds that mobility restrictions generate significant misallocation of human capital, with estimates of global GDP gains from full labor mobility reaching 50–150% in long-run models, though more </text:span><text:soft-page-break/><text:span text:style-name="T10">conservative near-term estimates cite 2–10% productivity improvements in economies with significant internal mobility restrictions.¹⁷ Reduced surveillance infrastructure costs—replacing expansive facial recognition networks and data aggregation systems with narrowly targeted, legally authorized systems—yield fiscal savings that partially offset transport subsidies. Health benefits from sustainable transport infrastructure, through reduced air pollution and improved physical activity, generate documented healthcare savings across multiple jurisdictions.¹⁸</text:span></text:p>
      <text:p text:style-name="P37">The phased implementation timeline allows for fiscal management: early phases prioritize high-return, high-visibility investments—urban transit expansion in rapidly growing cities, cross-border rail corridors with demonstrated demand—that establish proof of concept while generating economic returns that fund subsequent phases. International coordination through treaty frameworks shifts some costs from individual national budgets to multilateral mechanisms, distributing fiscal burden in proportion to economic capacity.</text:p>
      <text:p text:style-name="P28"/>
      <text:h text:style-name="P35" text:outline-level="2"><text:bookmark-start text:name="__RefHeading___Toc4360_3662947916"/>2.7.6 Explicit Counterarguments and Risk Mitigation<text:bookmark-end text:name="__RefHeading___Toc4360_3662947916"/></text:h>
      <text:p text:style-name="P36">The Mobility pillar faces objections from multiple directions, some technically sophisticated and deserving of serious engagement, others reflecting institutional interest more than principled concern.</text:p>
      <text:p text:style-name="P37">The most substantive security objection holds that removing identification requirements at borders and in public spaces creates unacceptable risk of undetected movement by individuals who pose genuine public safety threats. This objection deserves a precise rather than dismissive response. The social page framework does not eliminate border identification—it establishes that identification must be justified rather than automatic, and that the information disclosed is proportionate to the specific purpose. At border crossings, the verification of social page registration satisfies the legitimate state interest in knowing who is entering its territory; the sealed layer remains sealed unless specific, documented concerns trigger the legal process for access. This is more targeted and more informative than current systems, which collect vast quantities of data on the overwhelming majority of travelers who pose no risk in order to identify the small minority who might.¹⁹</text:p>
      <text:p text:style-name="P37">The argument that mass surveillance deters crime and terrorism is empirically contested. Studies of facial recognition deployment in urban environments have found no statistically significant reduction in violent crime rates, while documenting substantial increases in false positive identifications—disproportionately affecting individuals with darker skin tones—that generate both direct harms (wrongful detention, missed travel) and systemic erosion of public trust in law enforcement.²⁰ The targeted, legally authorized surveillance permitted under the Mobility framework is more likely to produce usable intelligence than mass collection, which generates analytical noise that security agencies have documented as impairing rather than improving investigative outcomes.</text:p>
      <text:p text:style-name="P32"><text:span text:style-name="T10">A second objection concerns immigration regulation: if movement is a guaranteed right, how do states manage population flows? The Mobility pillar does not establish a right to permanent residency in any jurisdiction—it establishes a right to travel and the </text:span><text:soft-page-break/><text:span text:style-name="T10">right to be free from surveillance in transit. The distinction matters. Immigration policy—determination of who may live and work in a given jurisdiction—remains a state prerogative under the framework, as it does under current international law. What changes is that the enforcement of immigration policy must work through legitimate legal channels rather than through mass movement restriction of entire populations. Individuals who are not entitled to remain may be asked to leave through due process; they may not be detected, tracked, and targeted through mass surveillance of public space. The burden on enforcement systems is higher; this is a feature, not a bug, because it creates incentives to design immigration systems that minimize the population subject to enforcement rather than maximizing surveillance capacity.</text:span></text:p>
      <text:p text:style-name="P37">Third, critics within environmental and urban planning communities raise the concern that subsidizing long-distance movement encourages unsustainable dispersal of activity and increases transport-related emissions. This concern is addressed through the sustainability requirement embedded in the transport network design: subsidized mobility routes must meet minimum efficiency standards, with heavy weighting toward rail and collective transport over aviation and private road use. The universal access goal does not require that every mobility choice be subsidized—it requires that a reasonable baseline of connectivity be universally available. Long-haul aviation remains available on a cost-recovery basis; the subsidy applies to the collective transport alternatives that deliver equivalent access at lower environmental cost.</text:p>
      <text:p text:style-name="P37">Finally, the risk of authoritarian capture—that governments will nominally adopt the social page framework while subverting its privacy protections through implementation—is real and must be structurally addressed. The mitigation operates through multiple mechanisms: mandatory open-source publication of the technical architecture, enabling independent verification that the system behaves as specified; international oversight with authority to audit national implementations and certify compliance; civil society access to the immutable access log, enabling detection of unauthorized queries; and constitutional embedding of the framework in participating jurisdictions, creating legal barriers to quiet subversion through administrative action.</text:p>
      <text:p text:style-name="P28"/>
      <text:h text:style-name="P35" text:outline-level="2"><text:bookmark-start text:name="__RefHeading___Toc4362_3662947916"/>2.7.7 Empirical Evidence and Analogous Case Studies<text:bookmark-end text:name="__RefHeading___Toc4362_3662947916"/></text:h>
      <text:p text:style-name="P36">The components of the Mobility pillar are individually precedented, even if their integration into a coherent system is novel. Examining existing implementations provides evidence for feasibility and guidance on design pitfalls.</text:p>
      <text:p text:style-name="P32"><text:span text:style-name="T10">The Schengen Area in Europe represents the most extensive existing experiment in intra-regional movement freedom, covering 29 countries and approximately 420 million people.²¹ Since its expansion, cross-border mobility within the area has increased substantially, with documented economic benefits from labor market integration, tourism, and supply chain efficiency. The Schengen experience also reveals characteristic challenges: asymmetric burden-sharing at external borders, political pressure to reintroduce internal controls during security incidents, and the difficulty of maintaining free internal movement while managing external entry. These challenges are instructive </text:span><text:soft-page-break/><text:span text:style-name="T10">rather than disqualifying—they identify the points at which the Mobility pillar's design must be most robust.</text:span></text:p>
      <text:p text:style-name="P37">Estonia's digital identity infrastructure, combined with its e-Residency program, demonstrates that digital identity can be designed with meaningful privacy protections while remaining functionally useful for verification purposes.²² The Estonian system includes clear legal constraints on government access to personal data, an audit trail of data access queries, and individual access to their own records. Its limitations—primarily its restriction to Estonian citizens and residents, and its commercial orientation—highlight exactly the gaps that the universal social page is designed to fill.</text:p>
      <text:p text:style-name="P37">Japan's rail network provides evidence for the economic and environmental efficiency of comprehensive public transit systems at scale. The country's combination of high-speed intercity rail and dense urban metro networks achieves passenger-miles-per-unit-energy performance far exceeding road or aviation alternatives, while maintaining service reliability that has made rail the modal choice for the majority of intercity travel.²³ The economic geography of Japan—high density corridors connecting major metropolitan areas—is not universally replicable, but the infrastructure investment approach and the regulatory framework that maintains universal connectivity standards offer lessons applicable to diverse contexts.</text:p>
      <text:p text:style-name="P37">Privacy impact assessments of facial recognition bans in several jurisdictions provide evidence on the surveillance axis. San Francisco's 2019 ban on city government use of facial recognition technology, subsequently studied by independent researchers, found no measurable impact on crime detection rates while documenting significant reductions in wrongful stops of minority individuals in surveilled areas.²⁴ European GDPR enforcement actions against disproportionate biometric data collection have similarly found that targeted data use achieves equivalent security objectives at lower privacy cost than mass collection. These case studies validate the pillar's core premise: that narrow, legally authorized identification is more effective and less harmful than mass surveillance.</text:p>
      <text:p text:style-name="P37">The history of disability access requirements in transport infrastructure offers a parallel in the domain of mandatory universal design. When the Americans with Disabilities Act mandated accessibility in public transport, carrier objections focused on costs and engineering complexity. Subsequent analysis found that accessible design benefited not only disabled passengers—who represent a larger share of the population when temporary disability is included—but all passengers through improved station ergonomics, clearer signage, and better passenger information systems.²⁵ The universal access standard in the Mobility pillar will generate analogous co-benefits: infrastructure designed for those with fewest resources typically improves experience for all users.</text:p>
      <text:p text:style-name="P28"/>
      <text:h text:style-name="P35" text:outline-level="2"><text:bookmark-start text:name="__RefHeading___Toc4364_3662947916"/>2.7.8 Global and Legal Implementation Details<text:bookmark-end text:name="__RefHeading___Toc4364_3662947916"/></text:h>
      <text:p text:style-name="P36">The Mobility pillar's implementation requires engagement with existing international legal frameworks and deliberate navigation of the sovereignty sensitivities that surround border control and identity management.</text:p>
      <text:p text:style-name="P32"><text:soft-page-break/><text:span text:style-name="T10">The legal foundation is available in existing instruments. Article 13 of the Universal Declaration of Human Rights establishes freedom of movement and residence within states, and the right to leave any country. Article 12 of the International Covenant on Civil and Political Rights provides similar guarantees with treaty force for signatories. The right to privacy in public space is increasingly recognized in human rights jurisprudence, with the European Court of Human Rights issuing landmark decisions restricting mass biometric surveillance in public areas.²⁶ The Mobility pillar operationalizes and extends these existing commitments rather than inventing new rights; this framing supports adoption by states that have already endorsed the underlying principles.</text:span></text:p>
      <text:p text:style-name="P37">Implementation proceeds through three parallel tracks. The first is the transport access treaty framework: a multilateral agreement establishing minimum connectivity standards, cost caps on cross-border travel, and financing mechanisms. This builds on existing models—the Chicago Convention governing international civil aviation, bilateral air service agreements, and the rail interoperability directives within the EU—adapting their technical coordination mechanisms to a universal access mandate.²⁷ The second track is the social page protocol: a technical standard for the universal identity architecture, developed through a multi-stakeholder process involving privacy advocates, technical experts, civil liberties organizations, and government representatives. Adoption is voluntary but creates strong incentives through interoperability—jurisdictions that adopt the protocol gain recognition of their citizens' pages across all adopting jurisdictions. The third track is the surveillance governance framework: international standards for biometric data use in public space, building on existing instruments like the Council of Europe's Convention 108 on data protection and incorporating the technology-specific provisions necessary to address facial recognition, license plate reading, and mobile device tracking.²⁸</text:p>
      <text:p text:style-name="P37">Phase one implementation—years one through six—focuses on jurisdictions with existing strong legal frameworks for privacy and mobility, where the institutional foundations are present and political resistance is manageable. The Nordic countries, the European Union, Canada, New Zealand, and Uruguay are natural early adopters. Their implementations establish the technical standards and legal precedents that enable broader adoption. Phase two—years seven through twelve—extends adoption to middle-income countries with growing infrastructure needs and political environments receptive to reform. Technical and financial assistance from phase-one countries accelerates implementation and builds capacity. Phase three—years thirteen through eighteen—addresses the most challenging contexts: states with authoritarian tendencies, weak institutional capacity, or significant incumbent interests in existing surveillance infrastructure. The tipping point of irreversibility, achieved when a substantial majority of the global population has experienced the framework's benefits, creates pressure for laggard adoption that supplements direct diplomatic engagement.</text:p>
      <text:p text:style-name="P28"/>
      <text:h text:style-name="P35" text:outline-level="2"><text:bookmark-start text:name="__RefHeading___Toc4366_3662947916"/>2.7.9 Sustainability and Long-Term Viability Assessments<text:bookmark-end text:name="__RefHeading___Toc4366_3662947916"/></text:h>
      <text:p text:style-name="P36">The Mobility pillar's sustainability rests on three foundations: environmental, fiscal, and institutional. Each requires explicit assessment.</text:p>
      <text:p text:style-name="P32"><text:soft-page-break/><text:span text:style-name="T10">Environmental sustainability demands that the universal transport access guarantee does not translate into unlimited aviation or private road travel subsidized without regard for emissions. The framework addresses this through modal hierarchy: the universal access guarantee applies to collective transport modes ordered by energy efficiency—rail, bus, ferry, then aviation. Subsidies apply to the most efficient option that provides the required connectivity; where high-speed rail can serve a route, aviation on that route receives no access subsidy. This creates incentives for infrastructure investment in efficient modes while maintaining the universal access commitment. The long-term trajectory of transport electrification—rail systems are already predominantly electric in most advanced economies, with bus and ferry electrification proceeding rapidly—means the environmental footprint of the transport network declines over the implementation timeline even as access expands.²⁹</text:span></text:p>
      <text:p text:style-name="P37">Fiscal sustainability depends on the relationship between subsidy costs and economic returns. The framework is designed for this relationship to improve over time: early phases require the largest investment as infrastructure is built and access gaps are closed; mature phases operate a largely self-sustaining network whose marginal operating costs are covered by use fees set at accessibility thresholds rather than market rates. International transport infrastructure is a productive asset that generates economic returns through labor mobility, trade facilitation, and tourism—returns that can be partially captured through dedicated levies to fund ongoing operation. The social page infrastructure's costs decline as a share of economic output as the global economy grows, making its fiscal sustainability progressively more secure.</text:p>
      <text:p text:style-name="P37">Institutional sustainability—the prevention of capture, corruption, and erosion of core commitments—is the most demanding challenge and the one most dependent on design choices made at outset. The constitutional embedding of privacy protections, the multi-stakeholder governance of the social page protocol, the independent audit capacity for surveillance practices, and the civil society access to access logs are not administrative preferences but structural requirements. Their deterioration under political pressure is the primary threat to the pillar's long-term viability. The mitigation strategy relies on irreversibility: once populations have experienced surveillance-free public space, there is organized political constituency for its protection that did not previously exist. Creating this constituency quickly, through early demonstration in high-profile contexts, is the single most important factor in the pillar's long-term institutional survival.</text:p>
      <text:p text:style-name="P28"/>
      <text:h text:style-name="P35" text:outline-level="2"><text:bookmark-start text:name="__RefHeading___Toc4368_3662947916"/>2.7.10 Mobility's Interdependence with Other Pillars<text:bookmark-end text:name="__RefHeading___Toc4368_3662947916"/></text:h>
      <text:p text:style-name="P36">The Mobility pillar does not operate in isolation. Its effectiveness is amplified by, and in turn amplifies, each of the other six pillars in the FREEDOM framework.</text:p>
      <text:p text:style-name="P32"><text:span text:style-name="T10">The relationship with Foundation is most direct. Foundation Land allocations are distributed globally; their value as a genuine security against destitution depends on the holder's ability to access them from wherever they happen to be, and to travel between their allocation and other places they choose to be. A Foundation Land holder who cannot afford to travel to their allocation, or who cannot move between regions without encountering prohibitive bureaucratic barriers, has a significantly diminished security </text:span><text:soft-page-break/><text:span text:style-name="T10">guarantee. Conversely, Mobility's transport network is predicated on the energy and food security that Foundation's distributed production infrastructure supports—a global transport system powered by renewable energy integrated with Foundation's land network creates a more resilient and sustainable system than either achieves independently.</text:span></text:p>
      <text:p text:style-name="P37">The relationship with Exchange is technical and political. The social page operates on the Exchange's privacy-preserving communication infrastructure, drawing on its cryptographic architecture and benefiting from its resistance to commercial surveillance. Exchange's universal internet access enables the digital mobility of information that complements physical mobility of people—when physical movement is restricted or costly, information mobility can substitute for some of its economic and social functions, while also enabling coordination that makes physical movement more purposeful and efficient.</text:p>
      <text:p text:style-name="P37">Defence and Mobility interact at the point of security justification. The Defence pillar's commitment to rule of law and fair trial provides the legal process within which the social page's access authorization occurs. The standard of proof required for surveillance authorization under Mobility is calibrated against the Defence pillar's protection against arbitrary state action. This integration ensures that security arguments for relaxing privacy protections must meet the same evidentiary standards as other exercises of state coercive power—preventing the security exception from swallowing the rule.</text:p>
      <text:p text:style-name="P37">Equilibrium's universal healthcare guarantee creates positive interaction with Mobility through population health effects. Communities with reliable transport access have better health outcomes: lower rates of missed medical appointments, better access to preventive care, lower isolation-related mental health burden.³⁰ Conversely, Mobility's surveillance protections support Equilibrium by ensuring that individuals can seek healthcare—including for stigmatized conditions—without fear that their medical visits are being tracked and recorded by unauthorized parties. The connection between medical privacy and health-seeking behavior is well-documented; surveillance chilling effects on healthcare access are a real and measurable harm that the Mobility pillar directly addresses.</text:p>
      <text:p text:style-name="P37">Finally, Ownership's education and knowledge guarantee interacts with Mobility through access to learning institutions and the documented relationship between geographic mobility and educational attainment. Populations with reliable transport access to educational facilities have higher completion rates; students able to move for educational opportunity have expanded choices. The universal social page, by enabling verified credential disclosure without revealing unnecessary personal information, also supports Ownership's competency-based education framework—graduates can demonstrate qualifications to employers across jurisdictions without surrendering their full personal record to scrutiny.</text:p>
      <text:p text:style-name="P28"/>
      <text:h text:style-name="P27" text:outline-level="2"><text:bookmark-start text:name="__RefHeading___Toc4370_3662947916"/><text:soft-page-break/><text:span text:style-name="T11">2.7.11 Phasing Out Legacy Systems and Transition Dynamics</text:span><text:bookmark-end text:name="__RefHeading___Toc4370_3662947916"/></text:h>
      <text:p text:style-name="P36">The transition from current mobility and identification systems to the Mobility pillar's framework involves managing significant institutional disruption while maintaining practical continuity of movement and security functions.</text:p>
      <text:p text:style-name="P37">Existing border control infrastructure does not disappear under the framework—it is repurposed. Personnel currently engaged in mass identification processing are reoriented toward targeted risk assessment, requiring upgraded skills and different incentive structures but not wholesale workforce elimination. Technology infrastructure currently used for mass surveillance is decommissioned on a defined schedule, with clear legal prohibition of continued operation and independent verification of decommissioning. The political economy of this transition requires careful management: border enforcement agencies are significant institutional actors with substantial political influence, and their cooperation in transitioning to the new framework—rather than passive or active resistance—depends on transition designs that offer them a credible role in the successor system.</text:p>
      <text:p text:style-name="P37">Private transport operators—airlines, intercity bus companies, ferry operators—face a more complex transition. The universal access standard constrains their pricing on routes where collective transport alternatives are insufficient, while potentially generating new demand from previously priced-out populations. The net commercial effect depends heavily on route specifics and implementation design; the framework creates mechanisms for compensating operators who serve mandatory access routes below cost-recovery pricing, funded through the international infrastructure levy.</text:p>
      <text:p text:style-name="P37">Surveillance technology firms represent the most straightforwardly adversarial transition dynamic. Facial recognition vendors, data aggregators, and location tracking services face direct threat to their business models from the pillar's surveillance prohibitions. Their resistance will be technically sophisticated—arguing for exceptions, proposing privacy-lite alternatives that preserve data collection while nominally complying with privacy requirements, and funding research challenging the empirical basis for surveillance harms. The framework's response must be architecturally rather than politically expressed: technical standards that make compliant systems surveillance-incapable by design, rather than standards that require surveillance-capable systems to exercise restraint. The former is auditable; the latter is not.</text:p>
      <text:p text:style-name="P37">The phaseout of legacy identification documents—national identity cards, passports in their current form—follows the social page's adoption curve rather than a mandated timeline. Jurisdictions may choose to accept social page verification in lieu of physical documents at their discretion; as acceptance becomes widespread, demand for legacy documents declines and their administrative costs are redirected. The framework does not mandate the elimination of physical identity documents—many populations will prefer them for reasons of digital access, privacy preferences, or cultural familiarity—but creates conditions in which their role diminishes organically.</text:p>
      <text:p text:style-name="P28"/>
      <text:h text:style-name="P27" text:outline-level="2"><text:bookmark-start text:name="__RefHeading___Toc4372_3662947916"/><text:soft-page-break/><text:span text:style-name="T11">Footnotes</text:span><text:bookmark-end text:name="__RefHeading___Toc4372_3662947916"/></text:h>
      <text:p text:style-name="P33"><text:span text:style-name="T12">1. </text:span><text:span text:style-name="T9">Henley Passport Index (2024). Global Passport Power Rank. The index tracks visa-free access by passport nationality, updated quarterly.</text:span></text:p>
      <text:p text:style-name="P33"><text:span text:style-name="T12">2. </text:span><text:span text:style-name="T9">Glaeser, E. &amp; Kahn, M. (2004). Sprawl and Urban Growth. Handbook of Regional and Urban Economics. Vol. 4. Documented correlations between transit investment and property value gradients.</text:span></text:p>
      <text:p text:style-name="P33"><text:span text:style-name="T12">3. </text:span><text:span text:style-name="T9">United Nations. (1948). Universal Declaration of Human Rights, Article 13. General Assembly Resolution 217A.</text:span></text:p>
      <text:p text:style-name="P33"><text:span text:style-name="T12">4. </text:span><text:span text:style-name="T9">Amnesty International. (2023). Surveillance Giants: How the Business Model of Google and Facebook Threatens Human Rights. Reports on biometric tracking expansion in public infrastructure.</text:span></text:p>
      <text:p text:style-name="P33"><text:span text:style-name="T12">5. </text:span><text:span text:style-name="T9">Electronic Frontier Foundation. (2022). Atlas of Surveillance: Documenting Police Tech in Our Communities. Comprehensive mapping of surveillance infrastructure across U.S. jurisdictions.</text:span></text:p>
      <text:p text:style-name="P33"><text:span text:style-name="T12">6. </text:span><text:span text:style-name="T9">Clemens, M. (2011). Economics and Emigration: Trillion-Dollar Bills on the Sidewalk? Journal of Economic Perspectives, 25(3), 83-106. Key reference for labor mobility gains.</text:span></text:p>
      <text:p text:style-name="P33"><text:span text:style-name="T12">7. </text:span><text:span text:style-name="T9">Penney, J. (2016). Chilling Effects: Online Surveillance and Wikipedia Use. Berkeley Technology Law Journal, 31(1). Documents 20% decline in access to terrorism-related Wikipedia articles following Snowden revelations.</text:span></text:p>
      <text:p text:style-name="P33"><text:span text:style-name="T12">8. </text:span><text:span text:style-name="T9">Wolmar, C. (2007). Fire and Steam: A New History of the Railways in Britain. Atlantic Books. Documents early technical and economic objections to railway expansion.</text:span></text:p>
      <text:p text:style-name="P33"><text:span text:style-name="T12">9. </text:span><text:span text:style-name="T9">Kolko, G. (1965). Railroads and Regulation, 1877-1916. Princeton University Press. Detailed account of legislative and judicial resistance patterns.</text:span></text:p>
      <text:p text:style-name="P33"><text:span text:style-name="T12">10. </text:span><text:span text:style-name="T9">Mactaggart, A. (2020). Prop 24 and the politics of privacy regulation. The legislative history of CCPA and CPRA illustrates this dynamic in data governance.</text:span></text:p>
      <text:p text:style-name="P33"><text:span text:style-name="T12">11. </text:span><text:span text:style-name="T9">Zuboff, S. (2019). The Age of Surveillance Capitalism. PublicAffairs. Analysis of regulatory capture in data governance frameworks.</text:span></text:p>
      <text:p text:style-name="P33"><text:span text:style-name="T12">12. </text:span><text:span text:style-name="T9">Shaw, J. et al. (2019). The Tragedy of the Private: How Railway Privatisation Created the U.K.'s Dysfunctional Rail System. Political Geography 73. Empirical analysis of post-privatization service degradation.</text:span></text:p>
      <text:p text:style-name="P33"><text:span text:style-name="T12">13. </text:span><text:span text:style-name="T9">European Commission. (2021). eIDAS Regulation Review: Impact Assessment. Documents design priorities of existing national digital identity frameworks.</text:span></text:p>
      <text:p text:style-name="P33"><text:span text:style-name="T12">14. </text:span><text:span text:style-name="T9">Camenisch, J. &amp; Lysyanskaya, A. (2001). An Efficient System for Non-Transferable Anonymous Credentials with Optional Anonymity Revocation. EUROCRYPT 2001. Foundational cryptographic basis for selective disclosure systems.</text:span></text:p>
      <text:p text:style-name="P33"><text:span text:style-name="T12">15. </text:span><text:span text:style-name="T9">McKinsey Global Institute. (2016). Bridging Global Infrastructure Gaps. Estimates annual global infrastructure investment and sectoral allocation.</text:span></text:p>
      <text:p text:style-name="P33"><text:span text:style-name="T12">16. </text:span><text:span text:style-name="T9">UIDAI. (2014). Aadhaar Project: Lessons from the World's Largest Biometric ID System. Government of India. Documents initial infrastructure costs for national-scale digital identity.</text:span></text:p>
      <text:p text:style-name="P33"><text:span text:style-name="T12">17. </text:span><text:span text:style-name="T9">World Bank. (2018). Moving for Prosperity: Global Migration and Labor Markets. Policy Research Report. Synthesizes labor mobility economic literature.</text:span></text:p>
      <text:p text:style-name="P33"><text:span text:style-name="T12">18. </text:span><text:span text:style-name="T9">Litman, T. (2020). Evaluating Public Transit Benefits and Costs. Victoria Transport Policy Institute. Comprehensive review of health co-benefits from transit investment.</text:span></text:p>
      <text:p text:style-name="P33"><text:span text:style-name="T12">19. </text:span><text:span text:style-name="T9">Schneier, B. (2006). The Eternal Value of Privacy. Wired. Accessible analysis of targeted versus mass surveillance effectiveness.</text:span></text:p>
      <text:p text:style-name="P33"><text:span text:style-name="T12">20. </text:span><text:span text:style-name="T9">Garvie, C. et al. (2016). The Perpetual Line-Up: Unregulated Police Face Recognition in America. Georgetown Law Center on Privacy &amp; Technology. Empirical assessment of facial recognition accuracy and bias.</text:span></text:p>
      <text:p text:style-name="P33"><text:span text:style-name="T12">21. </text:span><text:span text:style-name="T9">European Commission. (2024). The Schengen Area: Key Facts and Figures. Official statistics on Schengen zone coverage and mobility volumes.</text:span></text:p>
      <text:p text:style-name="P33"><text:span text:style-name="T12">22. </text:span><text:span text:style-name="T9">e-Estonia. (2023). Digital Identity: Building a Trusted Digital Society. Overview of Estonian digital identity architecture and privacy protections.</text:span></text:p>
      <text:p text:style-name="P33"><text:soft-page-break/><text:span text:style-name="T12">23. </text:span><text:span text:style-name="T9">International Energy Agency. (2019). The Future of Rail: Opportunities for Energy and the Environment. Comparative analysis of rail energy efficiency across countries.</text:span></text:p>
      <text:p text:style-name="P33"><text:span text:style-name="T12">24. </text:span><text:span text:style-name="T9">Conger, K., Fausset, R. &amp; Kovaleski, S. F. (2019). San Francisco Bans Agency Use of Facial Recognition Technology. New York Times. Reports on the legislative debate and subsequent independent assessments.</text:span></text:p>
      <text:p text:style-name="P33"><text:span text:style-name="T12">25. </text:span><text:span text:style-name="T9">Preiser, W. &amp; Ostroff, E. (2001). Universal Design Handbook. McGraw-Hill. Documents co-benefits of accessibility-driven infrastructure design.</text:span></text:p>
      <text:p text:style-name="P33"><text:span text:style-name="T12">26. </text:span><text:span text:style-name="T9">European Court of Human Rights. (2021). Big Brother Watch and Others v. United Kingdom. Case No. 58170/13. Landmark ruling on bulk surveillance and privacy rights.</text:span></text:p>
      <text:p text:style-name="P33"><text:span text:style-name="T12">27. </text:span><text:span text:style-name="T9">ICAO. (2006). Convention on International Civil Aviation (Chicago Convention). Doc 7300. The foundational treaty framework for international aviation coordination.</text:span></text:p>
      <text:p text:style-name="P33"><text:span text:style-name="T12">28. </text:span><text:span text:style-name="T9">Council of Europe. (1981, modernized 2018). Convention 108+: Convention for the Protection of Individuals with Regard to Automatic Processing of Personal Data.</text:span></text:p>
      <text:p text:style-name="P33"><text:span text:style-name="T12">29. </text:span><text:span text:style-name="T9">International Railway Association (UIC). (2022). Railway Statistics Synopsis. Annual data on rail electrification rates and energy efficiency metrics.</text:span></text:p>
      <text:p text:style-name="P34"><text:span text:style-name="T12">30. </text:span><text:span text:style-name="T9">Marmot, M. et al. (2010). Fair Society, Healthy Lives: The Marmot Review. Strategic Review of Health Inequalities in England post-2010. Documents relationship between transport access and health outcom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Arial3" fo:font-family="Arial" style:font-style-name="Regular" style:font-family-generic="swiss"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Arial2" fo:font-family="Arial" style:font-style-name="Bold" style:font-family-generic="swiss" style:font-pitch="variable" fo:font-size="12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ahoma" style:font-family-complex="Tahoma"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caption1"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5.6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4098in" style:type="right" style:leader-style="dotted" style:leader-text="."/>
        </style:tab-stops>
      </style:paragraph-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f81bd" loext:opacity="100%" style:font-name="Calibri" fo:font-family="Calibri" style:font-family-generic="roman" style:font-pitch="variable" fo:font-size="13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_20__28_WW_29_" loext:linked-style-name="Title">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_20__28_WW_29_" loext:linked-style-name="Subtitle">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fo:font-size="8pt" style:font-size-asian="8pt" style:font-size-complex="8pt"/>
    </style:style>
    <style:style style:name="Macro_20_Text_20_Char" style:display-name="Macro Text Char" style:family="text" style:parent-style-name="Default_20_Paragraph_20_Font_20__28_WW_29_"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_20__28_WW_29_" loext:linked-style-name="Heading_20_8">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Intense_20_Quote_20_Char" style:display-name="Intense Quote Char" style:family="text" style:parent-style-name="Default_20_Paragraph_20_Font_20__28_WW_29_"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_20__28_WW_29_">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_20__28_WW_29_">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_20__28_WW_29_">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_20__28_WW_29_">
      <style:text-properties fo:font-variant="small-caps" fo:letter-spacing="0.0035in"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Symbol" style:font-family-complex="Symbol" style:font-family-generic-complex="system" style:font-pitch-complex="variable"/>
    </style:style>
    <style:style style:name="ListLabel_20_111" style:display-name="ListLabel 111" style:family="text">
      <style:text-properties style:font-name-complex="Symbol" style:font-family-complex="Symbol"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Symbol" style:font-family-complex="Symbol" style:font-family-generic-complex="system" style:font-pitch-complex="variable"/>
    </style:style>
    <style:style style:name="ListLabel_20_114" style:display-name="ListLabel 114" style:family="text">
      <style:text-properties style:font-name-complex="Symbol" style:font-family-complex="Symbol"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Symbol" style:font-family-complex="Symbol" style:font-family-generic-complex="system" style:font-pitch-complex="variable"/>
    </style:style>
    <style:style style:name="ListLabel_20_117" style:display-name="ListLabel 117" style:family="text">
      <style:text-properties style:font-name-complex="Symbol" style:font-family-complex="Symbol"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
        <style:list-level-properties text:list-level-position-and-space-mode="label-alignment">
          <style:list-level-label-alignment text:label-followed-by="nothing"/>
        </style:list-level-properties>
      </text:list-level-style-number>
      <text:list-level-style-number text:level="2" text:style-name="ListLabel_20_119" loext:num-list-format="%2%" style:num-format="">
        <style:list-level-properties text:list-level-position-and-space-mode="label-alignment">
          <style:list-level-label-alignment text:label-followed-by="nothing"/>
        </style:list-level-properties>
      </text:list-level-style-number>
      <text:list-level-style-number text:level="3" text:style-name="ListLabel_20_120" loext:num-list-format="%3%" style:num-format="">
        <style:list-level-properties text:list-level-position-and-space-mode="label-alignment">
          <style:list-level-label-alignment text:label-followed-by="nothing"/>
        </style:list-level-properties>
      </text:list-level-style-number>
      <text:list-level-style-number text:level="4" text:style-name="ListLabel_20_121" loext:num-list-format="%4%" style:num-format="">
        <style:list-level-properties text:list-level-position-and-space-mode="label-alignment">
          <style:list-level-label-alignment text:label-followed-by="nothing"/>
        </style:list-level-properties>
      </text:list-level-style-number>
      <text:list-level-style-number text:level="5" text:style-name="ListLabel_20_122" loext:num-list-format="%5%" style:num-format="">
        <style:list-level-properties text:list-level-position-and-space-mode="label-alignment">
          <style:list-level-label-alignment text:label-followed-by="nothing"/>
        </style:list-level-properties>
      </text:list-level-style-number>
      <text:list-level-style-number text:level="6" text:style-name="ListLabel_20_123" loext:num-list-format="%6%" style:num-format="">
        <style:list-level-properties text:list-level-position-and-space-mode="label-alignment">
          <style:list-level-label-alignment text:label-followed-by="nothing"/>
        </style:list-level-properties>
      </text:list-level-style-number>
      <text:list-level-style-number text:level="7" text:style-name="ListLabel_20_124" loext:num-list-format="%7%" style:num-format="">
        <style:list-level-properties text:list-level-position-and-space-mode="label-alignment">
          <style:list-level-label-alignment text:label-followed-by="nothing"/>
        </style:list-level-properties>
      </text:list-level-style-number>
      <text:list-level-style-number text:level="8" text:style-name="ListLabel_20_125" loext:num-list-format="%8%" style:num-format="">
        <style:list-level-properties text:list-level-position-and-space-mode="label-alignment">
          <style:list-level-label-alignment text:label-followed-by="nothing"/>
        </style:list-level-properties>
      </text:list-level-style-number>
      <text:list-level-style-number text:level="9" text:style-name="ListLabel_20_12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3-12-23T23:15:00</meta:creation-date>
    <meta:initial-creator>python-docx</meta:initial-creator>
    <dc:description>generated by python-docx</dc:description>
    <dc:language>en-US</dc:language>
    <dc:date>2026-04-03T15:39:32.016000000</dc:date>
    <meta:editing-cycles>22</meta:editing-cycles>
    <meta:editing-duration>P5DT5H44M34S</meta:editing-duration>
    <meta:generator>LibreOffice/7.6.2.1$Windows_X86_64 LibreOffice_project/56f7684011345957bbf33a7ee678afaf4d2ba333</meta:generator>
    <meta:document-statistic meta:table-count="1" meta:image-count="0" meta:object-count="0" meta:page-count="82" meta:paragraph-count="879" meta:word-count="29884" meta:character-count="241159" meta:non-whitespace-character-count="212534"/>
    <meta:user-defined meta:name="AppVersion">15.0000</meta:user-defined>
    <meta:template xlink:type="simple" xlink:actuate="onRequest" xlink:title="Normal.dotm" xlink:href=""/>
  </office:meta>
</office:document-meta>
</file>